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881cm"/>
    </style:style>
    <style:style style:name="co2" style:family="table-column">
      <style:table-column-properties fo:break-before="auto" style:column-width="7.664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3.076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26cm" fo:break-before="auto" style:use-optimal-row-height="false"/>
    </style:style>
    <style:style style:name="ro3" style:family="table-row">
      <style:table-row-properties style:row-height="0.767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ro8" style:family="table-row">
      <style:table-row-properties style:row-height="0.9cm" fo:break-before="auto" style:use-optimal-row-height="false"/>
    </style:style>
    <style:style style:name="ro9" style:family="table-row">
      <style:table-row-properties style:row-height="1.349cm" fo:break-before="auto" style:use-optimal-row-height="false"/>
    </style:style>
    <style:style style:name="ro10" style:family="table-row">
      <style:table-row-properties style:row-height="1.349cm" fo:break-before="auto" style:use-optimal-row-height="false"/>
    </style:style>
    <style:style style:name="ta1" style:family="table" style:master-page-name="PageStyle_5f_Vier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0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>
        <style:hyperlink xlink:href="#Veerde gedeelte.A1209" xlink:type="simpl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>
        <style:hyperlink xlink:href="#Veerde gedeelte.A1209" xlink:type="simpl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3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40" style:family="table-cell" style:parent-style-name="Default">
      <style:table-cell-properties style:diagonal-bl-tr="none" style:diagonal-tl-br="none" fo:border="none" fo:padding="0.071cm" style:rotation-align="none"/>
    </style:style>
    <style:style style:name="ce41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42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43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Normal_5f_Sheet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63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64" style:family="table-cell" style:parent-style-name="Default" style:data-style-name="N3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6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6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67" style:family="table-cell" style:parent-style-name="Normal_5f_Sheet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Normal_5f_Sheet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3" style:family="table-cell" style:parent-style-name="Default" style:data-style-name="N1">
      <style:table-cell-properties fo:padding="0.071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ff" style:font-name="Arial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country="GB" style:country-asian="CN" style:country-complex="IN" style:font-name-asian="Droid Sans Fallback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Vierde gedeelt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20"/>
        <table:table-column table:style-name="co3" table:default-cell-style-name="ce6"/>
        <table:table-column table:style-name="co4" table:number-columns-repeated="11" table:default-cell-style-name="ce6"/>
        <table:table-column table:style-name="co5" table:number-columns-repeated="6" table:default-cell-style-name="ce73"/>
        <table:table-column table:style-name="co6" table:number-columns-repeated="1004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5.801cm" svg:height="2.408cm" svg:x="7.3cm" svg:y="0.052cm" draw:caption-point-x="-0.43cm" draw:caption-point-y="-0.042cm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FRIESLAND <text:s/>- VIERDE GEDEELTE - <text:s/>INDEELING DER BEVOLKING NAAR DE BEROEPEN </text:p>
          </table:table-cell>
          <table:table-cell table:style-name="ce11"/>
          <table:table-cell table:style-name="ce22" table:number-columns-repeated="3"/>
          <table:table-cell table:style-name="ce43" table:number-columns-repeated="6"/>
          <table:table-cell table:style-name="ce51" table:number-columns-repeated="3"/>
          <table:table-cell table:style-name="ce67" table:number-columns-repeated="5"/>
          <table:table-cell table:style-name="ce74"/>
          <table:table-cell table:style-name="ce78" table:number-columns-repeated="3"/>
          <table:table-cell table:style-name="ce2" table:number-columns-repeated="1001"/>
        </table:table-row>
        <table:table-row table:style-name="ro1">
          <table:table-cell table:style-name="ce2"/>
          <table:table-cell table:style-name="ce12"/>
          <table:table-cell table:style-name="ce23" table:number-columns-repeated="12"/>
          <table:table-cell table:style-name="ce68" table:number-columns-repeated="6"/>
          <table:table-cell table:style-name="ce23" table:number-columns-repeated="2"/>
          <table:table-cell table:style-name="ce79"/>
          <table:table-cell table:style-name="ce2"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4">
            <text:p>DE STEDEN <text:s text:c="6"/></text:p>
          </table:table-cell>
          <table:table-cell table:style-name="ce13" office:value-type="string" calcext:value-type="string" table:number-columns-spanned="1" table:number-rows-spanned="4">
            <text:p><text:span text:style-name="T2"><text:a xlink:href="#Veerde gedeelte.A1209" xlink:type="simple"> Beroepen of middelen van bestaan  </text:a></text:span></text:p>
          </table:table-cell>
          <table:table-cell table:style-name="ce24"/>
          <table:table-cell table:style-name="ce28" office:value-type="string" calcext:value-type="string" table:number-columns-spanned="2" table:number-rows-spanned="1">
            <text:p>Beneden de 10 jaren</text:p>
          </table:table-cell>
          <table:covered-table-cell table:style-name="ce35"/>
          <table:table-cell table:style-name="ce44" office:value-type="string" calcext:value-type="string" table:number-columns-spanned="2" table:number-rows-spanned="1">
            <text:p>Van 10 en 11 jaren</text:p>
          </table:table-cell>
          <table:covered-table-cell table:style-name="ce46"/>
          <table:table-cell table:style-name="ce47" office:value-type="string" calcext:value-type="string" table:number-columns-spanned="2" table:number-rows-spanned="1">
            <text:p>Van 12 tot en met 15 jaren</text:p>
          </table:table-cell>
          <table:covered-table-cell table:style-name="ce35"/>
          <table:table-cell table:style-name="ce47" office:value-type="string" calcext:value-type="string" table:number-columns-spanned="2" table:number-rows-spanned="1">
            <text:p>Van 16 jaren en daarboven</text:p>
          </table:table-cell>
          <table:covered-table-cell table:style-name="ce35"/>
          <table:table-cell table:style-name="ce52" office:value-type="string" calcext:value-type="string" table:number-columns-spanned="3" table:number-rows-spanned="3">
            <text:p>TOTAAL</text:p>
          </table:table-cell>
          <table:covered-table-cell table:style-name="ce55"/>
          <table:covered-table-cell table:style-name="ce57"/>
          <table:table-cell table:style-name="ce69" office:value-type="string" calcext:value-type="string" table:number-columns-spanned="1" table:number-rows-spanned="4">
            <text:p>Telling</text:p>
          </table:table-cell>
          <table:table-cell table:style-name="ce69" office:value-type="string" calcext:value-type="string" table:number-columns-spanned="1" table:number-rows-spanned="4">
            <text:p>Tabel</text:p>
          </table:table-cell>
          <table:table-cell table:style-name="ce69" office:value-type="string" calcext:value-type="string" table:number-columns-spanned="1" table:number-rows-spanned="4">
            <text:p>Pagina links</text:p>
          </table:table-cell>
          <table:table-cell table:style-name="ce69" office:value-type="string" calcext:value-type="string" table:number-columns-spanned="1" table:number-rows-spanned="4">
            <text:p>Pagina rechts</text:p>
          </table:table-cell>
          <table:table-cell table:style-name="ce69" office:value-type="string" calcext:value-type="string" table:number-columns-spanned="1" table:number-rows-spanned="4">
            <text:p>Provincie</text:p>
          </table:table-cell>
          <table:table-cell table:style-name="ce75" office:value-type="string" calcext:value-type="string" table:number-columns-spanned="1" table:number-rows-spanned="4">
            <text:p>Image nr</text:p>
          </table:table-cell>
          <table:table-cell table:style-name="ce79"/>
          <table:table-cell table:style-name="ce23" table:number-columns-repeated="2"/>
          <table:table-cell table:style-name="ce2" table:number-columns-repeated="1001"/>
        </table:table-row>
        <table:table-row table:style-name="ro3">
          <table:covered-table-cell table:style-name="ce4"/>
          <table:covered-table-cell table:style-name="ce14"/>
          <table:table-cell table:style-name="ce25"/>
          <table:table-cell table:style-name="ce29" office:value-type="string" calcext:value-type="string" table:number-columns-spanned="2" table:number-rows-spanned="2">
            <text:p>Geboren in 1849 tot en met 1840</text:p>
          </table:table-cell>
          <table:covered-table-cell table:style-name="ce36"/>
          <table:table-cell table:style-name="ce45" office:value-type="string" calcext:value-type="string" table:number-columns-spanned="2" table:number-rows-spanned="2">
            <text:p>Geboren in 1839 en 1838</text:p>
          </table:table-cell>
          <table:covered-table-cell table:style-name="ce36"/>
          <table:table-cell table:style-name="ce45" office:value-type="string" calcext:value-type="string" table:number-columns-spanned="2" table:number-rows-spanned="2">
            <text:p>Geboren in 1837 tot en met 1834</text:p>
          </table:table-cell>
          <table:covered-table-cell table:style-name="ce36"/>
          <table:table-cell table:style-name="ce48" office:value-type="string" calcext:value-type="string" table:number-columns-spanned="2" table:number-rows-spanned="2">
            <text:p>Geboren in 1833 en vroegere jaren.</text:p>
          </table:table-cell>
          <table:covered-table-cell table:style-name="ce49"/>
          <table:covered-table-cell table:style-name="ce53"/>
          <table:covered-table-cell table:style-name="ce56"/>
          <table:covered-table-cell table:style-name="ce58"/>
          <table:covered-table-cell table:number-columns-repeated="5" table:style-name="ce70"/>
          <table:covered-table-cell table:style-name="ce76"/>
          <table:table-cell table:style-name="ce79" table:number-columns-repeated="3"/>
          <table:table-cell table:style-name="ce2" table:number-columns-repeated="1001"/>
        </table:table-row>
        <table:table-row table:style-name="ro3">
          <table:covered-table-cell table:style-name="ce4"/>
          <table:covered-table-cell table:style-name="ce14"/>
          <table:table-cell table:style-name="ce25"/>
          <table:covered-table-cell table:style-name="ce30"/>
          <table:covered-table-cell table:number-columns-repeated="6" table:style-name="ce37"/>
          <table:covered-table-cell table:style-name="ce50"/>
          <table:covered-table-cell table:style-name="ce54"/>
          <table:covered-table-cell table:style-name="ce37"/>
          <table:covered-table-cell table:style-name="ce59"/>
          <table:covered-table-cell table:number-columns-repeated="5" table:style-name="ce70"/>
          <table:covered-table-cell table:style-name="ce76"/>
          <table:table-cell table:style-name="ce79" table:number-columns-repeated="3"/>
          <table:table-cell table:style-name="ce2" table:number-columns-repeated="1001"/>
        </table:table-row>
        <table:table-row table:style-name="ro3">
          <table:covered-table-cell table:style-name="ce5"/>
          <table:covered-table-cell table:style-name="ce15"/>
          <table:table-cell table:style-name="ce25"/>
          <table:table-cell table:style-name="ce31" office:value-type="string" calcext:value-type="string">
            <text:p>Mannelijk.</text:p>
          </table:table-cell>
          <table:table-cell table:style-name="ce38" office:value-type="string" calcext:value-type="string">
            <text:p>Vrouwelijk.</text:p>
          </table:table-cell>
          <table:table-cell table:style-name="ce38" office:value-type="string" calcext:value-type="string">
            <text:p>Mannelijk.</text:p>
          </table:table-cell>
          <table:table-cell table:style-name="ce38" office:value-type="string" calcext:value-type="string">
            <text:p>Vrouwelijk.</text:p>
          </table:table-cell>
          <table:table-cell table:style-name="ce38" office:value-type="string" calcext:value-type="string">
            <text:p>Mannelijk.</text:p>
          </table:table-cell>
          <table:table-cell table:style-name="ce38" office:value-type="string" calcext:value-type="string">
            <text:p>Vrouwelijk.</text:p>
          </table:table-cell>
          <table:table-cell table:style-name="ce38" office:value-type="string" calcext:value-type="string">
            <text:p>Mannelijk.</text:p>
          </table:table-cell>
          <table:table-cell table:style-name="ce38" office:value-type="string" calcext:value-type="string">
            <text:p>Vrouwelijk.</text:p>
          </table:table-cell>
          <table:table-cell table:style-name="ce38" office:value-type="string" calcext:value-type="string">
            <text:p>Mannelijk.</text:p>
          </table:table-cell>
          <table:table-cell table:style-name="ce38" office:value-type="string" calcext:value-type="string">
            <text:p>Vrouwelijk.</text:p>
          </table:table-cell>
          <table:table-cell table:style-name="ce60" office:value-type="string" calcext:value-type="string">
            <text:p>Totaal.</text:p>
          </table:table-cell>
          <table:covered-table-cell table:number-columns-repeated="5" table:style-name="ce71"/>
          <table:covered-table-cell table:style-name="ce77"/>
          <table:table-cell table:style-name="ce79" table:number-columns-repeated="3"/>
          <table:table-cell table:style-name="ce2" table:number-columns-repeated="1001"/>
        </table:table-row>
        <table:table-row table:style-name="ro1">
          <table:table-cell/>
          <table:table-cell table:style-name="ce16"/>
          <table:table-cell table:style-name="ce26"/>
          <table:table-cell table:style-name="ce32" table:number-columns-repeated="10"/>
          <table:table-cell table:style-name="ce61"/>
          <table:table-cell table:style-name="ce72" table:number-columns-repeated="6"/>
          <table:table-cell table:style-name="ce80" table:number-columns-repeated="3"/>
          <table:table-cell table:number-columns-repeated="1001"/>
        </table:table-row>
        <table:table-row table:style-name="ro4">
          <table:table-cell table:style-name="ce7" office:value-type="string" calcext:value-type="string">
            <text:p>DE STAD LEEUWARDEN.</text:p>
          </table:table-cell>
          <table:table-cell table:style-name="ce17" office:value-type="string" calcext:value-type="string">
            <text:p>Aannemers</text:p>
          </table:table-cell>
          <table:table-cell/>
          <table:table-cell table:style-name="ce7"/>
          <table:table-cell table:style-name="ce39" table:number-columns-repeated="9"/>
          <table:table-cell table:style-name="ce62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Aardappelenmeelfabrijkant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Aardewerk- en porceleinfabrijkan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Aardewerk- en porceleinkooplied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Advoka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8" calcext:value-type="float">
            <text:p>18</text:p>
          </table:table-cell>
          <table:table-cell table:style-name="ce40"/>
          <table:table-cell table:style-name="ce40" office:value-type="float" office:value="18" calcext:value-type="float">
            <text:p>18</text:p>
          </table:table-cell>
          <table:table-cell table:style-name="ce40"/>
          <table:table-cell table:style-name="ce63" office:value-type="float" office:value="18" calcext:value-type="float">
            <text:p>1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Afbraakverkoo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Aluinfabrijkant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Ambtenaren Staats-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5" calcext:value-type="float">
            <text:p>35</text:p>
          </table:table-cell>
          <table:table-cell table:style-name="ce40"/>
          <table:table-cell table:style-name="ce40" office:value-type="float" office:value="35" calcext:value-type="float">
            <text:p>35</text:p>
          </table:table-cell>
          <table:table-cell table:style-name="ce40"/>
          <table:table-cell table:style-name="ce63" office:value-type="float" office:value="35" calcext:value-type="float">
            <text:p>3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Ambtenaren Provinciale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2" calcext:value-type="float">
            <text:p>22</text:p>
          </table:table-cell>
          <table:table-cell table:style-name="ce40"/>
          <table:table-cell table:style-name="ce40" office:value-type="float" office:value="22" calcext:value-type="float">
            <text:p>22</text:p>
          </table:table-cell>
          <table:table-cell table:style-name="ce40"/>
          <table:table-cell table:style-name="ce63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Ambtenaren Gemeente-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2" calcext:value-type="float">
            <text:p>22</text:p>
          </table:table-cell>
          <table:table-cell table:style-name="ce40"/>
          <table:table-cell table:style-name="ce40" office:value-type="float" office:value="22" calcext:value-type="float">
            <text:p>22</text:p>
          </table:table-cell>
          <table:table-cell table:style-name="ce40"/>
          <table:table-cell table:style-name="ce63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Ambtenaren Niet genoemde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63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Apothekers, drogisten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4" calcext:value-type="float">
            <text:p>4</text:p>
          </table:table-cell>
          <table:table-cell table:style-name="ce63" office:value-type="float" office:value="53" calcext:value-type="float">
            <text:p>5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Arbeiders, dagloon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948" calcext:value-type="float">
            <text:p>948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958" calcext:value-type="float">
            <text:p>958</text:p>
          </table:table-cell>
          <table:table-cell table:style-name="ce40" office:value-type="float" office:value="182" calcext:value-type="float">
            <text:p>182</text:p>
          </table:table-cell>
          <table:table-cell table:style-name="ce64" office:value-type="float" office:value="1140" calcext:value-type="float">
            <text:p>1,14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Asch-, bagger-, vuilnislieden, aschverkoo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63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Azijnstokers, kunstazijn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Baardscheerders, kappers, paruikenma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45" calcext:value-type="float">
            <text:p>45</text:p>
          </table:table-cell>
          <table:table-cell table:style-name="ce40"/>
          <table:table-cell table:style-name="ce40" office:value-type="float" office:value="48" calcext:value-type="float">
            <text:p>48</text:p>
          </table:table-cell>
          <table:table-cell table:style-name="ce40"/>
          <table:table-cell table:style-name="ce63" office:value-type="float" office:value="48" calcext:value-type="float">
            <text:p>4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Badstoofhou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Bankiers, effectenhandelaars, geldwisselaars, kassi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9" calcext:value-type="float">
            <text:p>19</text:p>
          </table:table-cell>
          <table:table-cell table:style-name="ce40"/>
          <table:table-cell table:style-name="ce40" office:value-type="float" office:value="19" calcext:value-type="float">
            <text:p>19</text:p>
          </table:table-cell>
          <table:table-cell table:style-name="ce40"/>
          <table:table-cell table:style-name="ce63" office:value-type="float" office:value="19" calcext:value-type="float">
            <text:p>19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Bed- en matrassenmakers en verhuurders, behangers, stoffeer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0" calcext:value-type="float">
            <text:p>30</text:p>
          </table:table-cell>
          <table:table-cell table:style-name="ce40"/>
          <table:table-cell table:style-name="ce40" office:value-type="float" office:value="30" calcext:value-type="float">
            <text:p>30</text:p>
          </table:table-cell>
          <table:table-cell table:style-name="ce40"/>
          <table:table-cell table:style-name="ce63" office:value-type="float" office:value="30" calcext:value-type="float">
            <text:p>3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Beeldhouwers, lofwerksnijd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63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Beleenbankhouders, inbrengers enz.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Besteders</text:p>
          </table:table-cell>
          <table:table-cell/>
          <table:table-cell table:style-name="ce8"/>
          <table:table-cell table:style-name="ce40" table:number-columns-repeated="6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Bestellers, expediteurs, factoors, voetbod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5" calcext:value-type="float">
            <text:p>5</text:p>
          </table:table-cell>
          <table:table-cell table:style-name="ce63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Bezembinders, rietboeren, rijswerkers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Bierbrouwers, biersto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63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Billard-, kaats-ballen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Blee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63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Blik-, en pleetwerkers, lampen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Bloemisten, boomkweekers, tuiniers, warmoezeniers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3" calcext:value-type="float">
            <text:p>3</text:p>
          </table:table-cell>
          <table:table-cell table:style-name="ce63" office:value-type="float" office:value="98" calcext:value-type="float">
            <text:p>9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Boekbind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23" calcext:value-type="float">
            <text:p>23</text:p>
          </table:table-cell>
          <table:table-cell table:style-name="ce40"/>
          <table:table-cell table:style-name="ce40" office:value-type="float" office:value="29" calcext:value-type="float">
            <text:p>29</text:p>
          </table:table-cell>
          <table:table-cell table:style-name="ce40"/>
          <table:table-cell table:style-name="ce63" office:value-type="float" office:value="29" calcext:value-type="float">
            <text:p>29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Boek- en dagbladdrukkers en verkoopers mees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3" calcext:value-type="float">
            <text:p>3</text:p>
          </table:table-cell>
          <table:table-cell table:style-name="ce63" office:value-type="float" office:value="42" calcext:value-type="float">
            <text:p>42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Boek- en dagbladdrukkers en verkoopers knechts, letterzetters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31" calcext:value-type="float">
            <text:p>31</text:p>
          </table:table-cell>
          <table:table-cell table:style-name="ce40"/>
          <table:table-cell table:style-name="ce40" office:value-type="float" office:value="34" calcext:value-type="float">
            <text:p>34</text:p>
          </table:table-cell>
          <table:table-cell table:style-name="ce40"/>
          <table:table-cell table:style-name="ce63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Bontwer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Bordpapier (werkers in) doozen-, kaarten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Borduurwerkers, kantwer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Borstel-, kaarden-, kammen-, rijven-, zeeften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8" calcext:value-type="float">
            <text:p>18</text:p>
          </table:table-cell>
          <table:table-cell table:style-name="ce40"/>
          <table:table-cell table:style-name="ce40" office:value-type="float" office:value="18" calcext:value-type="float">
            <text:p>18</text:p>
          </table:table-cell>
          <table:table-cell table:style-name="ce40"/>
          <table:table-cell table:style-name="ce63" office:value-type="float" office:value="18" calcext:value-type="float">
            <text:p>1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Bouwmeesters, civiel ingenieu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Branders en stokers van stroop, likeuren, sterke drank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Breuk- en draagbanden-, keurslijven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Brillenslijpers en verkoo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Brood-, kleingoed-, koek- en banketbakkers en slijters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3" calcext:value-type="float">
            <text:p>13</text:p>
          </table:table-cell>
          <table:table-cell table:style-name="ce40"/>
          <table:table-cell table:style-name="ce40" office:value-type="float" office:value="165" calcext:value-type="float">
            <text:p>165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79" calcext:value-type="float">
            <text:p>179</text:p>
          </table:table-cell>
          <table:table-cell table:style-name="ce40" office:value-type="float" office:value="12" calcext:value-type="float">
            <text:p>12</text:p>
          </table:table-cell>
          <table:table-cell table:style-name="ce63" office:value-type="float" office:value="191" calcext:value-type="float">
            <text:p>19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Bijenteelt (personen behoorende tot de)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Chicoreifabrijkan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Chocoladefabrijkant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Dagbladschrijvers, letterkundig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Debiteurs en gedelegeerden in de loterij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63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Dekkers (lei-, pannen-, riet-)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Deurwaar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63" office:value-type="float" office:value="7" calcext:value-type="float">
            <text:p>7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Dienstboden, bakers, huisbewaarders, minnen, oppassers, porti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2" calcext:value-type="float">
            <text:p>2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138" calcext:value-type="float">
            <text:p>138</text:p>
          </table:table-cell>
          <table:table-cell table:style-name="ce41" office:value-type="float" office:value="1164" calcext:value-type="float">
            <text:p>1,164</text:p>
          </table:table-cell>
          <table:table-cell table:style-name="ce40" office:value-type="float" office:value="140" calcext:value-type="float">
            <text:p>140</text:p>
          </table:table-cell>
          <table:table-cell table:style-name="ce41" office:value-type="float" office:value="1213" calcext:value-type="float">
            <text:p>1,213</text:p>
          </table:table-cell>
          <table:table-cell table:style-name="ce64" office:value-type="float" office:value="1353" calcext:value-type="float">
            <text:p>1,353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Doodgravers, bedienaars van begravenissen, verhuurders van rouwkleeder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63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Fabrijkanten van verschillenden aard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6" calcext:value-type="float">
            <text:p>16</text:p>
          </table:table-cell>
          <table:table-cell table:style-name="ce40"/>
          <table:table-cell table:style-name="ce40" office:value-type="float" office:value="16" calcext:value-type="float">
            <text:p>16</text:p>
          </table:table-cell>
          <table:table-cell table:style-name="ce40"/>
          <table:table-cell table:style-name="ce63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Fineerzag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Gaarkeukenhou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Galanteriewarenhandelaa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Garen- en landwinkeliers</text:p>
          </table:table-cell>
          <table:table-cell/>
          <table:table-cell table:style-name="ce8"/>
          <table:table-cell table:style-name="ce40" table:number-columns-repeated="5"/>
          <table:table-cell table:number-columns-repeated="4" table:style-name="ce4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Gasfabrijkan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5" calcext:value-type="float">
            <text:p>5</text:p>
          </table:table-cell>
          <table:table-cell table:style-name="ce63" office:value-type="float" office:value="28" calcext:value-type="float">
            <text:p>2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Gepensioneerden (burgelijke en millitaire)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Geschutgieters, geweer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63" office:value-type="float" office:value="5" calcext:value-type="float">
            <text:p>5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Gezantschappen en consulaten (personen behoorende tot de)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Glasblaz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8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Godsdienstleeraren en aan de dienst verbonden personen. Protestanten, predikan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4" calcext:value-type="float">
            <text:p>14</text:p>
          </table:table-cell>
          <table:table-cell table:style-name="ce40"/>
          <table:table-cell table:style-name="ce40" office:value-type="float" office:value="14" calcext:value-type="float">
            <text:p>14</text:p>
          </table:table-cell>
          <table:table-cell table:style-name="ce40"/>
          <table:table-cell table:style-name="ce63" office:value-type="float" office:value="14" calcext:value-type="float">
            <text:p>14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63" office:value-type="float" office:value="6" calcext:value-type="float">
            <text:p>6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Godsdienstleeraren en aan de dienst verbonden personen. Israeliten, rabbijn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Gouddraadtrekkers, passementwerkers, galonwer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63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Graanhandelaars, gistverkoo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Graveurs op hout, metaal en steen, stempelsnij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Griendbaz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Groenten-, fruitverkoo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63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Grondeigenaren</text:p>
          </table:table-cell>
          <table:table-cell/>
          <table:table-cell table:style-name="ce8"/>
          <table:table-cell table:style-name="ce40" table:number-columns-repeated="5"/>
          <table:table-cell table:number-columns-repeated="4" table:style-name="ce4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Grossiers, slij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63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Grutters, kruideni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31" calcext:value-type="float">
            <text:p>31</text:p>
          </table:table-cell>
          <table:table-cell table:style-name="ce40"/>
          <table:table-cell table:style-name="ce40" office:value-type="float" office:value="32" calcext:value-type="float">
            <text:p>32</text:p>
          </table:table-cell>
          <table:table-cell table:style-name="ce40"/>
          <table:table-cell table:style-name="ce63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Haarwer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Handelsleerlingen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4" calcext:value-type="float">
            <text:p>14</text:p>
          </table:table-cell>
          <table:table-cell table:style-name="ce40"/>
          <table:table-cell table:style-name="ce40" office:value-type="float" office:value="15" calcext:value-type="float">
            <text:p>15</text:p>
          </table:table-cell>
          <table:table-cell table:style-name="ce40"/>
          <table:table-cell table:style-name="ce63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Handelsreizig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63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Handschoenen- en dassen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Haven- en bakenmees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Heemraden en verdere ambtenaren van de waterschapp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Heetmaaij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Hennep- en vlasbereiders en teel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Herbergiers, kasteleins, koffijhuishou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10" calcext:value-type="float">
            <text:p>10</text:p>
          </table:table-cell>
          <table:table-cell table:style-name="ce63" office:value-type="float" office:value="56" calcext:value-type="float">
            <text:p>5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Herders en veehoe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Hoeden-, petten- en stroohoedenma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24" calcext:value-type="float">
            <text:p>24</text:p>
          </table:table-cell>
          <table:table-cell table:style-name="ce63" office:value-type="float" office:value="61" calcext:value-type="float">
            <text:p>61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Houthak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Houtzaagmolenaars, houtzagers, houtkoo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63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Huisleerlingen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6" calcext:value-type="float">
            <text:p>6</text:p>
          </table:table-cell>
          <table:table-cell table:style-name="ce63" office:value-type="float" office:value="21" calcext:value-type="float">
            <text:p>2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Ingenieurs en verdere ambtenaren van den waterstaat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63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Inleggers van levensbehoeft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Jag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Jagt (personen behoorende tot de)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Juweliers, goud- en zilversmeden</text:p>
          </table:table-cell>
          <table:table-cell/>
          <table:table-cell table:style-name="ce8"/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/>
          <table:table-cell table:style-name="ce40" office:value-type="float" office:value="89" calcext:value-type="float">
            <text:p>89</text:p>
          </table:table-cell>
          <table:table-cell table:style-name="ce40"/>
          <table:table-cell table:style-name="ce40" office:value-type="float" office:value="104" calcext:value-type="float">
            <text:p>104</text:p>
          </table:table-cell>
          <table:table-cell table:style-name="ce40"/>
          <table:table-cell table:style-name="ce63" office:value-type="float" office:value="104" calcext:value-type="float">
            <text:p>10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aarders, wolkamm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2" calcext:value-type="float">
            <text:p>12</text:p>
          </table:table-cell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/>
          <table:table-cell table:style-name="ce63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aarsenmakers (smeer- en was-)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abinet- en schrijnwerkers, kunstdraaij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3" calcext:value-type="float">
            <text:p>13</text:p>
          </table:table-cell>
          <table:table-cell table:style-name="ce40"/>
          <table:table-cell table:style-name="ce40" office:value-type="float" office:value="123" calcext:value-type="float">
            <text:p>123</text:p>
          </table:table-cell>
          <table:table-cell table:style-name="ce40"/>
          <table:table-cell table:style-name="ce40" office:value-type="float" office:value="136" calcext:value-type="float">
            <text:p>136</text:p>
          </table:table-cell>
          <table:table-cell table:style-name="ce40"/>
          <table:table-cell table:style-name="ce63" office:value-type="float" office:value="136" calcext:value-type="float">
            <text:p>13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adetten van de landmagt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adetten van de zeemagt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alkbranders, cement- en tras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63" office:value-type="float" office:value="5" calcext:value-type="float">
            <text:p>5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antoor- en winkelbedienden, pakhuisknecht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142" calcext:value-type="float">
            <text:p>142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144" calcext:value-type="float">
            <text:p>144</text:p>
          </table:table-cell>
          <table:table-cell table:style-name="ce40" office:value-type="float" office:value="27" calcext:value-type="float">
            <text:p>27</text:p>
          </table:table-cell>
          <table:table-cell table:style-name="ce63" office:value-type="float" office:value="171" calcext:value-type="float">
            <text:p>17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leederma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25" calcext:value-type="float">
            <text:p>25</text:p>
          </table:table-cell>
          <table:table-cell table:style-name="ce40"/>
          <table:table-cell table:style-name="ce40" office:value-type="float" office:value="245" calcext:value-type="float">
            <text:p>245</text:p>
          </table:table-cell>
          <table:table-cell table:style-name="ce40"/>
          <table:table-cell table:style-name="ce40" office:value-type="float" office:value="270" calcext:value-type="float">
            <text:p>270</text:p>
          </table:table-cell>
          <table:table-cell table:style-name="ce40"/>
          <table:table-cell table:style-name="ce63" office:value-type="float" office:value="270" calcext:value-type="float">
            <text:p>27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leederen- en gemaaktgoedverkoo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leinhandelaars, winkeli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51" calcext:value-type="float">
            <text:p>51</text:p>
          </table:table-cell>
          <table:table-cell table:style-name="ce63" office:value-type="float" office:value="141" calcext:value-type="float">
            <text:p>141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lerken en schrijvers bij notarissen, ontvangers, prokureurs, deurwaarders enz.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8" calcext:value-type="float">
            <text:p>38</text:p>
          </table:table-cell>
          <table:table-cell table:style-name="ce40"/>
          <table:table-cell table:style-name="ce40" office:value-type="float" office:value="41" calcext:value-type="float">
            <text:p>41</text:p>
          </table:table-cell>
          <table:table-cell table:style-name="ce40"/>
          <table:table-cell table:style-name="ce63" office:value-type="float" office:value="41" calcext:value-type="float">
            <text:p>4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lompen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noopen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olenbran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oninklijk Huis (personen, verbonden aan het)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ooplieden van verschillenden aard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449" calcext:value-type="float">
            <text:p>449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455" calcext:value-type="float">
            <text:p>455</text:p>
          </table:table-cell>
          <table:table-cell table:style-name="ce40" office:value-type="float" office:value="121" calcext:value-type="float">
            <text:p>121</text:p>
          </table:table-cell>
          <table:table-cell table:style-name="ce63" office:value-type="float" office:value="576" calcext:value-type="float">
            <text:p>57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oornmolenaa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oornverschiet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oper- en blikslagers, draadvlechters, ketellappers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0" office:value-type="float" office:value="59" calcext:value-type="float">
            <text:p>59</text:p>
          </table:table-cell>
          <table:table-cell table:style-name="ce40"/>
          <table:table-cell table:style-name="ce40" office:value-type="float" office:value="69" calcext:value-type="float">
            <text:p>69</text:p>
          </table:table-cell>
          <table:table-cell table:style-name="ce40"/>
          <table:table-cell table:style-name="ce63" office:value-type="float" office:value="69" calcext:value-type="float">
            <text:p>6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oper- klok- en geelgie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63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ostschool-houders en onderwijzers</text:p>
          </table:table-cell>
          <table:table-cell/>
          <table:table-cell table:style-name="ce8"/>
          <table:table-cell table:style-name="ce40" table:number-columns-repeated="5"/>
          <table:table-cell table:number-columns-repeated="4" table:style-name="ce4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ostschool-leerlingen</text:p>
          </table:table-cell>
          <table:table-cell/>
          <table:table-cell table:style-name="ce8"/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0" office:value-type="float" office:value="7" calcext:value-type="float">
            <text:p>7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5" calcext:value-type="float">
            <text:p>15</text:p>
          </table:table-cell>
          <table:table-cell table:style-name="ce63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raankinder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ram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ramm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rib- en dijkwerkers, heibaz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63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roeghouders, tappers enz.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9" calcext:value-type="float">
            <text:p>9</text:p>
          </table:table-cell>
          <table:table-cell table:style-name="ce63" office:value-type="float" office:value="51" calcext:value-type="float">
            <text:p>5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ruidfabrijkanten en vuurwerk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ruijers, sjouwers, schoenpoets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81" calcext:value-type="float">
            <text:p>81</text:p>
          </table:table-cell>
          <table:table-cell table:style-name="ce40"/>
          <table:table-cell table:style-name="ce40" office:value-type="float" office:value="81" calcext:value-type="float">
            <text:p>81</text:p>
          </table:table-cell>
          <table:table-cell table:style-name="ce40"/>
          <table:table-cell table:style-name="ce63" office:value-type="float" office:value="81" calcext:value-type="float">
            <text:p>8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rijgslieden van en boven den rang van 2den luitenant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8" calcext:value-type="float">
            <text:p>28</text:p>
          </table:table-cell>
          <table:table-cell table:style-name="ce40"/>
          <table:table-cell table:style-name="ce40" office:value-type="float" office:value="28" calcext:value-type="float">
            <text:p>28</text:p>
          </table:table-cell>
          <table:table-cell table:style-name="ce40"/>
          <table:table-cell table:style-name="ce63" office:value-type="float" office:value="28" calcext:value-type="float">
            <text:p>28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rijgslieden beneden den rang van 2den luitenant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536" calcext:value-type="float">
            <text:p>536</text:p>
          </table:table-cell>
          <table:table-cell table:style-name="ce40"/>
          <table:table-cell table:style-name="ce40" office:value-type="float" office:value="538" calcext:value-type="float">
            <text:p>538</text:p>
          </table:table-cell>
          <table:table-cell table:style-name="ce40"/>
          <table:table-cell table:style-name="ce63" office:value-type="float" office:value="538" calcext:value-type="float">
            <text:p>53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uipers, hoepelma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float" office:value="36" calcext:value-type="float">
            <text:p>36</text:p>
          </table:table-cell>
          <table:table-cell table:style-name="ce40"/>
          <table:table-cell table:style-name="ce40" office:value-type="float" office:value="41" calcext:value-type="float">
            <text:p>41</text:p>
          </table:table-cell>
          <table:table-cell table:style-name="ce40"/>
          <table:table-cell table:style-name="ce63" office:value-type="float" office:value="41" calcext:value-type="float">
            <text:p>4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unstenaars, goochelaars enz.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unstkoopers, muzijk- en teekenhandelar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unstlak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40" office:value-type="float" office:value="13" calcext:value-type="float">
            <text:p>13</text:p>
          </table:table-cell>
          <table:table-cell table:style-name="ce40"/>
          <table:table-cell table:style-name="ce63" office:value-type="float" office:value="13" calcext:value-type="float">
            <text:p>13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unstoefenaren muzijkanten, muzijkmeesters, organisten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8" calcext:value-type="float">
            <text:p>18</text:p>
          </table:table-cell>
          <table:table-cell table:style-name="ce40"/>
          <table:table-cell table:style-name="ce40" office:value-type="float" office:value="19" calcext:value-type="float">
            <text:p>19</text:p>
          </table:table-cell>
          <table:table-cell table:style-name="ce40"/>
          <table:table-cell table:style-name="ce63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unstoefenaren schil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9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unstoefenaren teekenaars, teekenmeesters, daguerreotypeurs, decorateu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63" office:value-type="float" office:value="4" calcext:value-type="float">
            <text:p>4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unstoefenaren tooneelspelers, dansmeesters, zang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3" calcext:value-type="float">
            <text:p>3</text:p>
          </table:table-cell>
          <table:table-cell table:style-name="ce63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unstwer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Kurkensnij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Landbouw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16" calcext:value-type="float">
            <text:p>16</text:p>
          </table:table-cell>
          <table:table-cell table:style-name="ce63" office:value-type="float" office:value="102" calcext:value-type="float">
            <text:p>10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Landhuishoudkundige scholen onderwijz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Landhuishoudkundige scholen leerling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Landmeters en teekenaars bij het kadaster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Lantaarnopste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Latijnsche scholen onderwijz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Latijnsche scholen leerlingen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63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Leerbereiders en looij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6" calcext:value-type="float">
            <text:p>26</text:p>
          </table:table-cell>
          <table:table-cell table:style-name="ce40"/>
          <table:table-cell table:style-name="ce40" office:value-type="float" office:value="26" calcext:value-type="float">
            <text:p>26</text:p>
          </table:table-cell>
          <table:table-cell table:style-name="ce40"/>
          <table:table-cell table:style-name="ce63" office:value-type="float" office:value="26" calcext:value-type="float">
            <text:p>2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Leerlingen aan het instituut voor blinden</text:p>
          </table:table-cell>
          <table:table-cell/>
          <table:table-cell table:style-name="ce8"/>
          <table:table-cell table:style-name="ce40" table:number-columns-repeated="4"/>
          <table:table-cell table:style-name="ce40" office:value-type="float" office:value="1" calcext:value-type="float">
            <text:p>1</text:p>
          </table:table-cell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Lettergiet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Liefdadige gestichten hoofden</text:p>
          </table:table-cell>
          <table:table-cell/>
          <table:table-cell table:style-name="ce8"/>
          <table:table-cell table:style-name="ce40" table:number-columns-repeated="5"/>
          <table:table-cell table:number-columns-repeated="4" table:style-name="ce40" office:value-type="float" office:value="7" calcext:value-type="float">
            <text:p>7</text:p>
          </table:table-cell>
          <table:table-cell table:style-name="ce63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Liefdadige gestichten dienstdoend personeel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8" calcext:value-type="float">
            <text:p>8</text:p>
          </table:table-cell>
          <table:table-cell table:style-name="ce63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Linieer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Loodgieters en pompenmakers, brandspuitma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8" calcext:value-type="float">
            <text:p>18</text:p>
          </table:table-cell>
          <table:table-cell table:style-name="ce40"/>
          <table:table-cell table:style-name="ce40" office:value-type="float" office:value="19" calcext:value-type="float">
            <text:p>19</text:p>
          </table:table-cell>
          <table:table-cell table:style-name="ce40"/>
          <table:table-cell table:style-name="ce63" office:value-type="float" office:value="19" calcext:value-type="float">
            <text:p>19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Loodswezen en strandvonderij (personen behoorende tot)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Loodwit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Lijmzie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Magazijn- en pakhuismees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Makelaars en kargadoo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Mandenma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24" calcext:value-type="float">
            <text:p>24</text:p>
          </table:table-cell>
          <table:table-cell table:style-name="ce40"/>
          <table:table-cell table:style-name="ce40" office:value-type="float" office:value="27" calcext:value-type="float">
            <text:p>27</text:p>
          </table:table-cell>
          <table:table-cell table:style-name="ce40"/>
          <table:table-cell table:style-name="ce63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Manufakturen/* fabrijkan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Manufakturen/* kooplied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Manufakturen/* werklieden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Mariniers en seelieden van en boven den rang van 2den luitenant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Mariniers en seelieden beneden den rang van 2den luitenant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Matten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63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Meekrapbereiders en fabrijkant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Meesters (keur-, markt-, waag-), afslag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63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Melk-, boter-, kaasverkoo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17" calcext:value-type="float">
            <text:p>17</text:p>
          </table:table-cell>
          <table:table-cell table:style-name="ce63" office:value-type="float" office:value="65" calcext:value-type="float">
            <text:p>6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Messenmakers en slij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Meters (kolen-, koorn-, hooi-, hout-, scheeps- enz.), wijnsto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58" calcext:value-type="float">
            <text:p>58</text:p>
          </table:table-cell>
          <table:table-cell table:style-name="ce40"/>
          <table:table-cell table:style-name="ce40" office:value-type="float" office:value="58" calcext:value-type="float">
            <text:p>58</text:p>
          </table:table-cell>
          <table:table-cell table:style-name="ce40"/>
          <table:table-cell table:style-name="ce63" office:value-type="float" office:value="58" calcext:value-type="float">
            <text:p>5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Metselaa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55" calcext:value-type="float">
            <text:p>55</text:p>
          </table:table-cell>
          <table:table-cell table:style-name="ce40"/>
          <table:table-cell table:style-name="ce40" office:value-type="float" office:value="55" calcext:value-type="float">
            <text:p>55</text:p>
          </table:table-cell>
          <table:table-cell table:style-name="ce40"/>
          <table:table-cell table:style-name="ce63" office:value-type="float" office:value="55" calcext:value-type="float">
            <text:p>5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Modemaaksters</text:p>
          </table:table-cell>
          <table:table-cell/>
          <table:table-cell table:style-name="ce8"/>
          <table:table-cell table:style-name="ce40" table:number-columns-repeated="4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1" calcext:value-type="float">
            <text:p>21</text:p>
          </table:table-cell>
          <table:table-cell table:style-name="ce40"/>
          <table:table-cell table:style-name="ce40" office:value-type="float" office:value="23" calcext:value-type="float">
            <text:p>23</text:p>
          </table:table-cell>
          <table:table-cell table:style-name="ce63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Molenma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63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Moutmolenaa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Muzijkinstrument-, orgel-, forte pianomakers, stemmers en verkoop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22" calcext:value-type="float">
            <text:p>22</text:p>
          </table:table-cell>
          <table:table-cell table:style-name="ce40"/>
          <table:table-cell table:style-name="ce40" office:value-type="float" office:value="25" calcext:value-type="float">
            <text:p>25</text:p>
          </table:table-cell>
          <table:table-cell table:style-name="ce40"/>
          <table:table-cell table:style-name="ce63" office:value-type="float" office:value="25" calcext:value-type="float">
            <text:p>2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Mijnwer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8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8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59" calcext:value-type="float">
            <text:p>59</text:p>
          </table:table-cell>
          <table:table-cell table:style-name="ce40"/>
          <table:table-cell table:style-name="ce40" office:value-type="float" office:value="394" calcext:value-type="float">
            <text:p>394</text:p>
          </table:table-cell>
          <table:table-cell table:style-name="ce40"/>
          <table:table-cell table:style-name="ce40" office:value-type="float" office:value="456" calcext:value-type="float">
            <text:p>456</text:p>
          </table:table-cell>
          <table:table-cell table:style-name="ce63" office:value-type="float" office:value="456" calcext:value-type="float">
            <text:p>45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Nachtwer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Notariss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63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Notarissen (kandidaat)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Olieslagers en molenaa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2" calcext:value-type="float">
            <text:p>32</text:p>
          </table:table-cell>
          <table:table-cell table:style-name="ce40"/>
          <table:table-cell table:style-name="ce40" office:value-type="float" office:value="32" calcext:value-type="float">
            <text:p>32</text:p>
          </table:table-cell>
          <table:table-cell table:style-name="ce40"/>
          <table:table-cell table:style-name="ce63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Omroepers, aanplak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Ondernemers en direkteurs van begrafenis- en ziekenfondsen/?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Ondernemers en direkteurs van naamlooze en verdere handel-maatschappij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Ondernemers en direkteurs van verzekering- en brandwaarborgmaatschappijen/?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8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63" office:value-type="float" office:value="5" calcext:value-type="float">
            <text:p>5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Ondernemers en direkteurs van openbare werk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8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24" calcext:value-type="float">
            <text:p>24</text:p>
          </table:table-cell>
          <table:table-cell table:style-name="ce63" office:value-type="float" office:value="95" calcext:value-type="float">
            <text:p>9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Opzigters, conducteurs enz.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Orgeldraaijers, straatmuzijkan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Oudijzer-, oude kleederen-, haanenverkoopers</text:p>
          </table:table-cell>
          <table:table-cell/>
          <table:table-cell table:style-name="ce8"/>
          <table:table-cell table:style-name="ce40" table:number-columns-repeated="6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Paarden- en veehouders en verkoopers, koemel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Paarden- en beestensnij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Pannen-, potten-, pijpen-, steen- en tegelbak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36" calcext:value-type="float">
            <text:p>3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Papier- en gekleurd papierfabrijkan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Papier- en gekleurd papierhandelaa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Papier- en gekleurd papierwerklied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Parapluie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Pennenberei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Pikeu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Pik- en teersto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Plaat- en steendrukkers, plaatsnijd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Pleistergieters, boetseer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10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Politie (dir, commiss, agenten van), marech, veld- en boschw, nacht- en torenw, geregtsdienaars, cipiers en bew van gevangenissen, scherpregters, enz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55" calcext:value-type="float">
            <text:p>55</text:p>
          </table:table-cell>
          <table:table-cell table:style-name="ce40"/>
          <table:table-cell table:style-name="ce40" office:value-type="float" office:value="55" calcext:value-type="float">
            <text:p>55</text:p>
          </table:table-cell>
          <table:table-cell table:style-name="ce40"/>
          <table:table-cell table:style-name="ce63" office:value-type="float" office:value="55" calcext:value-type="float">
            <text:p>5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Prokureu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63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Publieke vrouwen, publiekhuishou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Pijpen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Ree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Regterlijke magt (ambtenaren der)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7" calcext:value-type="float">
            <text:p>27</text:p>
          </table:table-cell>
          <table:table-cell table:style-name="ce40"/>
          <table:table-cell table:style-name="ce40" office:value-type="float" office:value="27" calcext:value-type="float">
            <text:p>27</text:p>
          </table:table-cell>
          <table:table-cell table:style-name="ce40"/>
          <table:table-cell table:style-name="ce63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Renteniers, partikulier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5" calcext:value-type="float">
            <text:p>15</text:p>
          </table:table-cell>
          <table:table-cell table:style-name="ce63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Rentmeest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Rijtuig-, wagen-, koffer-, zadelma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0" office:value-type="float" office:value="47" calcext:value-type="float">
            <text:p>47</text:p>
          </table:table-cell>
          <table:table-cell table:style-name="ce40"/>
          <table:table-cell table:style-name="ce40" office:value-type="float" office:value="54" calcext:value-type="float">
            <text:p>54</text:p>
          </table:table-cell>
          <table:table-cell table:style-name="ce40"/>
          <table:table-cell table:style-name="ce63" office:value-type="float" office:value="54" calcext:value-type="float">
            <text:p>5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Rijtuigschil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63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chaarslij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chatters</text:p>
          </table:table-cell>
          <table:table-cell/>
          <table:table-cell table:style-name="ce8"/>
          <table:table-cell table:style-name="ce40" table:number-columns-repeated="5"/>
          <table:table-cell table:number-columns-repeated="4" table:style-name="ce40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cheep-, blok-, mast- en zeilmakers, rafactiemeesters, scheepsloopers, takelaa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45" calcext:value-type="float">
            <text:p>4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cheepsw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cheepzeilnaalden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cheikundige voorwerpen en verfwaren (fabrijkanten en werklieden in)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chelpvisschers, schul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chermmeest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childers (huis-), glazenma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141" calcext:value-type="float">
            <text:p>141</text:p>
          </table:table-cell>
          <table:table-cell table:style-name="ce40"/>
          <table:table-cell table:style-name="ce40" office:value-type="float" office:value="147" calcext:value-type="float">
            <text:p>147</text:p>
          </table:table-cell>
          <table:table-cell table:style-name="ce40"/>
          <table:table-cell table:style-name="ce63" office:value-type="float" office:value="147" calcext:value-type="float">
            <text:p>147</text:p>
          </table:table-cell>
          <table:table-cell table:number-columns-repeated="1010"/>
        </table:table-row>
        <table:table-row table:style-name="ro10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05" calcext:value-type="float">
            <text:p>305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309" calcext:value-type="float">
            <text:p>309</text:p>
          </table:table-cell>
          <table:table-cell table:style-name="ce40" office:value-type="float" office:value="11" calcext:value-type="float">
            <text:p>11</text:p>
          </table:table-cell>
          <table:table-cell table:style-name="ce63" office:value-type="float" office:value="320" calcext:value-type="float">
            <text:p>32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choenmakers en lappers</text:p>
          </table:table-cell>
          <table:table-cell/>
          <table:table-cell table:style-name="ce8"/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18" calcext:value-type="float">
            <text:p>18</text:p>
          </table:table-cell>
          <table:table-cell table:style-name="ce40"/>
          <table:table-cell table:style-name="ce40" office:value-type="float" office:value="291" calcext:value-type="float">
            <text:p>29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11" calcext:value-type="float">
            <text:p>311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312" calcext:value-type="float">
            <text:p>3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choolleerlingen</text:p>
          </table:table-cell>
          <table:table-cell/>
          <table:table-cell table:style-name="ce33" office:value-type="float" office:value="1076" calcext:value-type="float">
            <text:p>1,076</text:p>
          </table:table-cell>
          <table:table-cell table:style-name="ce41" office:value-type="float" office:value="1012" calcext:value-type="float">
            <text:p>1,012</text:p>
          </table:table-cell>
          <table:table-cell table:style-name="ce40" office:value-type="float" office:value="369" calcext:value-type="float">
            <text:p>369</text:p>
          </table:table-cell>
          <table:table-cell table:style-name="ce40" office:value-type="float" office:value="413" calcext:value-type="float">
            <text:p>413</text:p>
          </table:table-cell>
          <table:table-cell table:style-name="ce40" office:value-type="float" office:value="533" calcext:value-type="float">
            <text:p>533</text:p>
          </table:table-cell>
          <table:table-cell table:style-name="ce40" office:value-type="float" office:value="520" calcext:value-type="float">
            <text:p>520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61" calcext:value-type="float">
            <text:p>61</text:p>
          </table:table-cell>
          <table:table-cell table:style-name="ce41" office:value-type="float" office:value="2048" calcext:value-type="float">
            <text:p>2,048</text:p>
          </table:table-cell>
          <table:table-cell table:style-name="ce41" office:value-type="float" office:value="2006" calcext:value-type="float">
            <text:p>2,006</text:p>
          </table:table-cell>
          <table:table-cell table:style-name="ce64" office:value-type="float" office:value="4054" calcext:value-type="float">
            <text:p>4,05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choorsteenveg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lijpers (diamant-, glas-, marmer-, metaal- enz.)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meden grof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4" calcext:value-type="float">
            <text:p>14</text:p>
          </table:table-cell>
          <table:table-cell table:style-name="ce40"/>
          <table:table-cell table:style-name="ce40" office:value-type="float" office:value="14" calcext:value-type="float">
            <text:p>14</text:p>
          </table:table-cell>
          <table:table-cell table:style-name="ce40"/>
          <table:table-cell table:style-name="ce63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meden hoef-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14" calcext:value-type="float">
            <text:p>14</text:p>
          </table:table-cell>
          <table:table-cell table:style-name="ce40"/>
          <table:table-cell table:style-name="ce63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meden kagchel- en andere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94" calcext:value-type="float">
            <text:p>9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4" calcext:value-type="float">
            <text:p>94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95" calcext:value-type="float">
            <text:p>9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olliciteu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peldenfabrijkanten en werklied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piegelmakers en verkoo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63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pinners, spoelders, wevers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40" table:number-columns-repeated="4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" calcext:value-type="float">
            <text:p>6</text:p>
          </table:table-cell>
          <table:table-cell table:style-name="ce63" office:value-type="float" office:value="71" calcext:value-type="float">
            <text:p>7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poorweg- en stoombootbeambt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pijker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talhouders, rijtuigverhuurders</text:p>
          </table:table-cell>
          <table:table-cell/>
          <table:table-cell table:style-name="ce8"/>
          <table:table-cell table:style-name="ce40" table:number-columns-repeated="6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teenhouw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40" office:value-type="float" office:value="14" calcext:value-type="float">
            <text:p>14</text:p>
          </table:table-cell>
          <table:table-cell table:style-name="ce40"/>
          <table:table-cell table:style-name="ce63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teenkolen-, hout- en turfverkoo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telzie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toelen-bekleeders, draaijers, matt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21" calcext:value-type="float">
            <text:p>21</text:p>
          </table:table-cell>
          <table:table-cell table:style-name="ce40"/>
          <table:table-cell table:style-name="ce40" office:value-type="float" office:value="22" calcext:value-type="float">
            <text:p>22</text:p>
          </table:table-cell>
          <table:table-cell table:style-name="ce40"/>
          <table:table-cell table:style-name="ce63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toffenverwers, glanz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6" calcext:value-type="float">
            <text:p>16</text:p>
          </table:table-cell>
          <table:table-cell table:style-name="ce40"/>
          <table:table-cell table:style-name="ce40" office:value-type="float" office:value="16" calcext:value-type="float">
            <text:p>16</text:p>
          </table:table-cell>
          <table:table-cell table:style-name="ce40"/>
          <table:table-cell table:style-name="ce63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traat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63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tudenten aan hooge scholen, atheneae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63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tudenten aan academien, clinische schol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tudenten aan seminari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tukadoors, witt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63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tijfselfabrijkant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uiker- en pastijbak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Suikerraffinadeu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Taalmeesters, translateu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Tabak- en sigaren-fabrijkan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63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Tabak- en sigaren-kerv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6" calcext:value-type="float">
            <text:p>26</text:p>
          </table:table-cell>
          <table:table-cell table:style-name="ce40"/>
          <table:table-cell table:style-name="ce40" office:value-type="float" office:value="28" calcext:value-type="float">
            <text:p>28</text:p>
          </table:table-cell>
          <table:table-cell table:style-name="ce40"/>
          <table:table-cell table:style-name="ce63" office:value-type="float" office:value="28" calcext:value-type="float">
            <text:p>2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Tabak- en sigaren-plant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Tabak- en sigaren-verkoo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Tapijtfabrijkant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Timmerlieden, kistenmakers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40" office:value-type="float" office:value="308" calcext:value-type="float">
            <text:p>308</text:p>
          </table:table-cell>
          <table:table-cell table:style-name="ce40"/>
          <table:table-cell table:style-name="ce40" office:value-type="float" office:value="320" calcext:value-type="float">
            <text:p>320</text:p>
          </table:table-cell>
          <table:table-cell table:style-name="ce40"/>
          <table:table-cell table:style-name="ce63" office:value-type="float" office:value="320" calcext:value-type="float">
            <text:p>32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Tinnegiet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63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Tol- en pontgaarders, brug- en sluiswach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63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Touwslagers, baanwer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26" calcext:value-type="float">
            <text:p>26</text:p>
          </table:table-cell>
          <table:table-cell table:style-name="ce40"/>
          <table:table-cell table:style-name="ce40" office:value-type="float" office:value="30" calcext:value-type="float">
            <text:p>30</text:p>
          </table:table-cell>
          <table:table-cell table:style-name="ce40"/>
          <table:table-cell table:style-name="ce63" office:value-type="float" office:value="30" calcext:value-type="float">
            <text:p>3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Traansto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Turf, koorn- en kolendrag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4" calcext:value-type="float">
            <text:p>64</text:p>
          </table:table-cell>
          <table:table-cell table:style-name="ce40"/>
          <table:table-cell table:style-name="ce40" office:value-type="float" office:value="64" calcext:value-type="float">
            <text:p>64</text:p>
          </table:table-cell>
          <table:table-cell table:style-name="ce40"/>
          <table:table-cell table:style-name="ce63" office:value-type="float" office:value="64" calcext:value-type="float">
            <text:p>6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Uitdragers, uitventers, leurd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40" table:number-columns-repeated="5"/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63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Uurwerkma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30" calcext:value-type="float">
            <text:p>30</text:p>
          </table:table-cell>
          <table:table-cell table:style-name="ce40"/>
          <table:table-cell table:style-name="ce40" office:value-type="float" office:value="31" calcext:value-type="float">
            <text:p>31</text:p>
          </table:table-cell>
          <table:table-cell table:style-name="ce40"/>
          <table:table-cell table:style-name="ce63" office:value-type="float" office:value="31" calcext:value-type="float">
            <text:p>3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Veearts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Veenlieden, turfboer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63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Vendumees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Vergulders, lijsten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Vill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Vischdroogers en roo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Vischverkoo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63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Vissch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6" calcext:value-type="float">
            <text:p>26</text:p>
          </table:table-cell>
          <table:table-cell table:style-name="ce40"/>
          <table:table-cell table:style-name="ce40" office:value-type="float" office:value="26" calcext:value-type="float">
            <text:p>26</text:p>
          </table:table-cell>
          <table:table-cell table:style-name="ce40"/>
          <table:table-cell table:style-name="ce63" office:value-type="float" office:value="26" calcext:value-type="float">
            <text:p>2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Vleeschhouwers, spekslagers, poeli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2" calcext:value-type="float">
            <text:p>2</text:p>
          </table:table-cell>
          <table:table-cell table:style-name="ce63" office:value-type="float" office:value="77" calcext:value-type="float">
            <text:p>7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Voddenra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Voerlieden, koetsiers, loopers, postknechten en sloo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41" calcext:value-type="float">
            <text:p>4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Vogelverkoopers, kooiboer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Wafel- en poffertjesbak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Watermolenaa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Waterverkoo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Wek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Werktuigkundigen en makers, balans- en brandspuit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Wierspinn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Wijnhandelaa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/>
          <table:table-cell table:style-name="ce40" office:value-type="float" office:value="13" calcext:value-type="float">
            <text:p>13</text:p>
          </table:table-cell>
          <table:table-cell table:style-name="ce40"/>
          <table:table-cell table:style-name="ce63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IJkmees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IJzer- en koperdraaij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IJzergiet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Zaadverkoo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Zaakwaarnemers, commissionnai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9" calcext:value-type="float">
            <text:p>29</text:p>
          </table:table-cell>
          <table:table-cell table:style-name="ce40"/>
          <table:table-cell table:style-name="ce40" office:value-type="float" office:value="29" calcext:value-type="float">
            <text:p>29</text:p>
          </table:table-cell>
          <table:table-cell table:style-name="ce40"/>
          <table:table-cell table:style-name="ce63" office:value-type="float" office:value="29" calcext:value-type="float">
            <text:p>2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Zakkenmakers en verhuurders</text:p>
          </table:table-cell>
          <table:table-cell/>
          <table:table-cell table:style-name="ce8"/>
          <table:table-cell table:style-name="ce40" table:number-columns-repeated="6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Zandverkoo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Zeepzie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63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Zeevaartscholen onderwijz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Zeevaartscholen leerling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Ziekenoppass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Zoutzie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Zwaardveg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Zwavelstokkenmakers en verkoo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Zijdeteelt (personen behoorende tot de)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Verschillende beroep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Zonder beroep</text:p>
          </table:table-cell>
          <table:table-cell/>
          <table:table-cell table:style-name="ce33" office:value-type="float" office:value="1470" calcext:value-type="float">
            <text:p>1,470</text:p>
          </table:table-cell>
          <table:table-cell table:style-name="ce41" office:value-type="float" office:value="1627" calcext:value-type="float">
            <text:p>1,627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178" calcext:value-type="float">
            <text:p>178</text:p>
          </table:table-cell>
          <table:table-cell table:style-name="ce40" office:value-type="float" office:value="325" calcext:value-type="float">
            <text:p>325</text:p>
          </table:table-cell>
          <table:table-cell table:style-name="ce41" office:value-type="float" office:value="1136" calcext:value-type="float">
            <text:p>1,136</text:p>
          </table:table-cell>
          <table:table-cell table:style-name="ce41" office:value-type="float" office:value="6313" calcext:value-type="float">
            <text:p>6,313</text:p>
          </table:table-cell>
          <table:table-cell table:style-name="ce41" office:value-type="float" office:value="2884" calcext:value-type="float">
            <text:p>2,884</text:p>
          </table:table-cell>
          <table:table-cell table:style-name="ce41" office:value-type="float" office:value="8391" calcext:value-type="float">
            <text:p>8,391</text:p>
          </table:table-cell>
          <table:table-cell table:style-name="ce64" office:value-type="float" office:value="11275" calcext:value-type="float">
            <text:p>11,27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Beroep onbekend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LEEUWARDEN.</text:p>
          </table:table-cell>
          <table:table-cell table:style-name="ce18" office:value-type="string" calcext:value-type="string">
            <text:p>TOTAAL</text:p>
          </table:table-cell>
          <table:table-cell/>
          <table:table-cell table:style-name="ce33" office:value-type="float" office:value="2556" calcext:value-type="float">
            <text:p>2,556</text:p>
          </table:table-cell>
          <table:table-cell table:style-name="ce41" office:value-type="float" office:value="2645" calcext:value-type="float">
            <text:p>2,645</text:p>
          </table:table-cell>
          <table:table-cell table:style-name="ce40" office:value-type="float" office:value="486" calcext:value-type="float">
            <text:p>486</text:p>
          </table:table-cell>
          <table:table-cell table:style-name="ce40" office:value-type="float" office:value="541" calcext:value-type="float">
            <text:p>541</text:p>
          </table:table-cell>
          <table:table-cell table:style-name="ce40" office:value-type="float" office:value="944" calcext:value-type="float">
            <text:p>944</text:p>
          </table:table-cell>
          <table:table-cell table:style-name="ce40" office:value-type="float" office:value="972" calcext:value-type="float">
            <text:p>972</text:p>
          </table:table-cell>
          <table:table-cell table:style-name="ce41" office:value-type="float" office:value="7786" calcext:value-type="float">
            <text:p>7,786</text:p>
          </table:table-cell>
          <table:table-cell table:style-name="ce41" office:value-type="float" office:value="8560" calcext:value-type="float">
            <text:p>8,560</text:p>
          </table:table-cell>
          <table:table-cell table:style-name="ce41" office:value-type="float" office:value="11772" calcext:value-type="float">
            <text:p>11,772</text:p>
          </table:table-cell>
          <table:table-cell table:style-name="ce41" office:value-type="float" office:value="12718" calcext:value-type="float">
            <text:p>12,718</text:p>
          </table:table-cell>
          <table:table-cell table:style-name="ce64" office:value-type="float" office:value="24490" calcext:value-type="float">
            <text:p>24,49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Aannem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63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Aardappelenmeelfabrijkant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Aardewerk- en porcelein-fabrijkan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Aardewerk- en porcelein-kooplied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style-name="ce63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Advoka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1" calcext:value-type="float">
            <text:p>21</text:p>
          </table:table-cell>
          <table:table-cell table:style-name="ce40"/>
          <table:table-cell table:style-name="ce40" office:value-type="float" office:value="21" calcext:value-type="float">
            <text:p>21</text:p>
          </table:table-cell>
          <table:table-cell table:style-name="ce40"/>
          <table:table-cell table:style-name="ce63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Afbraakverkoo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Aluinfabrijkant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Ambtenaren Staats-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92" calcext:value-type="float">
            <text:p>9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Ambtenaren Provinciale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3" calcext:value-type="float">
            <text:p>23</text:p>
          </table:table-cell>
          <table:table-cell table:style-name="ce40"/>
          <table:table-cell table:style-name="ce40" office:value-type="float" office:value="23" calcext:value-type="float">
            <text:p>23</text:p>
          </table:table-cell>
          <table:table-cell table:style-name="ce40"/>
          <table:table-cell table:style-name="ce63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Ambtenaren Gemeente-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3" calcext:value-type="float">
            <text:p>3</text:p>
          </table:table-cell>
          <table:table-cell table:style-name="ce63" office:value-type="float" office:value="72" calcext:value-type="float">
            <text:p>7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Ambtenaren Niet genoemde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63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Apothekers, drogisten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5" calcext:value-type="float">
            <text:p>5</text:p>
          </table:table-cell>
          <table:table-cell table:style-name="ce63" office:value-type="float" office:value="114" calcext:value-type="float">
            <text:p>1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Arbeiders, daglooners</text:p>
          </table:table-cell>
          <table:table-cell/>
          <table:table-cell table:style-name="ce8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9" calcext:value-type="float">
            <text:p>9</text:p>
          </table:table-cell>
          <table:table-cell table:style-name="ce41" office:value-type="float" office:value="2269" calcext:value-type="float">
            <text:p>2,269</text:p>
          </table:table-cell>
          <table:table-cell table:style-name="ce40" office:value-type="float" office:value="628" calcext:value-type="float">
            <text:p>628</text:p>
          </table:table-cell>
          <table:table-cell table:style-name="ce41" office:value-type="float" office:value="2328" calcext:value-type="float">
            <text:p>2,328</text:p>
          </table:table-cell>
          <table:table-cell table:style-name="ce40" office:value-type="float" office:value="638" calcext:value-type="float">
            <text:p>638</text:p>
          </table:table-cell>
          <table:table-cell table:style-name="ce64" office:value-type="float" office:value="2966" calcext:value-type="float">
            <text:p>2,96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Asch-, bagger-, vuilnislieden, aschverkoop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22" calcext:value-type="float">
            <text:p>22</text:p>
          </table:table-cell>
          <table:table-cell table:style-name="ce40"/>
          <table:table-cell table:style-name="ce40" office:value-type="float" office:value="23" calcext:value-type="float">
            <text:p>23</text:p>
          </table:table-cell>
          <table:table-cell table:style-name="ce40"/>
          <table:table-cell table:style-name="ce63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Azijnstokers, kunstazijn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Baardscheerders, kappers, paruikenma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91" calcext:value-type="float">
            <text:p>91</text:p>
          </table:table-cell>
          <table:table-cell table:style-name="ce40"/>
          <table:table-cell table:style-name="ce40" office:value-type="float" office:value="94" calcext:value-type="float">
            <text:p>94</text:p>
          </table:table-cell>
          <table:table-cell table:style-name="ce40"/>
          <table:table-cell table:style-name="ce63" office:value-type="float" office:value="94" calcext:value-type="float">
            <text:p>9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Badstoofhou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Bankiers, effektenhandelaars, geldwisselaars, kassi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0" calcext:value-type="float">
            <text:p>20</text:p>
          </table:table-cell>
          <table:table-cell table:style-name="ce40"/>
          <table:table-cell table:style-name="ce40" office:value-type="float" office:value="20" calcext:value-type="float">
            <text:p>20</text:p>
          </table:table-cell>
          <table:table-cell table:style-name="ce40"/>
          <table:table-cell table:style-name="ce63" office:value-type="float" office:value="20" calcext:value-type="float">
            <text:p>20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Bed- en matrassenmakers en verhuurders, behangers, stoffeer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3" calcext:value-type="float">
            <text:p>33</text:p>
          </table:table-cell>
          <table:table-cell table:style-name="ce40"/>
          <table:table-cell table:style-name="ce40" office:value-type="float" office:value="33" calcext:value-type="float">
            <text:p>33</text:p>
          </table:table-cell>
          <table:table-cell table:style-name="ce40"/>
          <table:table-cell table:style-name="ce63" office:value-type="float" office:value="33" calcext:value-type="float">
            <text:p>3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Beeldhouwers, lofwerksnijd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63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Beleenbankhouders, inbrengers enz.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63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Besteders</text:p>
          </table:table-cell>
          <table:table-cell/>
          <table:table-cell table:style-name="ce8"/>
          <table:table-cell table:style-name="ce40" table:number-columns-repeated="6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Bestellers, expediteurs, factoors, voetbod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6" calcext:value-type="float">
            <text:p>6</text:p>
          </table:table-cell>
          <table:table-cell table:style-name="ce63" office:value-type="float" office:value="25" calcext:value-type="float">
            <text:p>2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Bezembinders, rietboeren, rijswerkers</text:p>
          </table:table-cell>
          <table:table-cell/>
          <table:table-cell table:style-name="ce8"/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2" calcext:value-type="float">
            <text:p>2</text:p>
          </table:table-cell>
          <table:table-cell table:style-name="ce63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Bierbrouwers, bierste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3" calcext:value-type="float">
            <text:p>3</text:p>
          </table:table-cell>
          <table:table-cell table:style-name="ce63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Billard-, kaatsballen-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Blee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63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Blik- en pleetwerkers, lampen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Bloemisten, boomkweekers, tuiniers, warmoezeniers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0" office:value-type="float" office:value="205" calcext:value-type="float">
            <text:p>20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13" calcext:value-type="float">
            <text:p>213</text:p>
          </table:table-cell>
          <table:table-cell table:style-name="ce40" office:value-type="float" office:value="3" calcext:value-type="float">
            <text:p>3</text:p>
          </table:table-cell>
          <table:table-cell table:style-name="ce63" office:value-type="float" office:value="216" calcext:value-type="float">
            <text:p>2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Boekbinders</text:p>
          </table:table-cell>
          <table:table-cell/>
          <table:table-cell table:style-name="ce8"/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0" office:value-type="float" office:value="42" calcext:value-type="float">
            <text:p>42</text:p>
          </table:table-cell>
          <table:table-cell table:style-name="ce40"/>
          <table:table-cell table:style-name="ce40" office:value-type="float" office:value="51" calcext:value-type="float">
            <text:p>51</text:p>
          </table:table-cell>
          <table:table-cell table:style-name="ce40"/>
          <table:table-cell table:style-name="ce63" office:value-type="float" office:value="51" calcext:value-type="float">
            <text:p>5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Boek- en dagbladdrukkers en verkoopers mees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8" calcext:value-type="float">
            <text:p>8</text:p>
          </table:table-cell>
          <table:table-cell table:style-name="ce63" office:value-type="float" office:value="63" calcext:value-type="float">
            <text:p>63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Boek- en dagbladdrukkers en verkoopers knechts, letterzetters</text:p>
          </table:table-cell>
          <table:table-cell/>
          <table:table-cell table:style-name="ce8"/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40" office:value-type="float" office:value="56" calcext:value-type="float">
            <text:p>56</text:p>
          </table:table-cell>
          <table:table-cell table:style-name="ce40"/>
          <table:table-cell table:style-name="ce40" office:value-type="float" office:value="69" calcext:value-type="float">
            <text:p>69</text:p>
          </table:table-cell>
          <table:table-cell table:style-name="ce40"/>
          <table:table-cell table:style-name="ce63" office:value-type="float" office:value="69" calcext:value-type="float">
            <text:p>6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Bontwer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Bordpapier (werkers in) doozen-, kaarten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Borduurwerkers, kantwerkers</text:p>
          </table:table-cell>
          <table:table-cell/>
          <table:table-cell table:style-name="ce8"/>
          <table:table-cell table:style-name="ce40" table:number-columns-repeated="6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Borstel-, kaarden-, kammen-, rijven-, zeeften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8" calcext:value-type="float">
            <text:p>28</text:p>
          </table:table-cell>
          <table:table-cell table:style-name="ce40"/>
          <table:table-cell table:style-name="ce40" office:value-type="float" office:value="28" calcext:value-type="float">
            <text:p>28</text:p>
          </table:table-cell>
          <table:table-cell table:style-name="ce40"/>
          <table:table-cell table:style-name="ce63" office:value-type="float" office:value="28" calcext:value-type="float">
            <text:p>2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Bouwmees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63" office:value-type="float" office:value="10" calcext:value-type="float">
            <text:p>10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Branders en stokers van stroop, likeuren, sterke drank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63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Breuk- en draagbanden-, keurslijven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Brillenslijpers en verkoo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Brood-, kleingoed-, koek- en banketbakkers en slijters</text:p>
          </table:table-cell>
          <table:table-cell/>
          <table:table-cell table:style-name="ce8"/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40" calcext:value-type="float">
            <text:p>40</text:p>
          </table:table-cell>
          <table:table-cell table:style-name="ce40"/>
          <table:table-cell table:style-name="ce40" office:value-type="float" office:value="487" calcext:value-type="float">
            <text:p>487</text:p>
          </table:table-cell>
          <table:table-cell table:style-name="ce40" office:value-type="float" office:value="93" calcext:value-type="float">
            <text:p>93</text:p>
          </table:table-cell>
          <table:table-cell table:style-name="ce40" office:value-type="float" office:value="531" calcext:value-type="float">
            <text:p>531</text:p>
          </table:table-cell>
          <table:table-cell table:style-name="ce40" office:value-type="float" office:value="93" calcext:value-type="float">
            <text:p>93</text:p>
          </table:table-cell>
          <table:table-cell table:style-name="ce63" office:value-type="float" office:value="624" calcext:value-type="float">
            <text:p>62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Bijenteelt (personen behoorende tot de)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Chicoreifabrijkan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63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Chocoladefabrijkant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Dagbladschrijvers, letterkundig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Debiteurs en gedelegeerden in de loterij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Dekkers (lei-, pannen-, riet-)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63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Deurwaar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5" calcext:value-type="float">
            <text:p>25</text:p>
          </table:table-cell>
          <table:table-cell table:style-name="ce40"/>
          <table:table-cell table:style-name="ce40" office:value-type="float" office:value="25" calcext:value-type="float">
            <text:p>25</text:p>
          </table:table-cell>
          <table:table-cell table:style-name="ce40"/>
          <table:table-cell table:style-name="ce63" office:value-type="float" office:value="25" calcext:value-type="float">
            <text:p>25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Dienstboden, bakers, huisbewaarders, minnen, oppassers, porti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06" calcext:value-type="float">
            <text:p>206</text:p>
          </table:table-cell>
          <table:table-cell table:style-name="ce40" office:value-type="float" office:value="178" calcext:value-type="float">
            <text:p>178</text:p>
          </table:table-cell>
          <table:table-cell table:style-name="ce41" office:value-type="float" office:value="2647" calcext:value-type="float">
            <text:p>2,647</text:p>
          </table:table-cell>
          <table:table-cell table:style-name="ce40" office:value-type="float" office:value="184" calcext:value-type="float">
            <text:p>184</text:p>
          </table:table-cell>
          <table:table-cell table:style-name="ce41" office:value-type="float" office:value="2873" calcext:value-type="float">
            <text:p>2,873</text:p>
          </table:table-cell>
          <table:table-cell table:style-name="ce64" office:value-type="float" office:value="3057" calcext:value-type="float">
            <text:p>3,057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Doodgravers, bedienaars van begrafenissen, verhuurders van rouwkleeder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9" calcext:value-type="float">
            <text:p>19</text:p>
          </table:table-cell>
          <table:table-cell table:style-name="ce40"/>
          <table:table-cell table:style-name="ce40" office:value-type="float" office:value="19" calcext:value-type="float">
            <text:p>19</text:p>
          </table:table-cell>
          <table:table-cell table:style-name="ce40"/>
          <table:table-cell table:style-name="ce63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Fabrijkanten van verschillenden aard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 table:number-columns-repeated="3"/>
          <table:table-cell table:style-name="ce40" office:value-type="float" office:value="31" calcext:value-type="float">
            <text:p>31</text:p>
          </table:table-cell>
          <table:table-cell table:style-name="ce40"/>
          <table:table-cell table:style-name="ce40" office:value-type="float" office:value="32" calcext:value-type="float">
            <text:p>32</text:p>
          </table:table-cell>
          <table:table-cell table:style-name="ce40"/>
          <table:table-cell table:style-name="ce63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Fineerzag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Gaarkeukenhou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Galanteriewarenhandelaa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Garen- en bandwinkeli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7" calcext:value-type="float">
            <text:p>7</text:p>
          </table:table-cell>
          <table:table-cell table:number-columns-repeated="3" table:style-name="ce40" office:value-type="float" office:value="10" calcext:value-type="float">
            <text:p>10</text:p>
          </table:table-cell>
          <table:table-cell table:style-name="ce63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Gasfabrijkan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13" calcext:value-type="float">
            <text:p>13</text:p>
          </table:table-cell>
          <table:table-cell table:style-name="ce63" office:value-type="float" office:value="75" calcext:value-type="float">
            <text:p>7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Gepensioneerden (burgerlijke en militaire)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" calcext:value-type="float">
            <text:p>3</text:p>
          </table:table-cell>
          <table:table-cell table:style-name="ce63" office:value-type="float" office:value="40" calcext:value-type="float">
            <text:p>4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Geschutgieters, geweer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63" office:value-type="float" office:value="5" calcext:value-type="float">
            <text:p>5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Gezantschappen en consulaten (personen behoorende tot de)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Glasblaz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8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Godsdienstleeraren en aan de dienst verbonden personen. Protestanten, predikan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47" calcext:value-type="float">
            <text:p>47</text:p>
          </table:table-cell>
          <table:table-cell table:style-name="ce40"/>
          <table:table-cell table:style-name="ce40" office:value-type="float" office:value="47" calcext:value-type="float">
            <text:p>47</text:p>
          </table:table-cell>
          <table:table-cell table:style-name="ce40"/>
          <table:table-cell table:style-name="ce63" office:value-type="float" office:value="47" calcext:value-type="float">
            <text:p>47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8" calcext:value-type="float">
            <text:p>8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0" calcext:value-type="float">
            <text:p>10</text:p>
          </table:table-cell>
          <table:table-cell table:style-name="ce63" office:value-type="float" office:value="18" calcext:value-type="float">
            <text:p>18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8" calcext:value-type="float">
            <text:p>18</text:p>
          </table:table-cell>
          <table:table-cell table:style-name="ce40"/>
          <table:table-cell table:style-name="ce40" office:value-type="float" office:value="18" calcext:value-type="float">
            <text:p>18</text:p>
          </table:table-cell>
          <table:table-cell table:style-name="ce40"/>
          <table:table-cell table:style-name="ce63" office:value-type="float" office:value="18" calcext:value-type="float">
            <text:p>18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Godsdienstleeraren en aan de dienst verbonden personen. Israeliten, rabbijn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Gouddraadtrekkers, passementwerkers, galonwer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63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Graanhandelaars, gistverkoo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9" calcext:value-type="float">
            <text:p>9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10" calcext:value-type="float">
            <text:p>10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Graveurs op hout, metaal en steen, stempelsnij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Griendbaz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Groenten-, fruitverkoo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31" calcext:value-type="float">
            <text:p>31</text:p>
          </table:table-cell>
          <table:table-cell table:style-name="ce63" office:value-type="float" office:value="41" calcext:value-type="float">
            <text:p>4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Grondeigenar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Grossiers, slij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3" calcext:value-type="float">
            <text:p>3</text:p>
          </table:table-cell>
          <table:table-cell table:style-name="ce63" office:value-type="float" office:value="29" calcext:value-type="float">
            <text:p>2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Grutters, kruideniers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165" calcext:value-type="float">
            <text:p>16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19" calcext:value-type="float">
            <text:p>19</text:p>
          </table:table-cell>
          <table:table-cell table:style-name="ce63" office:value-type="float" office:value="191" calcext:value-type="float">
            <text:p>19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Haarwer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Handelsleerlingen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float" office:value="20" calcext:value-type="float">
            <text:p>20</text:p>
          </table:table-cell>
          <table:table-cell table:style-name="ce40"/>
          <table:table-cell table:style-name="ce40" office:value-type="float" office:value="25" calcext:value-type="float">
            <text:p>25</text:p>
          </table:table-cell>
          <table:table-cell table:style-name="ce40"/>
          <table:table-cell table:style-name="ce63" office:value-type="float" office:value="25" calcext:value-type="float">
            <text:p>2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Handelsreizig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63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Handschoenen- en dassen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Haven- en bakenmees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63" office:value-type="float" office:value="4" calcext:value-type="float">
            <text:p>4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Heemraden en verdere ambtenaren van de waterschapp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Heetmaaij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Hennep- en vlasbereiders en teel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7" calcext:value-type="float">
            <text:p>7</text:p>
          </table:table-cell>
          <table:table-cell table:style-name="ce40" office:value-type="float" office:value="25" calcext:value-type="float">
            <text:p>25</text:p>
          </table:table-cell>
          <table:table-cell table:style-name="ce63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Herbergiers, kasteleins, koffijhuishou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29" calcext:value-type="float">
            <text:p>29</text:p>
          </table:table-cell>
          <table:table-cell table:style-name="ce63" office:value-type="float" office:value="166" calcext:value-type="float">
            <text:p>16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Herders en veehoed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40" table:number-columns-repeated="3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63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Hoeden-, petten- en stroohoedenma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7" calcext:value-type="float">
            <text:p>7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52" calcext:value-type="float">
            <text:p>52</text:p>
          </table:table-cell>
          <table:table-cell table:style-name="ce63" office:value-type="float" office:value="117" calcext:value-type="float">
            <text:p>117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Hoogleeraren en leeraren aan hooge scholen, atheneae, seminarien, clinische scholen en akademi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Houthak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Houtzaagmolenaars, houtzagers, houtkoop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2" calcext:value-type="float">
            <text:p>2</text:p>
          </table:table-cell>
          <table:table-cell table:style-name="ce63" office:value-type="float" office:value="88" calcext:value-type="float">
            <text:p>8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Huisleerlingen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3" calcext:value-type="float">
            <text:p>3</text:p>
          </table:table-cell>
          <table:table-cell table:style-name="ce63" office:value-type="float" office:value="46" calcext:value-type="float">
            <text:p>46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Ingenieurs en verdere ambtenaren van den waterstaat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63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Inleggers van levensbehoeft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Jag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Jagt (personen behoorende tot de)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Juweliers, goud- en zilversmeden</text:p>
          </table:table-cell>
          <table:table-cell/>
          <table:table-cell table:style-name="ce8"/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20" calcext:value-type="float">
            <text:p>20</text:p>
          </table:table-cell>
          <table:table-cell table:style-name="ce40"/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float" office:value="5" calcext:value-type="float">
            <text:p>5</text:p>
          </table:table-cell>
          <table:table-cell table:style-name="ce63" office:value-type="float" office:value="208" calcext:value-type="float">
            <text:p>20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aarders, wolkammers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54" calcext:value-type="float">
            <text:p>5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aarsenmakers (smeer- en was-)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63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abinet- en schrijnwerkers, kunstdraaij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20" calcext:value-type="float">
            <text:p>20</text:p>
          </table:table-cell>
          <table:table-cell table:style-name="ce40"/>
          <table:table-cell table:style-name="ce40" office:value-type="float" office:value="180" calcext:value-type="float">
            <text:p>180</text:p>
          </table:table-cell>
          <table:table-cell table:style-name="ce40"/>
          <table:table-cell table:style-name="ce40" office:value-type="float" office:value="200" calcext:value-type="float">
            <text:p>200</text:p>
          </table:table-cell>
          <table:table-cell table:style-name="ce40"/>
          <table:table-cell table:style-name="ce63" office:value-type="float" office:value="200" calcext:value-type="float">
            <text:p>20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adetten van de landmagt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adetten van de zeemagt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alkbranders, cement- en tras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4" calcext:value-type="float">
            <text:p>14</text:p>
          </table:table-cell>
          <table:table-cell table:style-name="ce40"/>
          <table:table-cell table:style-name="ce40" office:value-type="float" office:value="14" calcext:value-type="float">
            <text:p>14</text:p>
          </table:table-cell>
          <table:table-cell table:style-name="ce40"/>
          <table:table-cell table:style-name="ce63" office:value-type="float" office:value="14" calcext:value-type="float">
            <text:p>14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antoor- en winkelbedienden, pakhuisknechts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40" office:value-type="float" office:value="322" calcext:value-type="float">
            <text:p>322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333" calcext:value-type="float">
            <text:p>333</text:p>
          </table:table-cell>
          <table:table-cell table:style-name="ce40" office:value-type="float" office:value="42" calcext:value-type="float">
            <text:p>42</text:p>
          </table:table-cell>
          <table:table-cell table:style-name="ce63" office:value-type="float" office:value="375" calcext:value-type="float">
            <text:p>37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leedermakers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0" office:value-type="float" office:value="67" calcext:value-type="float">
            <text:p>67</text:p>
          </table:table-cell>
          <table:table-cell table:style-name="ce40"/>
          <table:table-cell table:style-name="ce40" office:value-type="float" office:value="512" calcext:value-type="float">
            <text:p>512</text:p>
          </table:table-cell>
          <table:table-cell table:style-name="ce40"/>
          <table:table-cell table:style-name="ce40" office:value-type="float" office:value="589" calcext:value-type="float">
            <text:p>589</text:p>
          </table:table-cell>
          <table:table-cell table:style-name="ce40"/>
          <table:table-cell table:style-name="ce63" office:value-type="float" office:value="589" calcext:value-type="float">
            <text:p>58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leederen- en gemaaktgoedverkoo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leinhandelaars, winkeliers</text:p>
          </table:table-cell>
          <table:table-cell/>
          <table:table-cell table:style-name="ce8"/>
          <table:table-cell table:style-name="ce40" table:number-columns-repeated="4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293" calcext:value-type="float">
            <text:p>293</text:p>
          </table:table-cell>
          <table:table-cell table:style-name="ce40" office:value-type="float" office:value="274" calcext:value-type="float">
            <text:p>274</text:p>
          </table:table-cell>
          <table:table-cell table:style-name="ce40" office:value-type="float" office:value="293" calcext:value-type="float">
            <text:p>293</text:p>
          </table:table-cell>
          <table:table-cell table:style-name="ce40" office:value-type="float" office:value="275" calcext:value-type="float">
            <text:p>275</text:p>
          </table:table-cell>
          <table:table-cell table:style-name="ce63" office:value-type="float" office:value="568" calcext:value-type="float">
            <text:p>568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lerken en schrijvers bij notarissen, ontvangers, prokureurs, deurwaarders enz.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0" office:value-type="float" office:value="64" calcext:value-type="float">
            <text:p>64</text:p>
          </table:table-cell>
          <table:table-cell table:style-name="ce40"/>
          <table:table-cell table:style-name="ce40" office:value-type="float" office:value="71" calcext:value-type="float">
            <text:p>71</text:p>
          </table:table-cell>
          <table:table-cell table:style-name="ce40"/>
          <table:table-cell table:style-name="ce63" office:value-type="float" office:value="71" calcext:value-type="float">
            <text:p>7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lompen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63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noopen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olenbran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oninklijk Huis (personen, verbonden aan het)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ooplieden van verschillenden aard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0" office:value-type="float" office:value="789" calcext:value-type="float">
            <text:p>789</text:p>
          </table:table-cell>
          <table:table-cell table:style-name="ce40" office:value-type="float" office:value="163" calcext:value-type="float">
            <text:p>163</text:p>
          </table:table-cell>
          <table:table-cell table:style-name="ce40" office:value-type="float" office:value="800" calcext:value-type="float">
            <text:p>800</text:p>
          </table:table-cell>
          <table:table-cell table:style-name="ce40" office:value-type="float" office:value="163" calcext:value-type="float">
            <text:p>163</text:p>
          </table:table-cell>
          <table:table-cell table:style-name="ce63" office:value-type="float" office:value="963" calcext:value-type="float">
            <text:p>96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oornmolenaa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94" calcext:value-type="float">
            <text:p>94</text:p>
          </table:table-cell>
          <table:table-cell table:style-name="ce40" office:value-type="float" office:value="2" calcext:value-type="float">
            <text:p>2</text:p>
          </table:table-cell>
          <table:table-cell table:style-name="ce63" office:value-type="float" office:value="96" calcext:value-type="float">
            <text:p>9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oornverschiet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oper- en blikslagers, draadvlechters, ketelappers</text:p>
          </table:table-cell>
          <table:table-cell/>
          <table:table-cell table:style-name="ce8"/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28" calcext:value-type="float">
            <text:p>28</text:p>
          </table:table-cell>
          <table:table-cell table:style-name="ce40"/>
          <table:table-cell table:style-name="ce40" office:value-type="float" office:value="162" calcext:value-type="float">
            <text:p>16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93" calcext:value-type="float">
            <text:p>193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194" calcext:value-type="float">
            <text:p>19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oper-, klok- en geelgiet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26" calcext:value-type="float">
            <text:p>26</text:p>
          </table:table-cell>
          <table:table-cell table:style-name="ce40"/>
          <table:table-cell table:style-name="ce40" office:value-type="float" office:value="29" calcext:value-type="float">
            <text:p>29</text:p>
          </table:table-cell>
          <table:table-cell table:style-name="ce40"/>
          <table:table-cell table:style-name="ce63" office:value-type="float" office:value="29" calcext:value-type="float">
            <text:p>2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ostschool-houders en onderwijz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ostschool-leerlingen</text:p>
          </table:table-cell>
          <table:table-cell/>
          <table:table-cell table:style-name="ce8"/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2" table:style-name="ce40" office:value-type="float" office:value="21" calcext:value-type="float">
            <text:p>21</text:p>
          </table:table-cell>
          <table:table-cell table:style-name="ce63" office:value-type="float" office:value="42" calcext:value-type="float">
            <text:p>4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raankinder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ram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38" calcext:value-type="float">
            <text:p>38</text:p>
          </table:table-cell>
          <table:table-cell table:style-name="ce63" office:value-type="float" office:value="144" calcext:value-type="float">
            <text:p>14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ramm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rib- en dijkwerkers, heibaz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63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roeghouders, tappers enz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22" calcext:value-type="float">
            <text:p>22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ruidfabrijkanten en vuurwerk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ruijers, sjouwers, schoenpoets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83" calcext:value-type="float">
            <text:p>183</text:p>
          </table:table-cell>
          <table:table-cell table:style-name="ce40"/>
          <table:table-cell table:style-name="ce40" office:value-type="float" office:value="183" calcext:value-type="float">
            <text:p>183</text:p>
          </table:table-cell>
          <table:table-cell table:style-name="ce40"/>
          <table:table-cell table:style-name="ce63" office:value-type="float" office:value="183" calcext:value-type="float">
            <text:p>183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rijgslieden van en boven den rang van 2den luitenant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1" calcext:value-type="float">
            <text:p>31</text:p>
          </table:table-cell>
          <table:table-cell table:style-name="ce40"/>
          <table:table-cell table:style-name="ce40" office:value-type="float" office:value="31" calcext:value-type="float">
            <text:p>31</text:p>
          </table:table-cell>
          <table:table-cell table:style-name="ce40"/>
          <table:table-cell table:style-name="ce63" office:value-type="float" office:value="31" calcext:value-type="float">
            <text:p>3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rijgslieden beneden den rang van 2den luitenant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607" calcext:value-type="float">
            <text:p>607</text:p>
          </table:table-cell>
          <table:table-cell table:style-name="ce40"/>
          <table:table-cell table:style-name="ce40" office:value-type="float" office:value="611" calcext:value-type="float">
            <text:p>611</text:p>
          </table:table-cell>
          <table:table-cell table:style-name="ce40"/>
          <table:table-cell table:style-name="ce63" office:value-type="float" office:value="611" calcext:value-type="float">
            <text:p>6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uipers, hoepelmakers</text:p>
          </table:table-cell>
          <table:table-cell/>
          <table:table-cell table:style-name="ce8"/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19" calcext:value-type="float">
            <text:p>19</text:p>
          </table:table-cell>
          <table:table-cell table:style-name="ce40"/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5" calcext:value-type="float">
            <text:p>5</text:p>
          </table:table-cell>
          <table:table-cell table:style-name="ce63" office:value-type="float" office:value="135" calcext:value-type="float">
            <text:p>13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unstenaars, goochelaars enz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unstkoopers, muzijk- en teekenhandelar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unstlak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18" calcext:value-type="float">
            <text:p>18</text:p>
          </table:table-cell>
          <table:table-cell table:style-name="ce40"/>
          <table:table-cell table:style-name="ce40" office:value-type="float" office:value="21" calcext:value-type="float">
            <text:p>21</text:p>
          </table:table-cell>
          <table:table-cell table:style-name="ce40"/>
          <table:table-cell table:style-name="ce63" office:value-type="float" office:value="21" calcext:value-type="float">
            <text:p>2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unstoefenaren muzijkanten, muzijkmeesters, organisten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30" calcext:value-type="float">
            <text:p>3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unstoefenaren schil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9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unstoefenaren teekenaars, teekenmeesters, dagnerreotypeurs, decorateu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63" office:value-type="float" office:value="5" calcext:value-type="float">
            <text:p>5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unstoefenaren tooneelspelers, dansmeesters, zang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3" calcext:value-type="float">
            <text:p>3</text:p>
          </table:table-cell>
          <table:table-cell table:style-name="ce63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unstwer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Kurkensnij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Landbouwers</text:p>
          </table:table-cell>
          <table:table-cell/>
          <table:table-cell table:style-name="ce8"/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66" calcext:value-type="float">
            <text:p>566</text:p>
          </table:table-cell>
          <table:table-cell table:style-name="ce40" office:value-type="float" office:value="175" calcext:value-type="float">
            <text:p>175</text:p>
          </table:table-cell>
          <table:table-cell table:style-name="ce40" office:value-type="float" office:value="595" calcext:value-type="float">
            <text:p>595</text:p>
          </table:table-cell>
          <table:table-cell table:style-name="ce40" office:value-type="float" office:value="178" calcext:value-type="float">
            <text:p>178</text:p>
          </table:table-cell>
          <table:table-cell table:style-name="ce63" office:value-type="float" office:value="773" calcext:value-type="float">
            <text:p>77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Landhuishoudkundige scholen onderwijz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Landhuishoudkundige scholen leerling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Landmeters en teekenaars bij het kadaster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63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Lantaarnopste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Latijnsche scholen onderwijz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63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Latijnsche scholen leerlingen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63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Leerbereiders en looij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84" calcext:value-type="float">
            <text:p>84</text:p>
          </table:table-cell>
          <table:table-cell table:style-name="ce40"/>
          <table:table-cell table:style-name="ce40" office:value-type="float" office:value="85" calcext:value-type="float">
            <text:p>85</text:p>
          </table:table-cell>
          <table:table-cell table:style-name="ce40"/>
          <table:table-cell table:style-name="ce63" office:value-type="float" office:value="85" calcext:value-type="float">
            <text:p>8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Leerlingen aan het instituut voor blinden</text:p>
          </table:table-cell>
          <table:table-cell/>
          <table:table-cell table:style-name="ce8"/>
          <table:table-cell table:style-name="ce40" table:number-columns-repeated="4"/>
          <table:table-cell table:style-name="ce40" office:value-type="float" office:value="1" calcext:value-type="float">
            <text:p>1</text:p>
          </table:table-cell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Lettergiet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Liefdadige gestichten hoofd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  <table:table-cell table:style-name="ce63" office:value-type="float" office:value="43" calcext:value-type="float">
            <text:p>4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Liefdadige gestichten dienstdoend personeel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9" calcext:value-type="float">
            <text:p>9</text:p>
          </table:table-cell>
          <table:table-cell table:style-name="ce63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Linieer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Loodgieters en pompenmakers, brandspuitma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26" calcext:value-type="float">
            <text:p>26</text:p>
          </table:table-cell>
          <table:table-cell table:style-name="ce40"/>
          <table:table-cell table:style-name="ce40" office:value-type="float" office:value="27" calcext:value-type="float">
            <text:p>27</text:p>
          </table:table-cell>
          <table:table-cell table:style-name="ce40"/>
          <table:table-cell table:style-name="ce63" office:value-type="float" office:value="27" calcext:value-type="float">
            <text:p>27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Loodswezen en strandvonderij (personen behoorende tot)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Loodwit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Lijmzie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Magazijn- en pakhuismees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Makelaars en kargadoo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63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Mandenmak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40" table:number-columns-repeated="3"/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70" calcext:value-type="float">
            <text:p>7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Manufakturen/* fabrijkan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63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Manufakturen/* kooplied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16" calcext:value-type="float">
            <text:p>16</text:p>
          </table:table-cell>
          <table:table-cell table:style-name="ce63" office:value-type="float" office:value="94" calcext:value-type="float">
            <text:p>9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Manufakturen/* werklieden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/>
          <table:table-cell table:style-name="ce63" office:value-type="float" office:value="12" calcext:value-type="float">
            <text:p>12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Mariniers en zeelieden van en boven den rang van 2den luitenant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Mariniers en zeelieden beneden den rang van 2den luitenant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7" calcext:value-type="float">
            <text:p>27</text:p>
          </table:table-cell>
          <table:table-cell table:style-name="ce40"/>
          <table:table-cell table:style-name="ce40" office:value-type="float" office:value="27" calcext:value-type="float">
            <text:p>27</text:p>
          </table:table-cell>
          <table:table-cell table:style-name="ce40"/>
          <table:table-cell table:style-name="ce63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Matten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7" calcext:value-type="float">
            <text:p>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Meekrapbereiders en fabrijkant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Meesters (keur-, markt-, waag-), afslag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3" calcext:value-type="float">
            <text:p>13</text:p>
          </table:table-cell>
          <table:table-cell table:style-name="ce40"/>
          <table:table-cell table:style-name="ce40" office:value-type="float" office:value="13" calcext:value-type="float">
            <text:p>13</text:p>
          </table:table-cell>
          <table:table-cell table:style-name="ce40"/>
          <table:table-cell table:style-name="ce63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Melk-, boter-, kaasverkoo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28" calcext:value-type="float">
            <text:p>28</text:p>
          </table:table-cell>
          <table:table-cell table:style-name="ce63" office:value-type="float" office:value="111" calcext:value-type="float">
            <text:p>1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Messenmakers en slij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Meters (kolen-, koorn-, hooi-, hout-, scheeps-, enz.), wijnste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98" calcext:value-type="float">
            <text:p>98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98" calcext:value-type="float">
            <text:p>98</text:p>
          </table:table-cell>
          <table:table-cell table:style-name="ce40" office:value-type="float" office:value="41" calcext:value-type="float">
            <text:p>41</text:p>
          </table:table-cell>
          <table:table-cell table:style-name="ce63" office:value-type="float" office:value="139" calcext:value-type="float">
            <text:p>13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Metselaa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128" calcext:value-type="float">
            <text:p>128</text:p>
          </table:table-cell>
          <table:table-cell table:style-name="ce40"/>
          <table:table-cell table:style-name="ce40" office:value-type="float" office:value="130" calcext:value-type="float">
            <text:p>130</text:p>
          </table:table-cell>
          <table:table-cell table:style-name="ce40"/>
          <table:table-cell table:style-name="ce63" office:value-type="float" office:value="130" calcext:value-type="float">
            <text:p>13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Modenmaaksters</text:p>
          </table:table-cell>
          <table:table-cell/>
          <table:table-cell table:style-name="ce8"/>
          <table:table-cell table:style-name="ce40" table:number-columns-repeated="4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38" calcext:value-type="float">
            <text:p>38</text:p>
          </table:table-cell>
          <table:table-cell table:style-name="ce40"/>
          <table:table-cell table:style-name="ce40" office:value-type="float" office:value="40" calcext:value-type="float">
            <text:p>40</text:p>
          </table:table-cell>
          <table:table-cell table:style-name="ce63" office:value-type="float" office:value="40" calcext:value-type="float">
            <text:p>4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Molenma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30" calcext:value-type="float">
            <text:p>30</text:p>
          </table:table-cell>
          <table:table-cell table:style-name="ce40"/>
          <table:table-cell table:style-name="ce40" office:value-type="float" office:value="36" calcext:value-type="float">
            <text:p>36</text:p>
          </table:table-cell>
          <table:table-cell table:style-name="ce40"/>
          <table:table-cell table:style-name="ce63" office:value-type="float" office:value="36" calcext:value-type="float">
            <text:p>3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Moutmolenaa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Muzijkinstrument-, orgel-, forte pianomakers, stemmers en verkoop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22" calcext:value-type="float">
            <text:p>22</text:p>
          </table:table-cell>
          <table:table-cell table:style-name="ce40"/>
          <table:table-cell table:style-name="ce40" office:value-type="float" office:value="25" calcext:value-type="float">
            <text:p>25</text:p>
          </table:table-cell>
          <table:table-cell table:style-name="ce40"/>
          <table:table-cell table:style-name="ce63" office:value-type="float" office:value="25" calcext:value-type="float">
            <text:p>2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Mijnwer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8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8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40" office:value-type="float" office:value="22" calcext:value-type="float">
            <text:p>22</text:p>
          </table:table-cell>
          <table:table-cell table:style-name="ce40"/>
          <table:table-cell table:style-name="ce40" office:value-type="float" office:value="142" calcext:value-type="float">
            <text:p>142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1116" calcext:value-type="float">
            <text:p>1,116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1291" calcext:value-type="float">
            <text:p>1,291</text:p>
          </table:table-cell>
          <table:table-cell table:style-name="ce64" office:value-type="float" office:value="1292" calcext:value-type="float">
            <text:p>1,29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Nachtwer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Notariss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0" calcext:value-type="float">
            <text:p>20</text:p>
          </table:table-cell>
          <table:table-cell table:style-name="ce40"/>
          <table:table-cell table:style-name="ce40" office:value-type="float" office:value="20" calcext:value-type="float">
            <text:p>20</text:p>
          </table:table-cell>
          <table:table-cell table:style-name="ce40"/>
          <table:table-cell table:style-name="ce63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Notarissen (kandidaat)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63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Olieslagers en molenaa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6" calcext:value-type="float">
            <text:p>66</text:p>
          </table:table-cell>
          <table:table-cell table:style-name="ce40"/>
          <table:table-cell table:style-name="ce40" office:value-type="float" office:value="66" calcext:value-type="float">
            <text:p>66</text:p>
          </table:table-cell>
          <table:table-cell table:style-name="ce40"/>
          <table:table-cell table:style-name="ce63" office:value-type="float" office:value="66" calcext:value-type="float">
            <text:p>6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Omroepers, aanplak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Ondernemers en direkteurs van begrafenis- en ziekenfondsen/?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Ondernemers en direkteurs van naamlooze en verdere handel-maatschappij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Ondernemers en direkteurs van verzekering- en brandwaarborgmaatschappijen/?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8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63" office:value-type="float" office:value="8" calcext:value-type="float">
            <text:p>8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Ondernemers en direkteurs van openbare werk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8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float" office:value="142" calcext:value-type="float">
            <text:p>142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48" calcext:value-type="float">
            <text:p>48</text:p>
          </table:table-cell>
          <table:table-cell table:style-name="ce63" office:value-type="float" office:value="195" calcext:value-type="float">
            <text:p>19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Opzigters, conducteurs enz.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63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Orgeldraaijers, straatmuzijkan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63" office:value-type="float" office:value="6" calcext:value-type="float">
            <text:p>6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Oudijzer-, oude kleederen-, beenenverkoopers</text:p>
          </table:table-cell>
          <table:table-cell/>
          <table:table-cell table:style-name="ce8"/>
          <table:table-cell table:style-name="ce40" table:number-columns-repeated="5"/>
          <table:table-cell table:number-columns-repeated="4" table:style-name="ce40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Paarden- en veehouders en verkoopers, koemel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" calcext:value-type="float">
            <text:p>5</text:p>
          </table:table-cell>
          <table:table-cell table:style-name="ce63" office:value-type="float" office:value="60" calcext:value-type="float">
            <text:p>6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Paarden- en beestensnij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Pannen-, potten-, pijpen-, steen- en tegelbakk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40" office:value-type="float" office:value="36" calcext:value-type="float">
            <text:p>36</text:p>
          </table:table-cell>
          <table:table-cell table:style-name="ce40"/>
          <table:table-cell table:style-name="ce40" office:value-type="float" office:value="285" calcext:value-type="float">
            <text:p>28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332" calcext:value-type="float">
            <text:p>332</text:p>
          </table:table-cell>
          <table:table-cell table:style-name="ce40" office:value-type="float" office:value="3" calcext:value-type="float">
            <text:p>3</text:p>
          </table:table-cell>
          <table:table-cell table:style-name="ce63" office:value-type="float" office:value="335" calcext:value-type="float">
            <text:p>33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Papier- en gekleurd papier- fabrijkan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Papier- en gekleurd papier- handelaa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Papier- en gekleurd papier- werklied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Parapluie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Pennenberei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Pikeu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Pik- en teersto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Plaat- en steendrukkers, plaatsnijd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Pleistergieters, boetseer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10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91" calcext:value-type="float">
            <text:p>91</text:p>
          </table:table-cell>
          <table:table-cell table:style-name="ce40"/>
          <table:table-cell table:style-name="ce40" office:value-type="float" office:value="91" calcext:value-type="float">
            <text:p>91</text:p>
          </table:table-cell>
          <table:table-cell table:style-name="ce40"/>
          <table:table-cell table:style-name="ce63" office:value-type="float" office:value="91" calcext:value-type="float">
            <text:p>9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Prokureu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63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Publieke vrouwen, publiekhuishou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Pijpen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Ree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Regterlijke magt (ambtenaren der)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46" calcext:value-type="float">
            <text:p>46</text:p>
          </table:table-cell>
          <table:table-cell table:style-name="ce40"/>
          <table:table-cell table:style-name="ce40" office:value-type="float" office:value="46" calcext:value-type="float">
            <text:p>46</text:p>
          </table:table-cell>
          <table:table-cell table:style-name="ce40"/>
          <table:table-cell table:style-name="ce63" office:value-type="float" office:value="46" calcext:value-type="float">
            <text:p>4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Renteniers, partikulier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9" calcext:value-type="float">
            <text:p>29</text:p>
          </table:table-cell>
          <table:table-cell table:style-name="ce63" office:value-type="float" office:value="53" calcext:value-type="float">
            <text:p>5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Rentmeest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Rijtuig-, wagen-, koffer-, zadelmakers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9" calcext:value-type="float">
            <text:p>19</text:p>
          </table:table-cell>
          <table:table-cell table:style-name="ce40"/>
          <table:table-cell table:style-name="ce40" office:value-type="float" office:value="128" calcext:value-type="float">
            <text:p>128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48" calcext:value-type="float">
            <text:p>148</text:p>
          </table:table-cell>
          <table:table-cell table:style-name="ce40" office:value-type="float" office:value="2" calcext:value-type="float">
            <text:p>2</text:p>
          </table:table-cell>
          <table:table-cell table:style-name="ce63" office:value-type="float" office:value="150" calcext:value-type="float">
            <text:p>15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Rijtuigschil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63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chaarslij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63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chat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8" calcext:value-type="float">
            <text:p>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9" calcext:value-type="float">
            <text:p>9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cheep-, blok-, mast- en zeilmakers, rafactiemeesters, scheepsloopers, takelaars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31" calcext:value-type="float">
            <text:p>31</text:p>
          </table:table-cell>
          <table:table-cell table:style-name="ce40"/>
          <table:table-cell table:style-name="ce40" office:value-type="float" office:value="284" calcext:value-type="float">
            <text:p>28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316" calcext:value-type="float">
            <text:p>316</text:p>
          </table:table-cell>
          <table:table-cell table:style-name="ce40" office:value-type="float" office:value="3" calcext:value-type="float">
            <text:p>3</text:p>
          </table:table-cell>
          <table:table-cell table:style-name="ce63" office:value-type="float" office:value="319" calcext:value-type="float">
            <text:p>3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cheepsw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cheepzeilnaalden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cheikundige voorwerpen en verfwaren (fabrijkanten en werklieden in)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" calcext:value-type="float">
            <text:p>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chelpvisschers, schul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chermmeest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childers (huis-), glazenmakers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21" calcext:value-type="float">
            <text:p>21</text:p>
          </table:table-cell>
          <table:table-cell table:style-name="ce40"/>
          <table:table-cell table:style-name="ce40" office:value-type="float" office:value="325" calcext:value-type="float">
            <text:p>32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47" calcext:value-type="float">
            <text:p>347</text:p>
          </table:table-cell>
          <table:table-cell table:style-name="ce40" office:value-type="float" office:value="2" calcext:value-type="float">
            <text:p>2</text:p>
          </table:table-cell>
          <table:table-cell table:style-name="ce63" office:value-type="float" office:value="349" calcext:value-type="float">
            <text:p>349</text:p>
          </table:table-cell>
          <table:table-cell table:number-columns-repeated="1010"/>
        </table:table-row>
        <table:table-row table:style-name="ro10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/>
          <table:table-cell table:style-name="ce40" office:value-type="float" office:value="59" calcext:value-type="float">
            <text:p>59</text:p>
          </table:table-cell>
          <table:table-cell table:style-name="ce40"/>
          <table:table-cell table:style-name="ce41" office:value-type="float" office:value="1274" calcext:value-type="float">
            <text:p>1,274</text:p>
          </table:table-cell>
          <table:table-cell table:style-name="ce40" office:value-type="float" office:value="33" calcext:value-type="float">
            <text:p>33</text:p>
          </table:table-cell>
          <table:table-cell table:style-name="ce41" office:value-type="float" office:value="1349" calcext:value-type="float">
            <text:p>1,349</text:p>
          </table:table-cell>
          <table:table-cell table:style-name="ce40" office:value-type="float" office:value="33" calcext:value-type="float">
            <text:p>33</text:p>
          </table:table-cell>
          <table:table-cell table:style-name="ce64" office:value-type="float" office:value="1382" calcext:value-type="float">
            <text:p>1,38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choenmakers en lapp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40" office:value-type="float" office:value="67" calcext:value-type="float">
            <text:p>67</text:p>
          </table:table-cell>
          <table:table-cell table:style-name="ce40"/>
          <table:table-cell table:style-name="ce40" office:value-type="float" office:value="670" calcext:value-type="float">
            <text:p>67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748" calcext:value-type="float">
            <text:p>748</text:p>
          </table:table-cell>
          <table:table-cell table:style-name="ce40" office:value-type="float" office:value="5" calcext:value-type="float">
            <text:p>5</text:p>
          </table:table-cell>
          <table:table-cell table:style-name="ce63" office:value-type="float" office:value="753" calcext:value-type="float">
            <text:p>75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choolleerlingen</text:p>
          </table:table-cell>
          <table:table-cell/>
          <table:table-cell table:style-name="ce33" office:value-type="float" office:value="2329" calcext:value-type="float">
            <text:p>2,329</text:p>
          </table:table-cell>
          <table:table-cell table:style-name="ce41" office:value-type="float" office:value="2012" calcext:value-type="float">
            <text:p>2,012</text:p>
          </table:table-cell>
          <table:table-cell table:style-name="ce40" office:value-type="float" office:value="801" calcext:value-type="float">
            <text:p>801</text:p>
          </table:table-cell>
          <table:table-cell table:style-name="ce40" office:value-type="float" office:value="776" calcext:value-type="float">
            <text:p>776</text:p>
          </table:table-cell>
          <table:table-cell table:style-name="ce40" office:value-type="float" office:value="902" calcext:value-type="float">
            <text:p>902</text:p>
          </table:table-cell>
          <table:table-cell table:style-name="ce40" office:value-type="float" office:value="821" calcext:value-type="float">
            <text:p>821</text:p>
          </table:table-cell>
          <table:table-cell table:style-name="ce40" office:value-type="float" office:value="118" calcext:value-type="float">
            <text:p>118</text:p>
          </table:table-cell>
          <table:table-cell table:style-name="ce40" office:value-type="float" office:value="101" calcext:value-type="float">
            <text:p>101</text:p>
          </table:table-cell>
          <table:table-cell table:style-name="ce41" office:value-type="float" office:value="4150" calcext:value-type="float">
            <text:p>4,150</text:p>
          </table:table-cell>
          <table:table-cell table:style-name="ce41" office:value-type="float" office:value="3710" calcext:value-type="float">
            <text:p>3,710</text:p>
          </table:table-cell>
          <table:table-cell table:style-name="ce64" office:value-type="float" office:value="7860" calcext:value-type="float">
            <text:p>7,86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choorsteenveg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63" office:value-type="float" office:value="9" calcext:value-type="float">
            <text:p>9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lijpers (diamant-, glas-, marmer-, metaal- enz.)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meden grof-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3" calcext:value-type="float">
            <text:p>13</text:p>
          </table:table-cell>
          <table:table-cell table:style-name="ce40"/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4" calcext:value-type="float">
            <text:p>4</text:p>
          </table:table-cell>
          <table:table-cell table:style-name="ce63" office:value-type="float" office:value="108" calcext:value-type="float">
            <text:p>10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meden hoef-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meden kagchel- en andere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29" calcext:value-type="float">
            <text:p>29</text:p>
          </table:table-cell>
          <table:table-cell table:style-name="ce40"/>
          <table:table-cell table:style-name="ce40" office:value-type="float" office:value="173" calcext:value-type="float">
            <text:p>17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07" calcext:value-type="float">
            <text:p>207</text:p>
          </table:table-cell>
          <table:table-cell table:style-name="ce40" office:value-type="float" office:value="2" calcext:value-type="float">
            <text:p>2</text:p>
          </table:table-cell>
          <table:table-cell table:style-name="ce63" office:value-type="float" office:value="209" calcext:value-type="float">
            <text:p>20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olliciteu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peldenfabrijkanten en werklied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piegelmakers en verkoo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63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pinners, spoelders, wevers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60" calcext:value-type="float">
            <text:p>260</text:p>
          </table:table-cell>
          <table:table-cell table:style-name="ce40" office:value-type="float" office:value="145" calcext:value-type="float">
            <text:p>145</text:p>
          </table:table-cell>
          <table:table-cell table:style-name="ce40" office:value-type="float" office:value="318" calcext:value-type="float">
            <text:p>318</text:p>
          </table:table-cell>
          <table:table-cell table:style-name="ce40" office:value-type="float" office:value="184" calcext:value-type="float">
            <text:p>184</text:p>
          </table:table-cell>
          <table:table-cell table:style-name="ce63" office:value-type="float" office:value="502" calcext:value-type="float">
            <text:p>50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poorweg- en stoombootbeamb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pijker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talhouders, rijtuigverhuur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7" calcext:value-type="float">
            <text:p>7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3" calcext:value-type="float">
            <text:p>3</text:p>
          </table:table-cell>
          <table:table-cell table:style-name="ce63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teenhouw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20" calcext:value-type="float">
            <text:p>20</text:p>
          </table:table-cell>
          <table:table-cell table:style-name="ce40"/>
          <table:table-cell table:style-name="ce40" office:value-type="float" office:value="24" calcext:value-type="float">
            <text:p>24</text:p>
          </table:table-cell>
          <table:table-cell table:style-name="ce40"/>
          <table:table-cell table:style-name="ce63" office:value-type="float" office:value="24" calcext:value-type="float">
            <text:p>2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teenkolen-, hout- en turfverkoo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63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telzie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toelen-bekleeders, draaijers, matt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6" calcext:value-type="float">
            <text:p>36</text:p>
          </table:table-cell>
          <table:table-cell table:style-name="ce40"/>
          <table:table-cell table:style-name="ce40" office:value-type="float" office:value="39" calcext:value-type="float">
            <text:p>39</text:p>
          </table:table-cell>
          <table:table-cell table:style-name="ce40"/>
          <table:table-cell table:style-name="ce63" office:value-type="float" office:value="39" calcext:value-type="float">
            <text:p>3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toffenverwers, glanz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2" calcext:value-type="float">
            <text:p>2</text:p>
          </table:table-cell>
          <table:table-cell table:style-name="ce63" office:value-type="float" office:value="44" calcext:value-type="float">
            <text:p>4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traat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2" calcext:value-type="float">
            <text:p>12</text:p>
          </table:table-cell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/>
          <table:table-cell table:style-name="ce63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tudenten aan hooge scholen, athenace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/>
          <table:table-cell table:style-name="ce63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tudenten aan academien, clinische schol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tudenten aan seminari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tukadoors, witt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63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tijfselfabrijkant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uiker- en pastijbak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63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Suikerraffinadeurs</text:p>
          </table:table-cell>
          <table:table-cell/>
          <table:table-cell table:style-name="ce8"/>
          <table:table-cell table:style-name="ce40" table:number-columns-repeated="6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Taalmeesters, translateu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Tabak- en sigaren- fabrijkan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style-name="ce63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Tabak- en sigaren- kerv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2" calcext:value-type="float">
            <text:p>12</text:p>
          </table:table-cell>
          <table:table-cell table:style-name="ce40"/>
          <table:table-cell table:style-name="ce40" office:value-type="float" office:value="75" calcext:value-type="float">
            <text:p>75</text:p>
          </table:table-cell>
          <table:table-cell table:style-name="ce40"/>
          <table:table-cell table:style-name="ce40" office:value-type="float" office:value="87" calcext:value-type="float">
            <text:p>87</text:p>
          </table:table-cell>
          <table:table-cell table:style-name="ce40"/>
          <table:table-cell table:style-name="ce63" office:value-type="float" office:value="87" calcext:value-type="float">
            <text:p>8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Tabak- en sigaren- plant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Tabak- en sigaren- verkoo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Tapijtfabrijkan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Timmerlieden, kistenmakers</text:p>
          </table:table-cell>
          <table:table-cell/>
          <table:table-cell table:style-name="ce8"/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61" calcext:value-type="float">
            <text:p>61</text:p>
          </table:table-cell>
          <table:table-cell table:style-name="ce40"/>
          <table:table-cell table:style-name="ce40" office:value-type="float" office:value="845" calcext:value-type="float">
            <text:p>84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912" calcext:value-type="float">
            <text:p>912</text:p>
          </table:table-cell>
          <table:table-cell table:style-name="ce40" office:value-type="float" office:value="2" calcext:value-type="float">
            <text:p>2</text:p>
          </table:table-cell>
          <table:table-cell table:style-name="ce63" office:value-type="float" office:value="914" calcext:value-type="float">
            <text:p>9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Tinnegiet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63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Tol- en pontgaarders, brug- en sluiswacht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Touwslagers, baanwerkers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57" calcext:value-type="float">
            <text:p>157</text:p>
          </table:table-cell>
          <table:table-cell table:style-name="ce40" office:value-type="float" office:value="17" calcext:value-type="float">
            <text:p>17</text:p>
          </table:table-cell>
          <table:table-cell table:style-name="ce63" office:value-type="float" office:value="174" calcext:value-type="float">
            <text:p>17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Traansto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Turf-, koorn- en kolendrag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49" calcext:value-type="float">
            <text:p>149</text:p>
          </table:table-cell>
          <table:table-cell table:style-name="ce40"/>
          <table:table-cell table:style-name="ce40" office:value-type="float" office:value="149" calcext:value-type="float">
            <text:p>149</text:p>
          </table:table-cell>
          <table:table-cell table:style-name="ce40"/>
          <table:table-cell table:style-name="ce63" office:value-type="float" office:value="149" calcext:value-type="float">
            <text:p>14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Uitdragers, uitventers, leurd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5" calcext:value-type="float">
            <text:p>5</text:p>
          </table:table-cell>
          <table:table-cell table:style-name="ce63" office:value-type="float" office:value="30" calcext:value-type="float">
            <text:p>3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Uurwerkmak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40" table:number-columns-repeated="3"/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40" office:value-type="float" office:value="100" calcext:value-type="float">
            <text:p>100</text:p>
          </table:table-cell>
          <table:table-cell table:style-name="ce40"/>
          <table:table-cell table:style-name="ce40" office:value-type="float" office:value="111" calcext:value-type="float">
            <text:p>111</text:p>
          </table:table-cell>
          <table:table-cell table:style-name="ce40"/>
          <table:table-cell table:style-name="ce63" office:value-type="float" office:value="111" calcext:value-type="float">
            <text:p>1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Veearts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63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Veenlieden, turfboer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63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Vendumees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Vergulders, lijsten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Vill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Vischdroogers en rookers</text:p>
          </table:table-cell>
          <table:table-cell/>
          <table:table-cell table:style-name="ce8"/>
          <table:table-cell table:style-name="ce40" table:number-columns-repeated="6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Vischverkoop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0" calcext:value-type="float">
            <text:p>20</text:p>
          </table:table-cell>
          <table:table-cell table:style-name="ce63" office:value-type="float" office:value="24" calcext:value-type="float">
            <text:p>2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Vissch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0" office:value-type="float" office:value="92" calcext:value-type="float">
            <text:p>92</text:p>
          </table:table-cell>
          <table:table-cell table:style-name="ce40"/>
          <table:table-cell table:style-name="ce40" office:value-type="float" office:value="101" calcext:value-type="float">
            <text:p>101</text:p>
          </table:table-cell>
          <table:table-cell table:style-name="ce40"/>
          <table:table-cell table:style-name="ce63" office:value-type="float" office:value="101" calcext:value-type="float">
            <text:p>10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Vleeschhouwers, spekslagers, poeli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0" office:value-type="float" office:value="203" calcext:value-type="float">
            <text:p>20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12" calcext:value-type="float">
            <text:p>212</text:p>
          </table:table-cell>
          <table:table-cell table:style-name="ce40" office:value-type="float" office:value="4" calcext:value-type="float">
            <text:p>4</text:p>
          </table:table-cell>
          <table:table-cell table:style-name="ce63" office:value-type="float" office:value="216" calcext:value-type="float">
            <text:p>2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Voddenra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Voerlieden, koetsiers, loopers, postknechten en sleep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93" calcext:value-type="float">
            <text:p>9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Vogelverkoopers, koolboer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Wafel- en poffertjesbak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6" calcext:value-type="float">
            <text:p>6</text:p>
          </table:table-cell>
          <table:table-cell table:style-name="ce63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Watermolenaa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Waterverkoo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Wek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Werktuigkundigen en makers, balans- en brandspuit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63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Wierspinn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Wijnhandelaa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26" calcext:value-type="float">
            <text:p>26</text:p>
          </table:table-cell>
          <table:table-cell table:style-name="ce40"/>
          <table:table-cell table:style-name="ce40" office:value-type="float" office:value="27" calcext:value-type="float">
            <text:p>27</text:p>
          </table:table-cell>
          <table:table-cell table:style-name="ce40"/>
          <table:table-cell table:style-name="ce63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IJkmees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63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IJzer- en koperdraaij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IJzergiet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Zaadverkoo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Zaakwaarnemers, commissionnai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58" calcext:value-type="float">
            <text:p>58</text:p>
          </table:table-cell>
          <table:table-cell table:style-name="ce40"/>
          <table:table-cell table:style-name="ce40" office:value-type="float" office:value="58" calcext:value-type="float">
            <text:p>58</text:p>
          </table:table-cell>
          <table:table-cell table:style-name="ce40"/>
          <table:table-cell table:style-name="ce63" office:value-type="float" office:value="58" calcext:value-type="float">
            <text:p>5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Zakkenmakers en verhuurders</text:p>
          </table:table-cell>
          <table:table-cell/>
          <table:table-cell table:style-name="ce8"/>
          <table:table-cell table:style-name="ce40" table:number-columns-repeated="6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Zandverkoo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Zeepzied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9" calcext:value-type="float">
            <text:p>19</text:p>
          </table:table-cell>
          <table:table-cell table:style-name="ce40"/>
          <table:table-cell table:style-name="ce40" office:value-type="float" office:value="20" calcext:value-type="float">
            <text:p>20</text:p>
          </table:table-cell>
          <table:table-cell table:style-name="ce40"/>
          <table:table-cell table:style-name="ce63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Zeevaartscholen onderwijz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Zeevaartscholen leerlingen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63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Ziekenoppass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Zoutzie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Zwaardveg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Zwavelstokkenmakers en verkoo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Zijdeteelt (personen behoorende tot de)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Verschillende beroep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Zonder beroep</text:p>
          </table:table-cell>
          <table:table-cell/>
          <table:table-cell table:style-name="ce33" office:value-type="float" office:value="4773" calcext:value-type="float">
            <text:p>4,773</text:p>
          </table:table-cell>
          <table:table-cell table:style-name="ce41" office:value-type="float" office:value="5021" calcext:value-type="float">
            <text:p>5,021</text:p>
          </table:table-cell>
          <table:table-cell table:style-name="ce40" office:value-type="float" office:value="430" calcext:value-type="float">
            <text:p>430</text:p>
          </table:table-cell>
          <table:table-cell table:style-name="ce40" office:value-type="float" office:value="591" calcext:value-type="float">
            <text:p>591</text:p>
          </table:table-cell>
          <table:table-cell table:style-name="ce40" office:value-type="float" office:value="785" calcext:value-type="float">
            <text:p>785</text:p>
          </table:table-cell>
          <table:table-cell table:style-name="ce41" office:value-type="float" office:value="1417" calcext:value-type="float">
            <text:p>1,417</text:p>
          </table:table-cell>
          <table:table-cell table:style-name="ce41" office:value-type="float" office:value="2110" calcext:value-type="float">
            <text:p>2,110</text:p>
          </table:table-cell>
          <table:table-cell table:style-name="ce41" office:value-type="float" office:value="15142" calcext:value-type="float">
            <text:p>15,142</text:p>
          </table:table-cell>
          <table:table-cell table:style-name="ce41" office:value-type="float" office:value="8098" calcext:value-type="float">
            <text:p>8,098</text:p>
          </table:table-cell>
          <table:table-cell table:style-name="ce41" office:value-type="float" office:value="22171" calcext:value-type="float">
            <text:p>22,171</text:p>
          </table:table-cell>
          <table:table-cell table:style-name="ce64" office:value-type="float" office:value="30269" calcext:value-type="float">
            <text:p>30,26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Beroep onbekend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ELF STEDEN.</text:p>
          </table:table-cell>
          <table:table-cell table:style-name="ce18" office:value-type="string" calcext:value-type="string">
            <text:p>TOTAAL</text:p>
          </table:table-cell>
          <table:table-cell/>
          <table:table-cell table:style-name="ce33" office:value-type="float" office:value="7144" calcext:value-type="float">
            <text:p>7,144</text:p>
          </table:table-cell>
          <table:table-cell table:style-name="ce41" office:value-type="float" office:value="7068" calcext:value-type="float">
            <text:p>7,068</text:p>
          </table:table-cell>
          <table:table-cell table:style-name="ce41" office:value-type="float" office:value="1344" calcext:value-type="float">
            <text:p>1,344</text:p>
          </table:table-cell>
          <table:table-cell table:style-name="ce41" office:value-type="float" office:value="1420" calcext:value-type="float">
            <text:p>1,420</text:p>
          </table:table-cell>
          <table:table-cell table:style-name="ce41" office:value-type="float" office:value="2612" calcext:value-type="float">
            <text:p>2,612</text:p>
          </table:table-cell>
          <table:table-cell table:style-name="ce41" office:value-type="float" office:value="2648" calcext:value-type="float">
            <text:p>2,648</text:p>
          </table:table-cell>
          <table:table-cell table:style-name="ce41" office:value-type="float" office:value="18275" calcext:value-type="float">
            <text:p>18,275</text:p>
          </table:table-cell>
          <table:table-cell table:style-name="ce41" office:value-type="float" office:value="21196" calcext:value-type="float">
            <text:p>21,196</text:p>
          </table:table-cell>
          <table:table-cell table:style-name="ce41" office:value-type="float" office:value="29375" calcext:value-type="float">
            <text:p>29,375</text:p>
          </table:table-cell>
          <table:table-cell table:style-name="ce41" office:value-type="float" office:value="32332" calcext:value-type="float">
            <text:p>32,332</text:p>
          </table:table-cell>
          <table:table-cell table:style-name="ce64" office:value-type="float" office:value="61707" calcext:value-type="float">
            <text:p>61,70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Aannem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63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Aardappelenmeelfabrijkant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Aardewerk- en porceleinfabrijkanten</text:p>
          </table:table-cell>
          <table:table-cell/>
          <table:table-cell table:style-name="ce8"/>
          <table:table-cell table:style-name="ce40" table:number-columns-repeated="6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Aardewerk- en porceleinkooplied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Advoka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63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Afbraakverkoo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Aluinfabrijkant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Ambtenaren Staats-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94" calcext:value-type="float">
            <text:p>19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94" calcext:value-type="float">
            <text:p>194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195" calcext:value-type="float">
            <text:p>19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Ambtenaren Provinciale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Ambtenaren Gemeente-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100" calcext:value-type="float">
            <text:p>10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Ambtenaren Niet genoemde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63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Apothekers, drogisten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" calcext:value-type="float">
            <text:p>2</text:p>
          </table:table-cell>
          <table:table-cell table:style-name="ce63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Arbeiders, daglooners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635" calcext:value-type="float">
            <text:p>635</text:p>
          </table:table-cell>
          <table:table-cell table:style-name="ce40" office:value-type="float" office:value="319" calcext:value-type="float">
            <text:p>319</text:p>
          </table:table-cell>
          <table:table-cell table:style-name="ce41" office:value-type="float" office:value="16695" calcext:value-type="float">
            <text:p>16,695</text:p>
          </table:table-cell>
          <table:table-cell table:style-name="ce41" office:value-type="float" office:value="4927" calcext:value-type="float">
            <text:p>4,927</text:p>
          </table:table-cell>
          <table:table-cell table:style-name="ce41" office:value-type="float" office:value="17397" calcext:value-type="float">
            <text:p>17,397</text:p>
          </table:table-cell>
          <table:table-cell table:style-name="ce41" office:value-type="float" office:value="5283" calcext:value-type="float">
            <text:p>5,283</text:p>
          </table:table-cell>
          <table:table-cell table:style-name="ce64" office:value-type="float" office:value="22680" calcext:value-type="float">
            <text:p>22,68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Asch-, bagger-, vuilnislieden, aschverkoo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Azijnstokers, kunstazijn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aardscheerders, kappers, paruiken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8" calcext:value-type="float">
            <text:p>28</text:p>
          </table:table-cell>
          <table:table-cell table:style-name="ce40"/>
          <table:table-cell table:style-name="ce40" office:value-type="float" office:value="28" calcext:value-type="float">
            <text:p>28</text:p>
          </table:table-cell>
          <table:table-cell table:style-name="ce40"/>
          <table:table-cell table:style-name="ce63" office:value-type="float" office:value="28" calcext:value-type="float">
            <text:p>2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adstoofhou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ankiers, effektenhandelaars, geldwisselaars, kassi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ed- en matrassenmakers en verhuurders, behangers, stoffeer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eeldhouwers, lofwerksnij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eleenbankhouders, inbrengers enz.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este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estellers, expediteurs, factoors, voetboden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/>
          <table:table-cell table:style-name="ce40" office:value-type="float" office:value="13" calcext:value-type="float">
            <text:p>13</text:p>
          </table:table-cell>
          <table:table-cell table:style-name="ce40"/>
          <table:table-cell table:style-name="ce63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ezembinders, rietboeren, rijswer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63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ierbrouwers, biersto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illard-, kaats-ballen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lee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5" calcext:value-type="float">
            <text:p>5</text:p>
          </table:table-cell>
          <table:table-cell table:style-name="ce63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lik- en pleetwerkers, lampen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loemisten, boomkweekers, tuiniers, warmoezeni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2" calcext:value-type="float">
            <text:p>2</text:p>
          </table:table-cell>
          <table:table-cell table:style-name="ce41" office:value-type="float" office:value="1673" calcext:value-type="float">
            <text:p>1,673</text:p>
          </table:table-cell>
          <table:table-cell table:style-name="ce40" office:value-type="float" office:value="181" calcext:value-type="float">
            <text:p>181</text:p>
          </table:table-cell>
          <table:table-cell table:style-name="ce41" office:value-type="float" office:value="1687" calcext:value-type="float">
            <text:p>1,687</text:p>
          </table:table-cell>
          <table:table-cell table:style-name="ce40" office:value-type="float" office:value="184" calcext:value-type="float">
            <text:p>184</text:p>
          </table:table-cell>
          <table:table-cell table:style-name="ce64" office:value-type="float" office:value="1871" calcext:value-type="float">
            <text:p>1,87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oekbind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63" office:value-type="float" office:value="4" calcext:value-type="float">
            <text:p>4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oek- en dagbladdrukkers en verkoopers mees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3" calcext:value-type="float">
            <text:p>13</text:p>
          </table:table-cell>
          <table:table-cell table:style-name="ce40"/>
          <table:table-cell table:style-name="ce40" office:value-type="float" office:value="13" calcext:value-type="float">
            <text:p>13</text:p>
          </table:table-cell>
          <table:table-cell table:style-name="ce40"/>
          <table:table-cell table:style-name="ce63" office:value-type="float" office:value="13" calcext:value-type="float">
            <text:p>13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oek- en dagbladdrukkers en verkoopers knechts, letterzet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ontwer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ordpapier (werkers in) doozen-, kaarten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orduurwerkers, kantwer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orstel-, kaarden-, kammen-, rijven-, zeeftenma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ouwmees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randers en stokers van stroop, likeuren, sterke drank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63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reuk- en draagbanden-, keurslijven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rillenslijpers en verkoo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rood-, kleingoed-, koek- en banketbakkers en slijters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55" calcext:value-type="float">
            <text:p>955</text:p>
          </table:table-cell>
          <table:table-cell table:style-name="ce40" office:value-type="float" office:value="236" calcext:value-type="float">
            <text:p>236</text:p>
          </table:table-cell>
          <table:table-cell table:style-name="ce41" office:value-type="float" office:value="1012" calcext:value-type="float">
            <text:p>1,012</text:p>
          </table:table-cell>
          <table:table-cell table:style-name="ce40" office:value-type="float" office:value="237" calcext:value-type="float">
            <text:p>237</text:p>
          </table:table-cell>
          <table:table-cell table:style-name="ce64" office:value-type="float" office:value="1249" calcext:value-type="float">
            <text:p>1,24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ijenteelt (personen behoorende tot de)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1" calcext:value-type="float">
            <text:p>31</text:p>
          </table:table-cell>
          <table:table-cell table:style-name="ce40"/>
          <table:table-cell table:style-name="ce40" office:value-type="float" office:value="31" calcext:value-type="float">
            <text:p>31</text:p>
          </table:table-cell>
          <table:table-cell table:style-name="ce40"/>
          <table:table-cell table:style-name="ce63" office:value-type="float" office:value="31" calcext:value-type="float">
            <text:p>3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Chicoreifabrijkan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Chocoladefabrijkant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Dagbladschrijvers, letterkundig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Debiteurs en gedelegeerden in de loterij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63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Dekkers (lei-, pannen-, riet-)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63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Deurwaar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3" calcext:value-type="float">
            <text:p>23</text:p>
          </table:table-cell>
          <table:table-cell table:style-name="ce40"/>
          <table:table-cell table:style-name="ce40" office:value-type="float" office:value="23" calcext:value-type="float">
            <text:p>23</text:p>
          </table:table-cell>
          <table:table-cell table:style-name="ce40"/>
          <table:table-cell table:style-name="ce63" office:value-type="float" office:value="23" calcext:value-type="float">
            <text:p>23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Dienstboden, bakers, huisbewaarders, minnen, oppassers, portiers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366" calcext:value-type="float">
            <text:p>366</text:p>
          </table:table-cell>
          <table:table-cell table:style-name="ce40" office:value-type="float" office:value="189" calcext:value-type="float">
            <text:p>189</text:p>
          </table:table-cell>
          <table:table-cell table:style-name="ce41" office:value-type="float" office:value="3395" calcext:value-type="float">
            <text:p>3,395</text:p>
          </table:table-cell>
          <table:table-cell table:style-name="ce40" office:value-type="float" office:value="214" calcext:value-type="float">
            <text:p>214</text:p>
          </table:table-cell>
          <table:table-cell table:style-name="ce41" office:value-type="float" office:value="3798" calcext:value-type="float">
            <text:p>3,798</text:p>
          </table:table-cell>
          <table:table-cell table:style-name="ce64" office:value-type="float" office:value="4012" calcext:value-type="float">
            <text:p>4,012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Doodgravers, bedienaars van begrafenissen, verhuurders van rouwkleeder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2" calcext:value-type="float">
            <text:p>12</text:p>
          </table:table-cell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/>
          <table:table-cell table:style-name="ce63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Fabrijkanten van verschillenden aard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63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Fineerzag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aarkeukenhou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alanteriewarenhandelaa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aren- en bandwinkeli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azfabrijkant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8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20" calcext:value-type="float">
            <text:p>20</text:p>
          </table:table-cell>
          <table:table-cell table:style-name="ce63" office:value-type="float" office:value="157" calcext:value-type="float">
            <text:p>15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epensioneerden (burgerlijke en militaire)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" calcext:value-type="float">
            <text:p>4</text:p>
          </table:table-cell>
          <table:table-cell table:style-name="ce63" office:value-type="float" office:value="52" calcext:value-type="float">
            <text:p>5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eschutgieters, geweer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ezantschappen en consulaten (personen behoorende tot de)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lasblaz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8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odsdienstleeraren en aan de dienst verbonden personen. Protestanten, predikan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27" calcext:value-type="float">
            <text:p>227</text:p>
          </table:table-cell>
          <table:table-cell table:style-name="ce40"/>
          <table:table-cell table:style-name="ce40" office:value-type="float" office:value="227" calcext:value-type="float">
            <text:p>227</text:p>
          </table:table-cell>
          <table:table-cell table:style-name="ce40"/>
          <table:table-cell table:style-name="ce63" office:value-type="float" office:value="227" calcext:value-type="float">
            <text:p>227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8"/>
          <table:table-cell table:style-name="ce40" table:number-columns-repeated="5"/>
          <table:table-cell table:number-columns-repeated="4" table:style-name="ce40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1" calcext:value-type="float">
            <text:p>21</text:p>
          </table:table-cell>
          <table:table-cell table:style-name="ce40"/>
          <table:table-cell table:style-name="ce40" office:value-type="float" office:value="21" calcext:value-type="float">
            <text:p>21</text:p>
          </table:table-cell>
          <table:table-cell table:style-name="ce40"/>
          <table:table-cell table:style-name="ce63" office:value-type="float" office:value="21" calcext:value-type="float">
            <text:p>21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8"/>
          <table:table-cell table:style-name="ce40" table:number-columns-repeated="6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odsdienstleeraren en aan de dienst verbonden personen. Israeliten, rabbijn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8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ouddraadtrekkers, passementwerkers, galonwer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raanhandelaars, gistverkoo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63" office:value-type="float" office:value="10" calcext:value-type="float">
            <text:p>10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raveurs op hout, metaal en steen, stempelsnij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riendbaz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roenten-, fruitverkoopers</text:p>
          </table:table-cell>
          <table:table-cell/>
          <table:table-cell table:style-name="ce8"/>
          <table:table-cell table:style-name="ce40" table:number-columns-repeated="6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rondeigenar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style-name="ce63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rossiers, slij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3" calcext:value-type="float">
            <text:p>3</text:p>
          </table:table-cell>
          <table:table-cell table:style-name="ce63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Grutters, kruideniers</text:p>
          </table:table-cell>
          <table:table-cell/>
          <table:table-cell table:style-name="ce8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24" calcext:value-type="float">
            <text:p>124</text:p>
          </table:table-cell>
          <table:table-cell table:style-name="ce40" office:value-type="float" office:value="7" calcext:value-type="float">
            <text:p>7</text:p>
          </table:table-cell>
          <table:table-cell table:style-name="ce63" office:value-type="float" office:value="131" calcext:value-type="float">
            <text:p>13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Haarwer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Handelsleerlingen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63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Handelsreizig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Handschoenen- en dassen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Haven- en bakenmees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Heemraden en verdere ambtenaren van de waterschapp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Hoetmaaij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Hennep- en vlasbereiders en teel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Herbergiers, kasteleins, koffijhuishou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09" calcext:value-type="float">
            <text:p>20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209" calcext:value-type="float">
            <text:p>209</text:p>
          </table:table-cell>
          <table:table-cell table:style-name="ce40" office:value-type="float" office:value="30" calcext:value-type="float">
            <text:p>30</text:p>
          </table:table-cell>
          <table:table-cell table:style-name="ce63" office:value-type="float" office:value="239" calcext:value-type="float">
            <text:p>23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Herders en veehoeders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4" calcext:value-type="float">
            <text:p>4</text:p>
          </table:table-cell>
          <table:table-cell table:style-name="ce63" office:value-type="float" office:value="150" calcext:value-type="float">
            <text:p>15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Hoeden-, petten- en stroohoeden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" calcext:value-type="float">
            <text:p>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7" calcext:value-type="float">
            <text:p>57</text:p>
          </table:table-cell>
          <table:table-cell table:style-name="ce63" office:value-type="float" office:value="63" calcext:value-type="float">
            <text:p>63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Houthak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Houtzaagmolenaars, houtzagers, houtkoopers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106" calcext:value-type="float">
            <text:p>106</text:p>
          </table:table-cell>
          <table:table-cell table:style-name="ce40"/>
          <table:table-cell table:style-name="ce40" office:value-type="float" office:value="110" calcext:value-type="float">
            <text:p>110</text:p>
          </table:table-cell>
          <table:table-cell table:style-name="ce40"/>
          <table:table-cell table:style-name="ce63" office:value-type="float" office:value="110" calcext:value-type="float">
            <text:p>1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Huisleerlingen</text:p>
          </table:table-cell>
          <table:table-cell/>
          <table:table-cell table:style-name="ce8" office:value-type="float" office:value="101" calcext:value-type="float">
            <text:p>101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13" calcext:value-type="float">
            <text:p>213</text:p>
          </table:table-cell>
          <table:table-cell table:style-name="ce40" office:value-type="float" office:value="223" calcext:value-type="float">
            <text:p>223</text:p>
          </table:table-cell>
          <table:table-cell table:style-name="ce63" office:value-type="float" office:value="436" calcext:value-type="float">
            <text:p>436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Ingenieurs en verdere ambtenaren van den waterstaat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63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Inleggers van levensbehoeft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Jag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2" calcext:value-type="float">
            <text:p>12</text:p>
          </table:table-cell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/>
          <table:table-cell table:style-name="ce63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Jagt (personen behoorende tot de)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4" calcext:value-type="float">
            <text:p>14</text:p>
          </table:table-cell>
          <table:table-cell table:style-name="ce40"/>
          <table:table-cell table:style-name="ce40" office:value-type="float" office:value="14" calcext:value-type="float">
            <text:p>14</text:p>
          </table:table-cell>
          <table:table-cell table:style-name="ce40"/>
          <table:table-cell table:style-name="ce63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Juweliers, goud- en zilversmeden</text:p>
          </table:table-cell>
          <table:table-cell/>
          <table:table-cell table:style-name="ce8"/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8" calcext:value-type="float">
            <text:p>98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99" calcext:value-type="float">
            <text:p>9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aarders, wolkamm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33" calcext:value-type="float">
            <text:p>3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aarsenmakers (smeer- en was-)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abinet- en schrijnwerkers, kunstdraaijers</text:p>
          </table:table-cell>
          <table:table-cell/>
          <table:table-cell table:style-name="ce8"/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/>
          <table:table-cell table:style-name="ce40" office:value-type="float" office:value="54" calcext:value-type="float">
            <text:p>54</text:p>
          </table:table-cell>
          <table:table-cell table:style-name="ce40"/>
          <table:table-cell table:style-name="ce40" office:value-type="float" office:value="69" calcext:value-type="float">
            <text:p>69</text:p>
          </table:table-cell>
          <table:table-cell table:style-name="ce40"/>
          <table:table-cell table:style-name="ce63" office:value-type="float" office:value="69" calcext:value-type="float">
            <text:p>6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adetten van de landmagt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adetten van de zeemagt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alkbranders, cement- en trasma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4" calcext:value-type="float">
            <text:p>24</text:p>
          </table:table-cell>
          <table:table-cell table:style-name="ce40"/>
          <table:table-cell table:style-name="ce40" office:value-type="float" office:value="26" calcext:value-type="float">
            <text:p>26</text:p>
          </table:table-cell>
          <table:table-cell table:style-name="ce40"/>
          <table:table-cell table:style-name="ce63" office:value-type="float" office:value="26" calcext:value-type="float">
            <text:p>26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antoor- en winkelbedienden, pakhuisknechts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7" calcext:value-type="float">
            <text:p>7</text:p>
          </table:table-cell>
          <table:table-cell table:style-name="ce63" office:value-type="float" office:value="72" calcext:value-type="float">
            <text:p>7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leedermak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31" calcext:value-type="float">
            <text:p>31</text:p>
          </table:table-cell>
          <table:table-cell table:style-name="ce40"/>
          <table:table-cell table:style-name="ce40" office:value-type="float" office:value="451" calcext:value-type="float">
            <text:p>451</text:p>
          </table:table-cell>
          <table:table-cell table:style-name="ce40"/>
          <table:table-cell table:style-name="ce40" office:value-type="float" office:value="487" calcext:value-type="float">
            <text:p>487</text:p>
          </table:table-cell>
          <table:table-cell table:style-name="ce40"/>
          <table:table-cell table:style-name="ce63" office:value-type="float" office:value="487" calcext:value-type="float">
            <text:p>48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leederen- en gemaaktgoedverkoo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leinhandelaars, winkeli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702" calcext:value-type="float">
            <text:p>702</text:p>
          </table:table-cell>
          <table:table-cell table:style-name="ce40" office:value-type="float" office:value="606" calcext:value-type="float">
            <text:p>606</text:p>
          </table:table-cell>
          <table:table-cell table:style-name="ce40" office:value-type="float" office:value="702" calcext:value-type="float">
            <text:p>702</text:p>
          </table:table-cell>
          <table:table-cell table:style-name="ce40" office:value-type="float" office:value="606" calcext:value-type="float">
            <text:p>606</text:p>
          </table:table-cell>
          <table:table-cell table:style-name="ce64" office:value-type="float" office:value="1308" calcext:value-type="float">
            <text:p>1,308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lerken en schrijvers bij notarissen, ontvangers, prokureurs, deurwaarders enz.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73" calcext:value-type="float">
            <text:p>73</text:p>
          </table:table-cell>
          <table:table-cell table:style-name="ce40"/>
          <table:table-cell table:style-name="ce40" office:value-type="float" office:value="78" calcext:value-type="float">
            <text:p>78</text:p>
          </table:table-cell>
          <table:table-cell table:style-name="ce40"/>
          <table:table-cell table:style-name="ce63" office:value-type="float" office:value="78" calcext:value-type="float">
            <text:p>7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lompen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63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noopen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olenbran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oninklijk Huis (personen, verbonden aan het)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ooplieden van verschillenden aard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1" office:value-type="float" office:value="1203" calcext:value-type="float">
            <text:p>1,203</text:p>
          </table:table-cell>
          <table:table-cell table:style-name="ce40" office:value-type="float" office:value="145" calcext:value-type="float">
            <text:p>145</text:p>
          </table:table-cell>
          <table:table-cell table:style-name="ce41" office:value-type="float" office:value="1211" calcext:value-type="float">
            <text:p>1,211</text:p>
          </table:table-cell>
          <table:table-cell table:style-name="ce40" office:value-type="float" office:value="145" calcext:value-type="float">
            <text:p>145</text:p>
          </table:table-cell>
          <table:table-cell table:style-name="ce64" office:value-type="float" office:value="1356" calcext:value-type="float">
            <text:p>1,35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oornmolenaars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162" calcext:value-type="float">
            <text:p>162</text:p>
          </table:table-cell>
          <table:table-cell table:style-name="ce40"/>
          <table:table-cell table:style-name="ce40" office:value-type="float" office:value="167" calcext:value-type="float">
            <text:p>167</text:p>
          </table:table-cell>
          <table:table-cell table:style-name="ce40"/>
          <table:table-cell table:style-name="ce63" office:value-type="float" office:value="167" calcext:value-type="float">
            <text:p>16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oornverschiet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oper- en blikslagers, draadvlechters, ketellapp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3" calcext:value-type="float">
            <text:p>13</text:p>
          </table:table-cell>
          <table:table-cell table:style-name="ce40"/>
          <table:table-cell table:style-name="ce40" office:value-type="float" office:value="94" calcext:value-type="float">
            <text:p>94</text:p>
          </table:table-cell>
          <table:table-cell table:style-name="ce40"/>
          <table:table-cell table:style-name="ce40" office:value-type="float" office:value="107" calcext:value-type="float">
            <text:p>107</text:p>
          </table:table-cell>
          <table:table-cell table:style-name="ce40"/>
          <table:table-cell table:style-name="ce63" office:value-type="float" office:value="107" calcext:value-type="float">
            <text:p>10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oper-, klok- en geelgiet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ostschool- houders en onderwijz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ostschool- leerlingen</text:p>
          </table:table-cell>
          <table:table-cell/>
          <table:table-cell table:style-name="ce8"/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16" calcext:value-type="float">
            <text:p>16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21" calcext:value-type="float">
            <text:p>21</text:p>
          </table:table-cell>
          <table:table-cell table:style-name="ce40"/>
          <table:table-cell table:style-name="ce63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raankinder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ramers</text:p>
          </table:table-cell>
          <table:table-cell/>
          <table:table-cell table:style-name="ce8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2" table:style-name="ce40" office:value-type="float" office:value="233" calcext:value-type="float">
            <text:p>233</text:p>
          </table:table-cell>
          <table:table-cell table:style-name="ce40" office:value-type="float" office:value="243" calcext:value-type="float">
            <text:p>243</text:p>
          </table:table-cell>
          <table:table-cell table:style-name="ce40" office:value-type="float" office:value="242" calcext:value-type="float">
            <text:p>242</text:p>
          </table:table-cell>
          <table:table-cell table:style-name="ce63" office:value-type="float" office:value="485" calcext:value-type="float">
            <text:p>48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ramm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rib- en dijkwerkers, heibaz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4" calcext:value-type="float">
            <text:p>14</text:p>
          </table:table-cell>
          <table:table-cell table:style-name="ce40"/>
          <table:table-cell table:style-name="ce40" office:value-type="float" office:value="14" calcext:value-type="float">
            <text:p>14</text:p>
          </table:table-cell>
          <table:table-cell table:style-name="ce40"/>
          <table:table-cell table:style-name="ce63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roeghouders, tappers enz.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03" calcext:value-type="float">
            <text:p>203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float" office:value="43" calcext:value-type="float">
            <text:p>43</text:p>
          </table:table-cell>
          <table:table-cell table:style-name="ce63" office:value-type="float" office:value="246" calcext:value-type="float">
            <text:p>24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ruidfabrijkanten en vuurwerk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ruijers, sjouwers, schoenpoets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38" calcext:value-type="float">
            <text:p>38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rijgslieden van en boven den rang van 2den luitenant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rijgslieden beneden den rang van 2den luitenant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63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uipers, hoepelmakers</text:p>
          </table:table-cell>
          <table:table-cell/>
          <table:table-cell table:style-name="ce8"/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39" calcext:value-type="float">
            <text:p>39</text:p>
          </table:table-cell>
          <table:table-cell table:style-name="ce40"/>
          <table:table-cell table:style-name="ce40" office:value-type="float" office:value="431" calcext:value-type="float">
            <text:p>43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474" calcext:value-type="float">
            <text:p>474</text:p>
          </table:table-cell>
          <table:table-cell table:style-name="ce40" office:value-type="float" office:value="13" calcext:value-type="float">
            <text:p>13</text:p>
          </table:table-cell>
          <table:table-cell table:style-name="ce63" office:value-type="float" office:value="487" calcext:value-type="float">
            <text:p>48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unstenaars, goochelaars enz.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unstkoopers, muzijk- en teekenhandelar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unstlak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unstoefenaren muzijkanten, muzijkmeesters, organis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63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unstoefenaren schil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9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unstoefenaren teekenaars, teekenmeesters, daguerreotypeurs, decorateu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unstoefenaren tooneelspelers, dansmeesters, zang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unstwer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Kurkensnij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andbouwers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812" calcext:value-type="float">
            <text:p>812</text:p>
          </table:table-cell>
          <table:table-cell table:style-name="ce40" office:value-type="float" office:value="326" calcext:value-type="float">
            <text:p>326</text:p>
          </table:table-cell>
          <table:table-cell table:style-name="ce41" office:value-type="float" office:value="13529" calcext:value-type="float">
            <text:p>13,529</text:p>
          </table:table-cell>
          <table:table-cell table:style-name="ce41" office:value-type="float" office:value="6443" calcext:value-type="float">
            <text:p>6,443</text:p>
          </table:table-cell>
          <table:table-cell table:style-name="ce41" office:value-type="float" office:value="14402" calcext:value-type="float">
            <text:p>14,402</text:p>
          </table:table-cell>
          <table:table-cell table:style-name="ce41" office:value-type="float" office:value="6786" calcext:value-type="float">
            <text:p>6,786</text:p>
          </table:table-cell>
          <table:table-cell table:style-name="ce64" office:value-type="float" office:value="21188" calcext:value-type="float">
            <text:p>21,18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andhuishoudkundige scholen onderwijz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andhuishoudkundige scholen leerling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andmeters en teekenaars bij het kadaster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antaarnopste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atijnsche scholen onderwijz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atijnsche scholen leerlingen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eerbereiders en looij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75" calcext:value-type="float">
            <text:p>7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eerlingen aan het instituut voor blind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ettergie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iefdadige gestichten hoofd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25" calcext:value-type="float">
            <text:p>25</text:p>
          </table:table-cell>
          <table:table-cell table:style-name="ce63" office:value-type="float" office:value="54" calcext:value-type="float">
            <text:p>5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iefdadige gestichten dienstdoend personeel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inieer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oodgieters en pompenmakers, brandspuit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oodswezen en strandvonderij (personen behoorende tot)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63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oodwit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Lijmzie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agazijn- en pakhuismeest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akelaars en kargadoo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andenmakers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13" calcext:value-type="float">
            <text:p>13</text:p>
          </table:table-cell>
          <table:table-cell table:style-name="ce63" office:value-type="float" office:value="39" calcext:value-type="float">
            <text:p>3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anufakturen/* fabrijkan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anufakturen/* kooplied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7" calcext:value-type="float">
            <text:p>7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5" calcext:value-type="float">
            <text:p>5</text:p>
          </table:table-cell>
          <table:table-cell table:style-name="ce63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anufakturen/* werklieden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16" calcext:value-type="float">
            <text:p>16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ariniers en zeelieden van en boven den rang van 2den luitenant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ariniers en zeelieden beneden den rang van 2den luitenant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atten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6" calcext:value-type="float">
            <text:p>6</text:p>
          </table:table-cell>
          <table:table-cell table:style-name="ce63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eekrapbereiders en fabrijkant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eesters (keur-, markt-, vraag-), afslag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63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elk-, boter-, kaasverkoo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8" calcext:value-type="float">
            <text:p>8</text:p>
          </table:table-cell>
          <table:table-cell table:style-name="ce63" office:value-type="float" office:value="62" calcext:value-type="float">
            <text:p>6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essenmakers en slij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eters (kolen-, koorn-, hout-, scheeps- enz.), wijnste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46" calcext:value-type="float">
            <text:p>46</text:p>
          </table:table-cell>
          <table:table-cell table:style-name="ce63" office:value-type="float" office:value="106" calcext:value-type="float">
            <text:p>10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etselaa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63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odemaaksters</text:p>
          </table:table-cell>
          <table:table-cell/>
          <table:table-cell table:style-name="ce8"/>
          <table:table-cell table:style-name="ce40" table:number-columns-repeated="6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olenma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25" calcext:value-type="float">
            <text:p>25</text:p>
          </table:table-cell>
          <table:table-cell table:style-name="ce40"/>
          <table:table-cell table:style-name="ce40" office:value-type="float" office:value="26" calcext:value-type="float">
            <text:p>26</text:p>
          </table:table-cell>
          <table:table-cell table:style-name="ce40"/>
          <table:table-cell table:style-name="ce63" office:value-type="float" office:value="26" calcext:value-type="float">
            <text:p>2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outmolenaa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uzijkinstrument-, orgel-, forte pianomakers, stemmers en verkoo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Mijnwer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8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8"/>
          <table:table-cell table:style-name="ce40" office:value-type="float" office:value="14" calcext:value-type="float">
            <text:p>14</text:p>
          </table:table-cell>
          <table:table-cell table:style-name="ce40"/>
          <table:table-cell table:style-name="ce40" office:value-type="float" office:value="28" calcext:value-type="float">
            <text:p>28</text:p>
          </table:table-cell>
          <table:table-cell table:style-name="ce40"/>
          <table:table-cell table:style-name="ce40" office:value-type="float" office:value="236" calcext:value-type="float">
            <text:p>236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1929" calcext:value-type="float">
            <text:p>1,929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2207" calcext:value-type="float">
            <text:p>2,207</text:p>
          </table:table-cell>
          <table:table-cell table:style-name="ce64" office:value-type="float" office:value="2208" calcext:value-type="float">
            <text:p>2,20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Nachtwer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Notariss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41" calcext:value-type="float">
            <text:p>41</text:p>
          </table:table-cell>
          <table:table-cell table:style-name="ce40"/>
          <table:table-cell table:style-name="ce40" office:value-type="float" office:value="41" calcext:value-type="float">
            <text:p>41</text:p>
          </table:table-cell>
          <table:table-cell table:style-name="ce40"/>
          <table:table-cell table:style-name="ce63" office:value-type="float" office:value="41" calcext:value-type="float">
            <text:p>4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Notarissen (kandidaat)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63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Olieslagers en molenaa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6" calcext:value-type="float">
            <text:p>36</text:p>
          </table:table-cell>
          <table:table-cell table:style-name="ce40"/>
          <table:table-cell table:style-name="ce40" office:value-type="float" office:value="36" calcext:value-type="float">
            <text:p>36</text:p>
          </table:table-cell>
          <table:table-cell table:style-name="ce40"/>
          <table:table-cell table:style-name="ce63" office:value-type="float" office:value="36" calcext:value-type="float">
            <text:p>3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Omroepers, aanplak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3" calcext:value-type="float">
            <text:p>3</text:p>
          </table:table-cell>
          <table:table-cell table:style-name="ce63" office:value-type="float" office:value="13" calcext:value-type="float">
            <text:p>13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Ondernemers en direkteurs van begrafenis- en ziekenfondsen/?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Ondernemers en direkteurs van naamlooze en verdere handel-maatschappij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Ondernemers en direkteurs van verzekering- en brandwaarborgmaatschappijen/?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63" office:value-type="float" office:value="4" calcext:value-type="float">
            <text:p>4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Ondernemers en direkteurs van openbare werk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8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4" calcext:value-type="float">
            <text:p>14</text:p>
          </table:table-cell>
          <table:table-cell table:style-name="ce40"/>
          <table:table-cell table:style-name="ce40" office:value-type="float" office:value="439" calcext:value-type="float">
            <text:p>439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454" calcext:value-type="float">
            <text:p>454</text:p>
          </table:table-cell>
          <table:table-cell table:style-name="ce40" office:value-type="float" office:value="31" calcext:value-type="float">
            <text:p>31</text:p>
          </table:table-cell>
          <table:table-cell table:style-name="ce63" office:value-type="float" office:value="485" calcext:value-type="float">
            <text:p>48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Opsigters, conducteurs enz.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63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Orgeldraaijers, straatmuzijkanten</text:p>
          </table:table-cell>
          <table:table-cell/>
          <table:table-cell table:style-name="ce8"/>
          <table:table-cell table:style-name="ce40" office:value-type="float" office:value="1" calcext:value-type="float">
            <text:p>1</text:p>
          </table:table-cell>
          <table:table-cell table:style-name="ce40" table:number-columns-repeated="5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Oudijzer-, oude kleederen-, beenenverkoo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Paarden- en veehouders en verkoopers, koemel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831" calcext:value-type="float">
            <text:p>831</text:p>
          </table:table-cell>
          <table:table-cell table:style-name="ce40" office:value-type="float" office:value="93" calcext:value-type="float">
            <text:p>93</text:p>
          </table:table-cell>
          <table:table-cell table:style-name="ce40" office:value-type="float" office:value="832" calcext:value-type="float">
            <text:p>832</text:p>
          </table:table-cell>
          <table:table-cell table:style-name="ce40" office:value-type="float" office:value="93" calcext:value-type="float">
            <text:p>93</text:p>
          </table:table-cell>
          <table:table-cell table:style-name="ce63" office:value-type="float" office:value="925" calcext:value-type="float">
            <text:p>92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Paarden- en beestensnij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Pannen-, potten-, pijpen-, steen- en tegelbakkers</text:p>
          </table:table-cell>
          <table:table-cell/>
          <table:table-cell table:style-name="ce8"/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15" calcext:value-type="float">
            <text:p>15</text:p>
          </table:table-cell>
          <table:table-cell table:style-name="ce40"/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40" calcext:value-type="float">
            <text:p>140</text:p>
          </table:table-cell>
          <table:table-cell table:style-name="ce40" office:value-type="float" office:value="2" calcext:value-type="float">
            <text:p>2</text:p>
          </table:table-cell>
          <table:table-cell table:style-name="ce63" office:value-type="float" office:value="142" calcext:value-type="float">
            <text:p>14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Papier- en gekleurd papier- fabrijkan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2" calcext:value-type="float">
            <text:p>12</text:p>
          </table:table-cell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/>
          <table:table-cell table:style-name="ce63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Papier- en gekleurd papier- handelaa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Papier- en gekleurd papier- werklieden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Parapluie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Pannenberei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Pikeu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Pik- en teersto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Plaat- en steendrukkers, plaatsnij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Pleistergieters, boetseer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10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Politie (dir, commiss, agenten van), marech, veld- en boschw, nacht- en torenw, geregtsdienaars, cipiers en bew van gevangenissen, scherpregters, enz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79" calcext:value-type="float">
            <text:p>179</text:p>
          </table:table-cell>
          <table:table-cell table:style-name="ce40"/>
          <table:table-cell table:style-name="ce40" office:value-type="float" office:value="179" calcext:value-type="float">
            <text:p>179</text:p>
          </table:table-cell>
          <table:table-cell table:style-name="ce40"/>
          <table:table-cell table:style-name="ce63" office:value-type="float" office:value="179" calcext:value-type="float">
            <text:p>17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Prokureu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Publieke vrouwen, publiekhuishou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Pijpen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Ree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Regterlijke magt (ambtenaren der)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7" calcext:value-type="float">
            <text:p>27</text:p>
          </table:table-cell>
          <table:table-cell table:style-name="ce40"/>
          <table:table-cell table:style-name="ce40" office:value-type="float" office:value="27" calcext:value-type="float">
            <text:p>27</text:p>
          </table:table-cell>
          <table:table-cell table:style-name="ce40"/>
          <table:table-cell table:style-name="ce63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Renteniers, partikulier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64" calcext:value-type="float">
            <text:p>164</text:p>
          </table:table-cell>
          <table:table-cell table:style-name="ce40" office:value-type="float" office:value="183" calcext:value-type="float">
            <text:p>183</text:p>
          </table:table-cell>
          <table:table-cell table:style-name="ce40" office:value-type="float" office:value="164" calcext:value-type="float">
            <text:p>164</text:p>
          </table:table-cell>
          <table:table-cell table:style-name="ce40" office:value-type="float" office:value="183" calcext:value-type="float">
            <text:p>183</text:p>
          </table:table-cell>
          <table:table-cell table:style-name="ce63" office:value-type="float" office:value="347" calcext:value-type="float">
            <text:p>34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Rentmeest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Rijtuig-, wagen-, koffer-, zadelmakers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7" calcext:value-type="float">
            <text:p>17</text:p>
          </table:table-cell>
          <table:table-cell table:style-name="ce40"/>
          <table:table-cell table:style-name="ce40" office:value-type="float" office:value="306" calcext:value-type="float">
            <text:p>30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324" calcext:value-type="float">
            <text:p>324</text:p>
          </table:table-cell>
          <table:table-cell table:style-name="ce40" office:value-type="float" office:value="7" calcext:value-type="float">
            <text:p>7</text:p>
          </table:table-cell>
          <table:table-cell table:style-name="ce63" office:value-type="float" office:value="331" calcext:value-type="float">
            <text:p>33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Rijtuigschil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chaarslij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63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chat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0" calcext:value-type="float">
            <text:p>20</text:p>
          </table:table-cell>
          <table:table-cell table:style-name="ce40"/>
          <table:table-cell table:style-name="ce40" office:value-type="float" office:value="20" calcext:value-type="float">
            <text:p>20</text:p>
          </table:table-cell>
          <table:table-cell table:style-name="ce40"/>
          <table:table-cell table:style-name="ce63" office:value-type="float" office:value="20" calcext:value-type="float">
            <text:p>20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cheep-, blok-, mast- en zeilmakers, rafactiemeesters, scheepsloopers, takelaars</text:p>
          </table:table-cell>
          <table:table-cell/>
          <table:table-cell table:style-name="ce8"/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25" calcext:value-type="float">
            <text:p>25</text:p>
          </table:table-cell>
          <table:table-cell table:style-name="ce40"/>
          <table:table-cell table:style-name="ce40" office:value-type="float" office:value="352" calcext:value-type="float">
            <text:p>35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383" calcext:value-type="float">
            <text:p>383</text:p>
          </table:table-cell>
          <table:table-cell table:style-name="ce40" office:value-type="float" office:value="3" calcext:value-type="float">
            <text:p>3</text:p>
          </table:table-cell>
          <table:table-cell table:style-name="ce63" office:value-type="float" office:value="386" calcext:value-type="float">
            <text:p>38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cheepsw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cheepzeilnaalden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cheikundige voorwerpen en verfwaren (fabrijkanten en werklieden in)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chelpvisschers, schul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5" calcext:value-type="float">
            <text:p>25</text:p>
          </table:table-cell>
          <table:table-cell table:style-name="ce40"/>
          <table:table-cell table:style-name="ce40" office:value-type="float" office:value="25" calcext:value-type="float">
            <text:p>25</text:p>
          </table:table-cell>
          <table:table-cell table:style-name="ce40"/>
          <table:table-cell table:style-name="ce63" office:value-type="float" office:value="25" calcext:value-type="float">
            <text:p>2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chermmeest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childers (huis-), glazenmakers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31" calcext:value-type="float">
            <text:p>31</text:p>
          </table:table-cell>
          <table:table-cell table:style-name="ce40"/>
          <table:table-cell table:style-name="ce40" office:value-type="float" office:value="464" calcext:value-type="float">
            <text:p>46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496" calcext:value-type="float">
            <text:p>496</text:p>
          </table:table-cell>
          <table:table-cell table:style-name="ce40" office:value-type="float" office:value="6" calcext:value-type="float">
            <text:p>6</text:p>
          </table:table-cell>
          <table:table-cell table:style-name="ce63" office:value-type="float" office:value="502" calcext:value-type="float">
            <text:p>502</text:p>
          </table:table-cell>
          <table:table-cell table:number-columns-repeated="1010"/>
        </table:table-row>
        <table:table-row table:style-name="ro10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0" office:value-type="float" office:value="109" calcext:value-type="float">
            <text:p>109</text:p>
          </table:table-cell>
          <table:table-cell table:style-name="ce40"/>
          <table:table-cell table:style-name="ce41" office:value-type="float" office:value="2201" calcext:value-type="float">
            <text:p>2,201</text:p>
          </table:table-cell>
          <table:table-cell table:style-name="ce40" office:value-type="float" office:value="48" calcext:value-type="float">
            <text:p>48</text:p>
          </table:table-cell>
          <table:table-cell table:style-name="ce41" office:value-type="float" office:value="2323" calcext:value-type="float">
            <text:p>2,323</text:p>
          </table:table-cell>
          <table:table-cell table:style-name="ce40" office:value-type="float" office:value="48" calcext:value-type="float">
            <text:p>48</text:p>
          </table:table-cell>
          <table:table-cell table:style-name="ce64" office:value-type="float" office:value="2371" calcext:value-type="float">
            <text:p>2,37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choenmakers en lapp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0" office:value-type="float" office:value="57" calcext:value-type="float">
            <text:p>57</text:p>
          </table:table-cell>
          <table:table-cell table:style-name="ce40"/>
          <table:table-cell table:style-name="ce41" office:value-type="float" office:value="1015" calcext:value-type="float">
            <text:p>1,015</text:p>
          </table:table-cell>
          <table:table-cell table:style-name="ce40" office:value-type="float" office:value="7" calcext:value-type="float">
            <text:p>7</text:p>
          </table:table-cell>
          <table:table-cell table:style-name="ce41" office:value-type="float" office:value="1080" calcext:value-type="float">
            <text:p>1,080</text:p>
          </table:table-cell>
          <table:table-cell table:style-name="ce40" office:value-type="float" office:value="7" calcext:value-type="float">
            <text:p>7</text:p>
          </table:table-cell>
          <table:table-cell table:style-name="ce64" office:value-type="float" office:value="1087" calcext:value-type="float">
            <text:p>1,08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choolleerlingen</text:p>
          </table:table-cell>
          <table:table-cell/>
          <table:table-cell table:style-name="ce33" office:value-type="float" office:value="6535" calcext:value-type="float">
            <text:p>6,535</text:p>
          </table:table-cell>
          <table:table-cell table:style-name="ce41" office:value-type="float" office:value="5769" calcext:value-type="float">
            <text:p>5,769</text:p>
          </table:table-cell>
          <table:table-cell table:style-name="ce41" office:value-type="float" office:value="2387" calcext:value-type="float">
            <text:p>2,387</text:p>
          </table:table-cell>
          <table:table-cell table:style-name="ce41" office:value-type="float" office:value="2003" calcext:value-type="float">
            <text:p>2,003</text:p>
          </table:table-cell>
          <table:table-cell table:style-name="ce41" office:value-type="float" office:value="1593" calcext:value-type="float">
            <text:p>1,593</text:p>
          </table:table-cell>
          <table:table-cell table:style-name="ce40" office:value-type="float" office:value="960" calcext:value-type="float">
            <text:p>960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59" calcext:value-type="float">
            <text:p>59</text:p>
          </table:table-cell>
          <table:table-cell table:style-name="ce41" office:value-type="float" office:value="10587" calcext:value-type="float">
            <text:p>10,587</text:p>
          </table:table-cell>
          <table:table-cell table:style-name="ce41" office:value-type="float" office:value="8791" calcext:value-type="float">
            <text:p>8,791</text:p>
          </table:table-cell>
          <table:table-cell table:style-name="ce64" office:value-type="float" office:value="19378" calcext:value-type="float">
            <text:p>19,37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choorsteenveg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lijpers (diamant-, glas-, marmer-, metaal- enz.)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94" calcext:value-type="float">
            <text:p>94</text:p>
          </table:table-cell>
          <table:table-cell table:style-name="ce40"/>
          <table:table-cell table:style-name="ce40" office:value-type="float" office:value="94" calcext:value-type="float">
            <text:p>94</text:p>
          </table:table-cell>
          <table:table-cell table:style-name="ce40"/>
          <table:table-cell table:style-name="ce63" office:value-type="float" office:value="94" calcext:value-type="float">
            <text:p>9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meden grof-</text:p>
          </table:table-cell>
          <table:table-cell/>
          <table:table-cell table:style-name="ce8"/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13" calcext:value-type="float">
            <text:p>13</text:p>
          </table:table-cell>
          <table:table-cell table:style-name="ce40"/>
          <table:table-cell table:style-name="ce40" office:value-type="float" office:value="323" calcext:value-type="float">
            <text:p>323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338" calcext:value-type="float">
            <text:p>338</text:p>
          </table:table-cell>
          <table:table-cell table:style-name="ce40" office:value-type="float" office:value="17" calcext:value-type="float">
            <text:p>17</text:p>
          </table:table-cell>
          <table:table-cell table:style-name="ce63" office:value-type="float" office:value="355" calcext:value-type="float">
            <text:p>35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meden hoef-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37" calcext:value-type="float">
            <text:p>37</text:p>
          </table:table-cell>
          <table:table-cell table:style-name="ce40"/>
          <table:table-cell table:style-name="ce40" office:value-type="float" office:value="38" calcext:value-type="float">
            <text:p>38</text:p>
          </table:table-cell>
          <table:table-cell table:style-name="ce40"/>
          <table:table-cell table:style-name="ce63" office:value-type="float" office:value="38" calcext:value-type="float">
            <text:p>3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meden kagchel- en andere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23" calcext:value-type="float">
            <text:p>23</text:p>
          </table:table-cell>
          <table:table-cell table:style-name="ce40"/>
          <table:table-cell table:style-name="ce40" office:value-type="float" office:value="115" calcext:value-type="float">
            <text:p>115</text:p>
          </table:table-cell>
          <table:table-cell table:style-name="ce40"/>
          <table:table-cell table:style-name="ce40" office:value-type="float" office:value="140" calcext:value-type="float">
            <text:p>140</text:p>
          </table:table-cell>
          <table:table-cell table:style-name="ce40"/>
          <table:table-cell table:style-name="ce63" office:value-type="float" office:value="140" calcext:value-type="float">
            <text:p>14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olliciteu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peldenfabrijkanten en werklied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piegelmakers en verkoo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pinners, spoelders, wevers</text:p>
          </table:table-cell>
          <table:table-cell/>
          <table:table-cell table:style-name="ce8"/>
          <table:table-cell table:style-name="ce40"/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225" calcext:value-type="float">
            <text:p>225</text:p>
          </table:table-cell>
          <table:table-cell table:style-name="ce40" office:value-type="float" office:value="134" calcext:value-type="float">
            <text:p>134</text:p>
          </table:table-cell>
          <table:table-cell table:style-name="ce40" office:value-type="float" office:value="244" calcext:value-type="float">
            <text:p>244</text:p>
          </table:table-cell>
          <table:table-cell table:style-name="ce40" office:value-type="float" office:value="152" calcext:value-type="float">
            <text:p>152</text:p>
          </table:table-cell>
          <table:table-cell table:style-name="ce63" office:value-type="float" office:value="396" calcext:value-type="float">
            <text:p>39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poorweg- en stoombootbeamb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pijker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talhouders, rijtuigverhuur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teenhouw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63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teenkolen-, hout- en turfverkoopers</text:p>
          </table:table-cell>
          <table:table-cell/>
          <table:table-cell table:style-name="ce8"/>
          <table:table-cell table:style-name="ce40" table:number-columns-repeated="6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telzie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toelen-bekleeders, draaijers, matt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" calcext:value-type="float">
            <text:p>2</text:p>
          </table:table-cell>
          <table:table-cell table:style-name="ce63" office:value-type="float" office:value="28" calcext:value-type="float">
            <text:p>2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toffenverwers, glanz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2" calcext:value-type="float">
            <text:p>2</text:p>
          </table:table-cell>
          <table:table-cell table:style-name="ce63" office:value-type="float" office:value="42" calcext:value-type="float">
            <text:p>4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traat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5" calcext:value-type="float">
            <text:p>35</text:p>
          </table:table-cell>
          <table:table-cell table:style-name="ce40"/>
          <table:table-cell table:style-name="ce40" office:value-type="float" office:value="35" calcext:value-type="float">
            <text:p>35</text:p>
          </table:table-cell>
          <table:table-cell table:style-name="ce40"/>
          <table:table-cell table:style-name="ce63" office:value-type="float" office:value="35" calcext:value-type="float">
            <text:p>3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tudenten aan hooge scholen, athennea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tudenten aan academien, clinische schol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tudenten aan seminari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tukadoors, wit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tijfselfabrijkant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uiker- en pastijbak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Suikerraffinadeu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Taalmeesters, translateu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Tabak- en sigaren- fabrijkant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Tabak- en sigaren- kerv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27" calcext:value-type="float">
            <text:p>27</text:p>
          </table:table-cell>
          <table:table-cell table:style-name="ce40"/>
          <table:table-cell table:style-name="ce40" office:value-type="float" office:value="31" calcext:value-type="float">
            <text:p>31</text:p>
          </table:table-cell>
          <table:table-cell table:style-name="ce40"/>
          <table:table-cell table:style-name="ce63" office:value-type="float" office:value="31" calcext:value-type="float">
            <text:p>3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Tabak- en sigaren- plant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Tabak- en sigaren- verkoo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Tapijtfabrijkant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Timmerlieden, kistenmak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91" calcext:value-type="float">
            <text:p>91</text:p>
          </table:table-cell>
          <table:table-cell table:style-name="ce40"/>
          <table:table-cell table:style-name="ce41" office:value-type="float" office:value="2017" calcext:value-type="float">
            <text:p>2,017</text:p>
          </table:table-cell>
          <table:table-cell table:style-name="ce40" office:value-type="float" office:value="6" calcext:value-type="float">
            <text:p>6</text:p>
          </table:table-cell>
          <table:table-cell table:style-name="ce41" office:value-type="float" office:value="2112" calcext:value-type="float">
            <text:p>2,112</text:p>
          </table:table-cell>
          <table:table-cell table:style-name="ce40" office:value-type="float" office:value="6" calcext:value-type="float">
            <text:p>6</text:p>
          </table:table-cell>
          <table:table-cell table:style-name="ce64" office:value-type="float" office:value="2118" calcext:value-type="float">
            <text:p>2,11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Tinnegiet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Tol- en pontgaarders, brug- en sluiswach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3" calcext:value-type="float">
            <text:p>3</text:p>
          </table:table-cell>
          <table:table-cell table:style-name="ce63" office:value-type="float" office:value="71" calcext:value-type="float">
            <text:p>7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Touwslagers, baanwerk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2" calcext:value-type="float">
            <text:p>2</text:p>
          </table:table-cell>
          <table:table-cell table:style-name="ce63" office:value-type="float" office:value="62" calcext:value-type="float">
            <text:p>6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Traansto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Turf-, koorn- en kolendrag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7" calcext:value-type="float">
            <text:p>37</text:p>
          </table:table-cell>
          <table:table-cell table:style-name="ce40"/>
          <table:table-cell table:style-name="ce40" office:value-type="float" office:value="37" calcext:value-type="float">
            <text:p>37</text:p>
          </table:table-cell>
          <table:table-cell table:style-name="ce40"/>
          <table:table-cell table:style-name="ce63" office:value-type="float" office:value="37" calcext:value-type="float">
            <text:p>3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Uitdragers, uitventers, leurd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23" calcext:value-type="float">
            <text:p>23</text:p>
          </table:table-cell>
          <table:table-cell table:style-name="ce63" office:value-type="float" office:value="58" calcext:value-type="float">
            <text:p>5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Uurwerkmakers</text:p>
          </table:table-cell>
          <table:table-cell/>
          <table:table-cell table:style-name="ce8"/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/>
          <table:table-cell table:style-name="ce40" office:value-type="float" office:value="113" calcext:value-type="float">
            <text:p>113</text:p>
          </table:table-cell>
          <table:table-cell table:style-name="ce40"/>
          <table:table-cell table:style-name="ce40" office:value-type="float" office:value="129" calcext:value-type="float">
            <text:p>129</text:p>
          </table:table-cell>
          <table:table-cell table:style-name="ce40"/>
          <table:table-cell table:style-name="ce63" office:value-type="float" office:value="129" calcext:value-type="float">
            <text:p>12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Veearts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0" calcext:value-type="float">
            <text:p>20</text:p>
          </table:table-cell>
          <table:table-cell table:style-name="ce40"/>
          <table:table-cell table:style-name="ce40" office:value-type="float" office:value="20" calcext:value-type="float">
            <text:p>20</text:p>
          </table:table-cell>
          <table:table-cell table:style-name="ce40"/>
          <table:table-cell table:style-name="ce63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Veenlieden, turfboeren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02" calcext:value-type="float">
            <text:p>50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35" calcext:value-type="float">
            <text:p>535</text:p>
          </table:table-cell>
          <table:table-cell table:style-name="ce40" office:value-type="float" office:value="62" calcext:value-type="float">
            <text:p>62</text:p>
          </table:table-cell>
          <table:table-cell table:style-name="ce63" office:value-type="float" office:value="597" calcext:value-type="float">
            <text:p>59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Vendumeest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Vergulders, lijsten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Vill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Vischdroogers en roo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Vischverkoo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Vissch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22" calcext:value-type="float">
            <text:p>22</text:p>
          </table:table-cell>
          <table:table-cell table:style-name="ce40"/>
          <table:table-cell table:style-name="ce40" office:value-type="float" office:value="535" calcext:value-type="float">
            <text:p>53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57" calcext:value-type="float">
            <text:p>557</text:p>
          </table:table-cell>
          <table:table-cell table:style-name="ce40" office:value-type="float" office:value="6" calcext:value-type="float">
            <text:p>6</text:p>
          </table:table-cell>
          <table:table-cell table:style-name="ce63" office:value-type="float" office:value="563" calcext:value-type="float">
            <text:p>56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Vleeschhouwers, spekslagers, poeli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5" calcext:value-type="float">
            <text:p>15</text:p>
          </table:table-cell>
          <table:table-cell table:style-name="ce40"/>
          <table:table-cell table:style-name="ce40" office:value-type="float" office:value="434" calcext:value-type="float">
            <text:p>43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449" calcext:value-type="float">
            <text:p>449</text:p>
          </table:table-cell>
          <table:table-cell table:style-name="ce40" office:value-type="float" office:value="6" calcext:value-type="float">
            <text:p>6</text:p>
          </table:table-cell>
          <table:table-cell table:style-name="ce63" office:value-type="float" office:value="455" calcext:value-type="float">
            <text:p>45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Voddenra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Voerlieden, koetziers, loopers, postknechten en sleep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04" calcext:value-type="float">
            <text:p>204</text:p>
          </table:table-cell>
          <table:table-cell table:style-name="ce40" office:value-type="float" office:value="3" calcext:value-type="float">
            <text:p>3</text:p>
          </table:table-cell>
          <table:table-cell table:style-name="ce63" office:value-type="float" office:value="207" calcext:value-type="float">
            <text:p>20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Vogelverkoopers, kooiboer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63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Wafel- en poffertjesbak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Watermolenaa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4" calcext:value-type="float">
            <text:p>14</text:p>
          </table:table-cell>
          <table:table-cell table:style-name="ce40"/>
          <table:table-cell table:style-name="ce40" office:value-type="float" office:value="14" calcext:value-type="float">
            <text:p>14</text:p>
          </table:table-cell>
          <table:table-cell table:style-name="ce40"/>
          <table:table-cell table:style-name="ce63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Waterverkoo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Wek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Werktuigkundigen en makers, balans- en brandspuit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63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Wierspinn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Wijnhandelaa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IJkmees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63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IJzer- en koperdraaij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IJzergiet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Zaadverkoo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Zaakwaarnemers, commissionai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9" calcext:value-type="float">
            <text:p>29</text:p>
          </table:table-cell>
          <table:table-cell table:style-name="ce40"/>
          <table:table-cell table:style-name="ce40" office:value-type="float" office:value="29" calcext:value-type="float">
            <text:p>29</text:p>
          </table:table-cell>
          <table:table-cell table:style-name="ce40"/>
          <table:table-cell table:style-name="ce63" office:value-type="float" office:value="29" calcext:value-type="float">
            <text:p>2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Zakkenmakers en verhuur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Zandverkoopers</text:p>
          </table:table-cell>
          <table:table-cell/>
          <table:table-cell table:style-name="ce8"/>
          <table:table-cell table:style-name="ce40" table:number-columns-repeated="6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Zeepzie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Zeevaartscholen onderwijz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Zeevaartscholen leerling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Ziekenoppass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Zoutzie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Zwaardveg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Zwavelstokkenmakers en verkoo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Zijdeteelt (personen behoorende tot de)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Verschillende beroepen</text:p>
          </table:table-cell>
          <table:table-cell/>
          <table:table-cell table:style-name="ce8"/>
          <table:table-cell table:style-name="ce40" table:number-columns-repeated="6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Zonder beroep</text:p>
          </table:table-cell>
          <table:table-cell/>
          <table:table-cell table:style-name="ce33" office:value-type="float" office:value="16137" calcext:value-type="float">
            <text:p>16,137</text:p>
          </table:table-cell>
          <table:table-cell table:style-name="ce41" office:value-type="float" office:value="16248" calcext:value-type="float">
            <text:p>16,248</text:p>
          </table:table-cell>
          <table:table-cell table:style-name="ce41" office:value-type="float" office:value="1859" calcext:value-type="float">
            <text:p>1,859</text:p>
          </table:table-cell>
          <table:table-cell table:style-name="ce41" office:value-type="float" office:value="2171" calcext:value-type="float">
            <text:p>2,171</text:p>
          </table:table-cell>
          <table:table-cell table:style-name="ce41" office:value-type="float" office:value="4381" calcext:value-type="float">
            <text:p>4,381</text:p>
          </table:table-cell>
          <table:table-cell table:style-name="ce41" office:value-type="float" office:value="5592" calcext:value-type="float">
            <text:p>5,592</text:p>
          </table:table-cell>
          <table:table-cell table:style-name="ce41" office:value-type="float" office:value="6583" calcext:value-type="float">
            <text:p>6,583</text:p>
          </table:table-cell>
          <table:table-cell table:style-name="ce41" office:value-type="float" office:value="39703" calcext:value-type="float">
            <text:p>39,703</text:p>
          </table:table-cell>
          <table:table-cell table:style-name="ce41" office:value-type="float" office:value="28960" calcext:value-type="float">
            <text:p>28,960</text:p>
          </table:table-cell>
          <table:table-cell table:style-name="ce41" office:value-type="float" office:value="63714" calcext:value-type="float">
            <text:p>63,714</text:p>
          </table:table-cell>
          <table:table-cell table:style-name="ce64" office:value-type="float" office:value="92674" calcext:value-type="float">
            <text:p>92,67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Beroep onbekend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TWEE EN DERTIG GEMEENTEN TEN PLATTEN LANDE.</text:p>
          </table:table-cell>
          <table:table-cell table:style-name="ce18" office:value-type="string" calcext:value-type="string">
            <text:p>TOTAAL</text:p>
          </table:table-cell>
          <table:table-cell/>
          <table:table-cell table:style-name="ce33" office:value-type="float" office:value="22821" calcext:value-type="float">
            <text:p>22,821</text:p>
          </table:table-cell>
          <table:table-cell table:style-name="ce41" office:value-type="float" office:value="22149" calcext:value-type="float">
            <text:p>22,149</text:p>
          </table:table-cell>
          <table:table-cell table:style-name="ce41" office:value-type="float" office:value="4446" calcext:value-type="float">
            <text:p>4,446</text:p>
          </table:table-cell>
          <table:table-cell table:style-name="ce41" office:value-type="float" office:value="4322" calcext:value-type="float">
            <text:p>4,322</text:p>
          </table:table-cell>
          <table:table-cell table:style-name="ce41" office:value-type="float" office:value="8305" calcext:value-type="float">
            <text:p>8,305</text:p>
          </table:table-cell>
          <table:table-cell table:style-name="ce41" office:value-type="float" office:value="7903" calcext:value-type="float">
            <text:p>7,903</text:p>
          </table:table-cell>
          <table:table-cell table:style-name="ce41" office:value-type="float" office:value="56865" calcext:value-type="float">
            <text:p>56,865</text:p>
          </table:table-cell>
          <table:table-cell table:style-name="ce41" office:value-type="float" office:value="58842" calcext:value-type="float">
            <text:p>58,842</text:p>
          </table:table-cell>
          <table:table-cell table:style-name="ce41" office:value-type="float" office:value="92437" calcext:value-type="float">
            <text:p>92,437</text:p>
          </table:table-cell>
          <table:table-cell table:style-name="ce41" office:value-type="float" office:value="93216" calcext:value-type="float">
            <text:p>93,216</text:p>
          </table:table-cell>
          <table:table-cell table:style-name="ce64" office:value-type="float" office:value="185653" calcext:value-type="float">
            <text:p>185,65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Aannem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5" calcext:value-type="float">
            <text:p>15</text:p>
          </table:table-cell>
          <table:table-cell table:style-name="ce40"/>
          <table:table-cell table:style-name="ce40" office:value-type="float" office:value="15" calcext:value-type="float">
            <text:p>15</text:p>
          </table:table-cell>
          <table:table-cell table:style-name="ce40"/>
          <table:table-cell table:style-name="ce63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Aardappelenmeelfabrijkant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Aardewerk- en porcelein- fabrijkan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Aardewerk- en porcelein- kooplied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3" calcext:value-type="float">
            <text:p>3</text:p>
          </table:table-cell>
          <table:table-cell table:style-name="ce63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Advoka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0" calcext:value-type="float">
            <text:p>30</text:p>
          </table:table-cell>
          <table:table-cell table:style-name="ce40"/>
          <table:table-cell table:style-name="ce40" office:value-type="float" office:value="30" calcext:value-type="float">
            <text:p>30</text:p>
          </table:table-cell>
          <table:table-cell table:style-name="ce40"/>
          <table:table-cell table:style-name="ce63" office:value-type="float" office:value="30" calcext:value-type="float">
            <text:p>3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Afbraakverkoo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Aluinfabrijkant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Ambtenaren Staats-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85" calcext:value-type="float">
            <text:p>28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85" calcext:value-type="float">
            <text:p>285</text:p>
          </table:table-cell>
          <table:table-cell table:style-name="ce40" office:value-type="float" office:value="2" calcext:value-type="float">
            <text:p>2</text:p>
          </table:table-cell>
          <table:table-cell table:style-name="ce63" office:value-type="float" office:value="287" calcext:value-type="float">
            <text:p>28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Ambtenaren Provinciale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5" calcext:value-type="float">
            <text:p>25</text:p>
          </table:table-cell>
          <table:table-cell table:style-name="ce40"/>
          <table:table-cell table:style-name="ce40" office:value-type="float" office:value="25" calcext:value-type="float">
            <text:p>25</text:p>
          </table:table-cell>
          <table:table-cell table:style-name="ce40"/>
          <table:table-cell table:style-name="ce63" office:value-type="float" office:value="25" calcext:value-type="float">
            <text:p>2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Ambtenaren Gemeente-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68" calcext:value-type="float">
            <text:p>168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68" calcext:value-type="float">
            <text:p>168</text:p>
          </table:table-cell>
          <table:table-cell table:style-name="ce40" office:value-type="float" office:value="4" calcext:value-type="float">
            <text:p>4</text:p>
          </table:table-cell>
          <table:table-cell table:style-name="ce63" office:value-type="float" office:value="172" calcext:value-type="float">
            <text:p>17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Ambtenaren Niet genoemde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8" calcext:value-type="float">
            <text:p>18</text:p>
          </table:table-cell>
          <table:table-cell table:style-name="ce40"/>
          <table:table-cell table:style-name="ce40" office:value-type="float" office:value="18" calcext:value-type="float">
            <text:p>18</text:p>
          </table:table-cell>
          <table:table-cell table:style-name="ce40"/>
          <table:table-cell table:style-name="ce63" office:value-type="float" office:value="18" calcext:value-type="float">
            <text:p>1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Apothekers, drogisten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124" calcext:value-type="float">
            <text:p>124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7" calcext:value-type="float">
            <text:p>7</text:p>
          </table:table-cell>
          <table:table-cell table:style-name="ce63" office:value-type="float" office:value="137" calcext:value-type="float">
            <text:p>13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Arbeiders, daglooners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691" calcext:value-type="float">
            <text:p>691</text:p>
          </table:table-cell>
          <table:table-cell table:style-name="ce40" office:value-type="float" office:value="328" calcext:value-type="float">
            <text:p>328</text:p>
          </table:table-cell>
          <table:table-cell table:style-name="ce41" office:value-type="float" office:value="18964" calcext:value-type="float">
            <text:p>18,964</text:p>
          </table:table-cell>
          <table:table-cell table:style-name="ce41" office:value-type="float" office:value="5555" calcext:value-type="float">
            <text:p>5,555</text:p>
          </table:table-cell>
          <table:table-cell table:style-name="ce41" office:value-type="float" office:value="19725" calcext:value-type="float">
            <text:p>19,725</text:p>
          </table:table-cell>
          <table:table-cell table:style-name="ce41" office:value-type="float" office:value="5921" calcext:value-type="float">
            <text:p>5,921</text:p>
          </table:table-cell>
          <table:table-cell table:style-name="ce64" office:value-type="float" office:value="25646" calcext:value-type="float">
            <text:p>25,64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Asch-, bagger-, vuilnislieden, aschverkoop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25" calcext:value-type="float">
            <text:p>25</text:p>
          </table:table-cell>
          <table:table-cell table:style-name="ce40"/>
          <table:table-cell table:style-name="ce40" office:value-type="float" office:value="26" calcext:value-type="float">
            <text:p>26</text:p>
          </table:table-cell>
          <table:table-cell table:style-name="ce40"/>
          <table:table-cell table:style-name="ce63" office:value-type="float" office:value="26" calcext:value-type="float">
            <text:p>2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Azijnstokers, kunstazijn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aardscheerders, kappers, pruikenma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119" calcext:value-type="float">
            <text:p>119</text:p>
          </table:table-cell>
          <table:table-cell table:style-name="ce40"/>
          <table:table-cell table:style-name="ce40" office:value-type="float" office:value="122" calcext:value-type="float">
            <text:p>122</text:p>
          </table:table-cell>
          <table:table-cell table:style-name="ce40"/>
          <table:table-cell table:style-name="ce63" office:value-type="float" office:value="122" calcext:value-type="float">
            <text:p>12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adstoofhou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ankiers, effektenhandelaars, geldwisselaars, kassi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0" calcext:value-type="float">
            <text:p>20</text:p>
          </table:table-cell>
          <table:table-cell table:style-name="ce40"/>
          <table:table-cell table:style-name="ce40" office:value-type="float" office:value="20" calcext:value-type="float">
            <text:p>20</text:p>
          </table:table-cell>
          <table:table-cell table:style-name="ce40"/>
          <table:table-cell table:style-name="ce63" office:value-type="float" office:value="20" calcext:value-type="float">
            <text:p>20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ed- en matrassenmakers en verhuurders, behangers, stoffeer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4" calcext:value-type="float">
            <text:p>34</text:p>
          </table:table-cell>
          <table:table-cell table:style-name="ce40"/>
          <table:table-cell table:style-name="ce40" office:value-type="float" office:value="34" calcext:value-type="float">
            <text:p>34</text:p>
          </table:table-cell>
          <table:table-cell table:style-name="ce40"/>
          <table:table-cell table:style-name="ce63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eeldhouwers, lofwerksnijd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63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eleenbankhouders, inbrengers enz.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63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esteders</text:p>
          </table:table-cell>
          <table:table-cell/>
          <table:table-cell table:style-name="ce8"/>
          <table:table-cell table:style-name="ce40" table:number-columns-repeated="6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estellers, expediteurs, factoors, voetboden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6" calcext:value-type="float">
            <text:p>6</text:p>
          </table:table-cell>
          <table:table-cell table:style-name="ce63" office:value-type="float" office:value="38" calcext:value-type="float">
            <text:p>3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ezembinders, rietboeren, rijswerkers</text:p>
          </table:table-cell>
          <table:table-cell/>
          <table:table-cell table:style-name="ce8"/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2" calcext:value-type="float">
            <text:p>2</text:p>
          </table:table-cell>
          <table:table-cell table:style-name="ce63" office:value-type="float" office:value="41" calcext:value-type="float">
            <text:p>4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ierbrouwers, bierste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3" calcext:value-type="float">
            <text:p>3</text:p>
          </table:table-cell>
          <table:table-cell table:style-name="ce63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illard-, kaats-ballen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lee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5" calcext:value-type="float">
            <text:p>5</text:p>
          </table:table-cell>
          <table:table-cell table:style-name="ce63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lik- en plaatwerkers, lampen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loemisten, boomkweekers, tuiniers, warmoezeni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40"/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" calcext:value-type="float">
            <text:p>2</text:p>
          </table:table-cell>
          <table:table-cell table:style-name="ce41" office:value-type="float" office:value="1878" calcext:value-type="float">
            <text:p>1,878</text:p>
          </table:table-cell>
          <table:table-cell table:style-name="ce40" office:value-type="float" office:value="184" calcext:value-type="float">
            <text:p>184</text:p>
          </table:table-cell>
          <table:table-cell table:style-name="ce41" office:value-type="float" office:value="1900" calcext:value-type="float">
            <text:p>1,900</text:p>
          </table:table-cell>
          <table:table-cell table:style-name="ce40" office:value-type="float" office:value="187" calcext:value-type="float">
            <text:p>187</text:p>
          </table:table-cell>
          <table:table-cell table:style-name="ce64" office:value-type="float" office:value="2087" calcext:value-type="float">
            <text:p>2,08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oekbinders</text:p>
          </table:table-cell>
          <table:table-cell/>
          <table:table-cell table:style-name="ce8"/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0" office:value-type="float" office:value="45" calcext:value-type="float">
            <text:p>45</text:p>
          </table:table-cell>
          <table:table-cell table:style-name="ce40"/>
          <table:table-cell table:style-name="ce40" office:value-type="float" office:value="55" calcext:value-type="float">
            <text:p>55</text:p>
          </table:table-cell>
          <table:table-cell table:style-name="ce40"/>
          <table:table-cell table:style-name="ce63" office:value-type="float" office:value="55" calcext:value-type="float">
            <text:p>55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oek- en dagbladdrukkers en verkoopers mees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8" calcext:value-type="float">
            <text:p>8</text:p>
          </table:table-cell>
          <table:table-cell table:style-name="ce63" office:value-type="float" office:value="76" calcext:value-type="float">
            <text:p>76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oek- en dagbladdrukkers en verkoopers knechts, letterzetters</text:p>
          </table:table-cell>
          <table:table-cell/>
          <table:table-cell table:style-name="ce8"/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40" office:value-type="float" office:value="57" calcext:value-type="float">
            <text:p>57</text:p>
          </table:table-cell>
          <table:table-cell table:style-name="ce40"/>
          <table:table-cell table:style-name="ce40" office:value-type="float" office:value="70" calcext:value-type="float">
            <text:p>70</text:p>
          </table:table-cell>
          <table:table-cell table:style-name="ce40"/>
          <table:table-cell table:style-name="ce63" office:value-type="float" office:value="70" calcext:value-type="float">
            <text:p>7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ontwer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ordpapier (werkers in) doozen-, kaarten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orduurwerkers, kantwerkers</text:p>
          </table:table-cell>
          <table:table-cell/>
          <table:table-cell table:style-name="ce8"/>
          <table:table-cell table:style-name="ce40" table:number-columns-repeated="6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orstel-, kaarden-, kammen-, rijven-, zeeftenma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41" calcext:value-type="float">
            <text:p>4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ouwmees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2" calcext:value-type="float">
            <text:p>12</text:p>
          </table:table-cell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/>
          <table:table-cell table:style-name="ce63" office:value-type="float" office:value="12" calcext:value-type="float">
            <text:p>1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randers en stokers van stroop, likeuren, sterke drank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63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reuk- en draagbanden-, keurslijven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rillenslijpers en verkoo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rood-, kleingoed-, koek- en banketbakkers en slijters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1442" calcext:value-type="float">
            <text:p>1,442</text:p>
          </table:table-cell>
          <table:table-cell table:style-name="ce40" office:value-type="float" office:value="329" calcext:value-type="float">
            <text:p>329</text:p>
          </table:table-cell>
          <table:table-cell table:style-name="ce41" office:value-type="float" office:value="1543" calcext:value-type="float">
            <text:p>1,543</text:p>
          </table:table-cell>
          <table:table-cell table:style-name="ce40" office:value-type="float" office:value="330" calcext:value-type="float">
            <text:p>330</text:p>
          </table:table-cell>
          <table:table-cell table:style-name="ce64" office:value-type="float" office:value="1873" calcext:value-type="float">
            <text:p>1,87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Bijenteelt (personen behoorende tot de)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1" calcext:value-type="float">
            <text:p>31</text:p>
          </table:table-cell>
          <table:table-cell table:style-name="ce40"/>
          <table:table-cell table:style-name="ce40" office:value-type="float" office:value="31" calcext:value-type="float">
            <text:p>31</text:p>
          </table:table-cell>
          <table:table-cell table:style-name="ce40"/>
          <table:table-cell table:style-name="ce63" office:value-type="float" office:value="31" calcext:value-type="float">
            <text:p>3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Chicoreifabrijkan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38" calcext:value-type="float">
            <text:p>3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Chocoladefabrijkant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Dagbladschrijvers, letterkundig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Debiteurs en gedelegeerden in de loterij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Dekkers (lei-, pannen-, riet-)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63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Deurwaar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48" calcext:value-type="float">
            <text:p>48</text:p>
          </table:table-cell>
          <table:table-cell table:style-name="ce40"/>
          <table:table-cell table:style-name="ce40" office:value-type="float" office:value="48" calcext:value-type="float">
            <text:p>48</text:p>
          </table:table-cell>
          <table:table-cell table:style-name="ce40"/>
          <table:table-cell table:style-name="ce63" office:value-type="float" office:value="48" calcext:value-type="float">
            <text:p>48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Dienstboden, bakers, huisbewaarders, minnen, oppassers, portiers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572" calcext:value-type="float">
            <text:p>572</text:p>
          </table:table-cell>
          <table:table-cell table:style-name="ce40" office:value-type="float" office:value="367" calcext:value-type="float">
            <text:p>367</text:p>
          </table:table-cell>
          <table:table-cell table:style-name="ce41" office:value-type="float" office:value="6042" calcext:value-type="float">
            <text:p>6,042</text:p>
          </table:table-cell>
          <table:table-cell table:style-name="ce40" office:value-type="float" office:value="398" calcext:value-type="float">
            <text:p>398</text:p>
          </table:table-cell>
          <table:table-cell table:style-name="ce41" office:value-type="float" office:value="6671" calcext:value-type="float">
            <text:p>6,671</text:p>
          </table:table-cell>
          <table:table-cell table:style-name="ce64" office:value-type="float" office:value="7069" calcext:value-type="float">
            <text:p>7,069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Doodgravers, bedienaars van begrafenissen, verhuurders van rouwkleeder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1" calcext:value-type="float">
            <text:p>31</text:p>
          </table:table-cell>
          <table:table-cell table:style-name="ce40"/>
          <table:table-cell table:style-name="ce40" office:value-type="float" office:value="31" calcext:value-type="float">
            <text:p>31</text:p>
          </table:table-cell>
          <table:table-cell table:style-name="ce40"/>
          <table:table-cell table:style-name="ce63" office:value-type="float" office:value="31" calcext:value-type="float">
            <text:p>3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Fabrijkanten van verschillenden aard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 table:number-columns-repeated="3"/>
          <table:table-cell table:style-name="ce40" office:value-type="float" office:value="42" calcext:value-type="float">
            <text:p>42</text:p>
          </table:table-cell>
          <table:table-cell table:style-name="ce40"/>
          <table:table-cell table:style-name="ce40" office:value-type="float" office:value="43" calcext:value-type="float">
            <text:p>43</text:p>
          </table:table-cell>
          <table:table-cell table:style-name="ce40"/>
          <table:table-cell table:style-name="ce63" office:value-type="float" office:value="43" calcext:value-type="float">
            <text:p>4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Fineerzag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aarkeukenhou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alanteriewarenhandelaa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63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aren- en bandwinkeli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7" calcext:value-type="float">
            <text:p>7</text:p>
          </table:table-cell>
          <table:table-cell table:number-columns-repeated="3" table:style-name="ce40" office:value-type="float" office:value="10" calcext:value-type="float">
            <text:p>10</text:p>
          </table:table-cell>
          <table:table-cell table:style-name="ce63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asfabrijkan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99" calcext:value-type="float">
            <text:p>199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float" office:value="33" calcext:value-type="float">
            <text:p>33</text:p>
          </table:table-cell>
          <table:table-cell table:style-name="ce63" office:value-type="float" office:value="232" calcext:value-type="float">
            <text:p>23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epensioneerden (burgerlijke en militaire)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7" calcext:value-type="float">
            <text:p>7</text:p>
          </table:table-cell>
          <table:table-cell table:style-name="ce63" office:value-type="float" office:value="92" calcext:value-type="float">
            <text:p>9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eschutgieters, geweer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63" office:value-type="float" office:value="6" calcext:value-type="float">
            <text:p>6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ezantschappen en consultaten (personen behoorende tot de)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lasblaz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8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odsdienstleeraren en aan de dienst verbonden personen. Protestanten, predikan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74" calcext:value-type="float">
            <text:p>274</text:p>
          </table:table-cell>
          <table:table-cell table:style-name="ce40"/>
          <table:table-cell table:style-name="ce40" office:value-type="float" office:value="274" calcext:value-type="float">
            <text:p>274</text:p>
          </table:table-cell>
          <table:table-cell table:style-name="ce40"/>
          <table:table-cell table:style-name="ce63" office:value-type="float" office:value="274" calcext:value-type="float">
            <text:p>274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63" office:value-type="float" office:value="22" calcext:value-type="float">
            <text:p>22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9" calcext:value-type="float">
            <text:p>39</text:p>
          </table:table-cell>
          <table:table-cell table:style-name="ce40"/>
          <table:table-cell table:style-name="ce40" office:value-type="float" office:value="39" calcext:value-type="float">
            <text:p>39</text:p>
          </table:table-cell>
          <table:table-cell table:style-name="ce40"/>
          <table:table-cell table:style-name="ce63" office:value-type="float" office:value="39" calcext:value-type="float">
            <text:p>39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odsdienstleeraren en aan de dienst verbonden personen. Israeliten, rabbijn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ouddraadtrekkers, passementwerkers, galonwer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63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raanhandelaars, gistverkoo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20" calcext:value-type="float">
            <text:p>20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raveurs op hout, metaal en steen, stempelsnij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riendbaz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roenten-, fruitverkoo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34" calcext:value-type="float">
            <text:p>34</text:p>
          </table:table-cell>
          <table:table-cell table:style-name="ce63" office:value-type="float" office:value="44" calcext:value-type="float">
            <text:p>4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rondeigenar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" calcext:value-type="float">
            <text:p>4</text:p>
          </table:table-cell>
          <table:table-cell table:style-name="ce63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rossiers, slij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6" calcext:value-type="float">
            <text:p>6</text:p>
          </table:table-cell>
          <table:table-cell table:style-name="ce63" office:value-type="float" office:value="56" calcext:value-type="float">
            <text:p>5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Grutters, kruideniers</text:p>
          </table:table-cell>
          <table:table-cell/>
          <table:table-cell table:style-name="ce8"/>
          <table:table-cell table:style-name="ce40"/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16" calcext:value-type="float">
            <text:p>16</text:p>
          </table:table-cell>
          <table:table-cell table:style-name="ce40"/>
          <table:table-cell table:style-name="ce40" office:value-type="float" office:value="279" calcext:value-type="float">
            <text:p>279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96" calcext:value-type="float">
            <text:p>296</text:p>
          </table:table-cell>
          <table:table-cell table:style-name="ce40" office:value-type="float" office:value="26" calcext:value-type="float">
            <text:p>26</text:p>
          </table:table-cell>
          <table:table-cell table:style-name="ce63" office:value-type="float" office:value="322" calcext:value-type="float">
            <text:p>32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Haarwer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Handelsleerlingen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0" office:value-type="float" office:value="22" calcext:value-type="float">
            <text:p>22</text:p>
          </table:table-cell>
          <table:table-cell table:style-name="ce40"/>
          <table:table-cell table:style-name="ce40" office:value-type="float" office:value="29" calcext:value-type="float">
            <text:p>29</text:p>
          </table:table-cell>
          <table:table-cell table:style-name="ce40"/>
          <table:table-cell table:style-name="ce63" office:value-type="float" office:value="29" calcext:value-type="float">
            <text:p>2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Handelreizig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63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Handschoenen- en dassen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Haven- en bakenmees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63" office:value-type="float" office:value="7" calcext:value-type="float">
            <text:p>7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Heemraden en verdere ambtenaren van de waterschapp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63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Heetmaaij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Hennep- en vlasbereiders en teel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7" calcext:value-type="float">
            <text:p>7</text:p>
          </table:table-cell>
          <table:table-cell table:style-name="ce40" office:value-type="float" office:value="25" calcext:value-type="float">
            <text:p>25</text:p>
          </table:table-cell>
          <table:table-cell table:style-name="ce63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Herbergiers, kasteleins, koffijhuishou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46" calcext:value-type="float">
            <text:p>346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346" calcext:value-type="float">
            <text:p>346</text:p>
          </table:table-cell>
          <table:table-cell table:style-name="ce40" office:value-type="float" office:value="59" calcext:value-type="float">
            <text:p>59</text:p>
          </table:table-cell>
          <table:table-cell table:style-name="ce63" office:value-type="float" office:value="405" calcext:value-type="float">
            <text:p>40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Herders en veehoeders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55" calcext:value-type="float">
            <text:p>155</text:p>
          </table:table-cell>
          <table:table-cell table:style-name="ce40" office:value-type="float" office:value="4" calcext:value-type="float">
            <text:p>4</text:p>
          </table:table-cell>
          <table:table-cell table:style-name="ce63" office:value-type="float" office:value="159" calcext:value-type="float">
            <text:p>15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Hoeden-, petten- en stroohoedenma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7" calcext:value-type="float">
            <text:p>7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109" calcext:value-type="float">
            <text:p>109</text:p>
          </table:table-cell>
          <table:table-cell table:style-name="ce63" office:value-type="float" office:value="180" calcext:value-type="float">
            <text:p>180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Houthak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Houtzaagmolenaars, houtzagers, houtkoopers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0" office:value-type="float" office:value="188" calcext:value-type="float">
            <text:p>188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2" calcext:value-type="float">
            <text:p>2</text:p>
          </table:table-cell>
          <table:table-cell table:style-name="ce63" office:value-type="float" office:value="198" calcext:value-type="float">
            <text:p>19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Huisleerlingen</text:p>
          </table:table-cell>
          <table:table-cell/>
          <table:table-cell table:style-name="ce8" office:value-type="float" office:value="118" calcext:value-type="float">
            <text:p>118</text:p>
          </table:table-cell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56" calcext:value-type="float">
            <text:p>256</text:p>
          </table:table-cell>
          <table:table-cell table:style-name="ce40" office:value-type="float" office:value="226" calcext:value-type="float">
            <text:p>226</text:p>
          </table:table-cell>
          <table:table-cell table:style-name="ce63" office:value-type="float" office:value="482" calcext:value-type="float">
            <text:p>48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Ingenieurs en verdere ambtenaren van den waterstaat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7" calcext:value-type="float">
            <text:p>17</text:p>
          </table:table-cell>
          <table:table-cell table:style-name="ce40"/>
          <table:table-cell table:style-name="ce40" office:value-type="float" office:value="17" calcext:value-type="float">
            <text:p>17</text:p>
          </table:table-cell>
          <table:table-cell table:style-name="ce40"/>
          <table:table-cell table:style-name="ce63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Inleggers van levensbehoeft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Jag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5" calcext:value-type="float">
            <text:p>15</text:p>
          </table:table-cell>
          <table:table-cell table:style-name="ce40"/>
          <table:table-cell table:style-name="ce40" office:value-type="float" office:value="15" calcext:value-type="float">
            <text:p>15</text:p>
          </table:table-cell>
          <table:table-cell table:style-name="ce40"/>
          <table:table-cell table:style-name="ce63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Jagt (personen behoorende tot de)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6" calcext:value-type="float">
            <text:p>16</text:p>
          </table:table-cell>
          <table:table-cell table:style-name="ce40"/>
          <table:table-cell table:style-name="ce40" office:value-type="float" office:value="16" calcext:value-type="float">
            <text:p>16</text:p>
          </table:table-cell>
          <table:table-cell table:style-name="ce40"/>
          <table:table-cell table:style-name="ce63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Juweliers, goud- en zilversmeden</text:p>
          </table:table-cell>
          <table:table-cell/>
          <table:table-cell table:style-name="ce8"/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0" office:value-type="float" office:value="31" calcext:value-type="float">
            <text:p>31</text:p>
          </table:table-cell>
          <table:table-cell table:style-name="ce40"/>
          <table:table-cell table:style-name="ce40" office:value-type="float" office:value="262" calcext:value-type="float">
            <text:p>26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301" calcext:value-type="float">
            <text:p>301</text:p>
          </table:table-cell>
          <table:table-cell table:style-name="ce40" office:value-type="float" office:value="6" calcext:value-type="float">
            <text:p>6</text:p>
          </table:table-cell>
          <table:table-cell table:style-name="ce63" office:value-type="float" office:value="307" calcext:value-type="float">
            <text:p>30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Kaarders, wolkammers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2" calcext:value-type="float">
            <text:p>2</text:p>
          </table:table-cell>
          <table:table-cell table:style-name="ce63" office:value-type="float" office:value="87" calcext:value-type="float">
            <text:p>8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Kaarsenmakers (smeer- en was-)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63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Kabinet- en schrijnwerkers, kunstdraaijers</text:p>
          </table:table-cell>
          <table:table-cell/>
          <table:table-cell table:style-name="ce8"/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2" calcext:value-type="float">
            <text:p>32</text:p>
          </table:table-cell>
          <table:table-cell table:style-name="ce40"/>
          <table:table-cell table:style-name="ce40" office:value-type="float" office:value="234" calcext:value-type="float">
            <text:p>234</text:p>
          </table:table-cell>
          <table:table-cell table:style-name="ce40"/>
          <table:table-cell table:style-name="ce40" office:value-type="float" office:value="269" calcext:value-type="float">
            <text:p>269</text:p>
          </table:table-cell>
          <table:table-cell table:style-name="ce40"/>
          <table:table-cell table:style-name="ce63" office:value-type="float" office:value="269" calcext:value-type="float">
            <text:p>26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Kadetten van de landmagt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Kadetten van de zeemagt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Kalkbranders, cement- en trasma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38" calcext:value-type="float">
            <text:p>38</text:p>
          </table:table-cell>
          <table:table-cell table:style-name="ce40"/>
          <table:table-cell table:style-name="ce40" office:value-type="float" office:value="40" calcext:value-type="float">
            <text:p>40</text:p>
          </table:table-cell>
          <table:table-cell table:style-name="ce40"/>
          <table:table-cell table:style-name="ce63" office:value-type="float" office:value="40" calcext:value-type="float">
            <text:p>40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Kantoor- en winkelbedienden, pakhuisknechts</text:p>
          </table:table-cell>
          <table:table-cell/>
          <table:table-cell table:style-name="ce8"/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15" calcext:value-type="float">
            <text:p>15</text:p>
          </table:table-cell>
          <table:table-cell table:style-name="ce40"/>
          <table:table-cell table:style-name="ce40" office:value-type="float" office:value="381" calcext:value-type="float">
            <text:p>381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398" calcext:value-type="float">
            <text:p>398</text:p>
          </table:table-cell>
          <table:table-cell table:style-name="ce40" office:value-type="float" office:value="49" calcext:value-type="float">
            <text:p>49</text:p>
          </table:table-cell>
          <table:table-cell table:style-name="ce63" office:value-type="float" office:value="447" calcext:value-type="float">
            <text:p>44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8" office:value-type="string" calcext:value-type="string">
            <text:p>Kleedermakers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/>
          <table:table-cell table:style-name="ce40" office:value-type="float" office:value="98" calcext:value-type="float">
            <text:p>98</text:p>
          </table:table-cell>
          <table:table-cell table:style-name="ce40"/>
          <table:table-cell table:style-name="ce40" office:value-type="float" office:value="963" calcext:value-type="float">
            <text:p>963</text:p>
          </table:table-cell>
          <table:table-cell table:style-name="ce40"/>
          <table:table-cell table:style-name="ce41" office:value-type="float" office:value="1076" calcext:value-type="float">
            <text:p>1,076</text:p>
          </table:table-cell>
          <table:table-cell table:style-name="ce40"/>
          <table:table-cell table:style-name="ce64" office:value-type="float" office:value="1076" calcext:value-type="float">
            <text:p>1,07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leederen- en gemaaktgoedverkoo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leinhandelaars, winkeliers</text:p>
          </table:table-cell>
          <table:table-cell/>
          <table:table-cell table:style-name="ce8"/>
          <table:table-cell table:style-name="ce40" table:number-columns-repeated="4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995" calcext:value-type="float">
            <text:p>995</text:p>
          </table:table-cell>
          <table:table-cell table:style-name="ce40" office:value-type="float" office:value="880" calcext:value-type="float">
            <text:p>880</text:p>
          </table:table-cell>
          <table:table-cell table:style-name="ce40" office:value-type="float" office:value="995" calcext:value-type="float">
            <text:p>995</text:p>
          </table:table-cell>
          <table:table-cell table:style-name="ce40" office:value-type="float" office:value="881" calcext:value-type="float">
            <text:p>881</text:p>
          </table:table-cell>
          <table:table-cell table:style-name="ce64" office:value-type="float" office:value="1876" calcext:value-type="float">
            <text:p>1,876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lerken en schrijvers bij notarissen, ontvangers, prokureurs, deurwaarders enz.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40" office:value-type="float" office:value="137" calcext:value-type="float">
            <text:p>137</text:p>
          </table:table-cell>
          <table:table-cell table:style-name="ce40"/>
          <table:table-cell table:style-name="ce40" office:value-type="float" office:value="149" calcext:value-type="float">
            <text:p>149</text:p>
          </table:table-cell>
          <table:table-cell table:style-name="ce40"/>
          <table:table-cell table:style-name="ce63" office:value-type="float" office:value="149" calcext:value-type="float">
            <text:p>14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lompen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63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noopen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olenbran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oninklijk Huis (personen, verbonden aan het)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ooplieden van verschillenden aard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7" calcext:value-type="float">
            <text:p>17</text:p>
          </table:table-cell>
          <table:table-cell table:style-name="ce40"/>
          <table:table-cell table:style-name="ce41" office:value-type="float" office:value="1992" calcext:value-type="float">
            <text:p>1,992</text:p>
          </table:table-cell>
          <table:table-cell table:style-name="ce40" office:value-type="float" office:value="308" calcext:value-type="float">
            <text:p>308</text:p>
          </table:table-cell>
          <table:table-cell table:style-name="ce41" office:value-type="float" office:value="2011" calcext:value-type="float">
            <text:p>2,011</text:p>
          </table:table-cell>
          <table:table-cell table:style-name="ce40" office:value-type="float" office:value="308" calcext:value-type="float">
            <text:p>308</text:p>
          </table:table-cell>
          <table:table-cell table:style-name="ce64" office:value-type="float" office:value="2319" calcext:value-type="float">
            <text:p>2,3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oornmolenaars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2" calcext:value-type="float">
            <text:p>2</text:p>
          </table:table-cell>
          <table:table-cell table:style-name="ce63" office:value-type="float" office:value="263" calcext:value-type="float">
            <text:p>26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oornverschiet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oper- en blikslagers, draadvlechters, ketellappers</text:p>
          </table:table-cell>
          <table:table-cell/>
          <table:table-cell table:style-name="ce8"/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41" calcext:value-type="float">
            <text:p>41</text:p>
          </table:table-cell>
          <table:table-cell table:style-name="ce40"/>
          <table:table-cell table:style-name="ce40" office:value-type="float" office:value="256" calcext:value-type="float">
            <text:p>25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00" calcext:value-type="float">
            <text:p>300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301" calcext:value-type="float">
            <text:p>30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koper-, klok- en geelgiet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26" calcext:value-type="float">
            <text:p>26</text:p>
          </table:table-cell>
          <table:table-cell table:style-name="ce40"/>
          <table:table-cell table:style-name="ce40" office:value-type="float" office:value="29" calcext:value-type="float">
            <text:p>29</text:p>
          </table:table-cell>
          <table:table-cell table:style-name="ce40"/>
          <table:table-cell table:style-name="ce63" office:value-type="float" office:value="29" calcext:value-type="float">
            <text:p>2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ostschool- houders en onderwijz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63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ostschool- leerlingen</text:p>
          </table:table-cell>
          <table:table-cell/>
          <table:table-cell table:style-name="ce8"/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21" calcext:value-type="float">
            <text:p>21</text:p>
          </table:table-cell>
          <table:table-cell table:style-name="ce63" office:value-type="float" office:value="63" calcext:value-type="float">
            <text:p>6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raankinder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ramers</text:p>
          </table:table-cell>
          <table:table-cell/>
          <table:table-cell table:style-name="ce8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337" calcext:value-type="float">
            <text:p>337</text:p>
          </table:table-cell>
          <table:table-cell table:style-name="ce40" office:value-type="float" office:value="270" calcext:value-type="float">
            <text:p>270</text:p>
          </table:table-cell>
          <table:table-cell table:style-name="ce40" office:value-type="float" office:value="349" calcext:value-type="float">
            <text:p>349</text:p>
          </table:table-cell>
          <table:table-cell table:style-name="ce40" office:value-type="float" office:value="280" calcext:value-type="float">
            <text:p>280</text:p>
          </table:table-cell>
          <table:table-cell table:style-name="ce63" office:value-type="float" office:value="629" calcext:value-type="float">
            <text:p>62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ramm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rib- en dijkwerkers, heibaz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5" calcext:value-type="float">
            <text:p>25</text:p>
          </table:table-cell>
          <table:table-cell table:style-name="ce40"/>
          <table:table-cell table:style-name="ce40" office:value-type="float" office:value="25" calcext:value-type="float">
            <text:p>25</text:p>
          </table:table-cell>
          <table:table-cell table:style-name="ce40"/>
          <table:table-cell table:style-name="ce63" office:value-type="float" office:value="25" calcext:value-type="float">
            <text:p>2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roeghouders, tappers enz.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70" calcext:value-type="float">
            <text:p>270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270" calcext:value-type="float">
            <text:p>270</text:p>
          </table:table-cell>
          <table:table-cell table:style-name="ce40" office:value-type="float" office:value="65" calcext:value-type="float">
            <text:p>65</text:p>
          </table:table-cell>
          <table:table-cell table:style-name="ce63" office:value-type="float" office:value="335" calcext:value-type="float">
            <text:p>33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ruidfabrijkanten en vuurwerk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ruijers, sjouwers, schoenpoets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20" calcext:value-type="float">
            <text:p>22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20" calcext:value-type="float">
            <text:p>220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221" calcext:value-type="float">
            <text:p>22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rijgslieden van en boven den rang van 2den luitenant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1" calcext:value-type="float">
            <text:p>31</text:p>
          </table:table-cell>
          <table:table-cell table:style-name="ce40"/>
          <table:table-cell table:style-name="ce40" office:value-type="float" office:value="31" calcext:value-type="float">
            <text:p>31</text:p>
          </table:table-cell>
          <table:table-cell table:style-name="ce40"/>
          <table:table-cell table:style-name="ce63" office:value-type="float" office:value="31" calcext:value-type="float">
            <text:p>3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rijgslieden beneden den rang van 2den luitenant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614" calcext:value-type="float">
            <text:p>614</text:p>
          </table:table-cell>
          <table:table-cell table:style-name="ce40"/>
          <table:table-cell table:style-name="ce40" office:value-type="float" office:value="618" calcext:value-type="float">
            <text:p>618</text:p>
          </table:table-cell>
          <table:table-cell table:style-name="ce40"/>
          <table:table-cell table:style-name="ce63" office:value-type="float" office:value="618" calcext:value-type="float">
            <text:p>61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uipers, hoepelmakers</text:p>
          </table:table-cell>
          <table:table-cell/>
          <table:table-cell table:style-name="ce8"/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58" calcext:value-type="float">
            <text:p>58</text:p>
          </table:table-cell>
          <table:table-cell table:style-name="ce40"/>
          <table:table-cell table:style-name="ce40" office:value-type="float" office:value="540" calcext:value-type="float">
            <text:p>540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604" calcext:value-type="float">
            <text:p>604</text:p>
          </table:table-cell>
          <table:table-cell table:style-name="ce40" office:value-type="float" office:value="18" calcext:value-type="float">
            <text:p>18</text:p>
          </table:table-cell>
          <table:table-cell table:style-name="ce63" office:value-type="float" office:value="622" calcext:value-type="float">
            <text:p>62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unstenaars, goochelaars enz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unstkoopers, muzijk- en teekenhandelar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unstlak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18" calcext:value-type="float">
            <text:p>18</text:p>
          </table:table-cell>
          <table:table-cell table:style-name="ce40"/>
          <table:table-cell table:style-name="ce40" office:value-type="float" office:value="21" calcext:value-type="float">
            <text:p>21</text:p>
          </table:table-cell>
          <table:table-cell table:style-name="ce40"/>
          <table:table-cell table:style-name="ce63" office:value-type="float" office:value="21" calcext:value-type="float">
            <text:p>2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unstoefenaren muzijkanten, muzijkmeesters, organisten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40" calcext:value-type="float">
            <text:p>4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unstoefenaren schil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63" office:value-type="float" office:value="5" calcext:value-type="float">
            <text:p>5</text:p>
          </table:table-cell>
          <table:table-cell table:number-columns-repeated="1010"/>
        </table:table-row>
        <table:table-row table:style-name="ro9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unstoefenaren teekenaars, teekenmeesters, daguerreotypeurs, decorateu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63" office:value-type="float" office:value="5" calcext:value-type="float">
            <text:p>5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unstoefenaren tooneelspelers, dansmeesters, zang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3" calcext:value-type="float">
            <text:p>3</text:p>
          </table:table-cell>
          <table:table-cell table:style-name="ce63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unstwer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Kurkensnij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andbouwers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839" calcext:value-type="float">
            <text:p>839</text:p>
          </table:table-cell>
          <table:table-cell table:style-name="ce40" office:value-type="float" office:value="329" calcext:value-type="float">
            <text:p>329</text:p>
          </table:table-cell>
          <table:table-cell table:style-name="ce41" office:value-type="float" office:value="14095" calcext:value-type="float">
            <text:p>14,095</text:p>
          </table:table-cell>
          <table:table-cell table:style-name="ce41" office:value-type="float" office:value="6618" calcext:value-type="float">
            <text:p>6,618</text:p>
          </table:table-cell>
          <table:table-cell table:style-name="ce41" office:value-type="float" office:value="14997" calcext:value-type="float">
            <text:p>14,997</text:p>
          </table:table-cell>
          <table:table-cell table:style-name="ce41" office:value-type="float" office:value="6964" calcext:value-type="float">
            <text:p>6,964</text:p>
          </table:table-cell>
          <table:table-cell table:style-name="ce64" office:value-type="float" office:value="21961" calcext:value-type="float">
            <text:p>21,96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andhuishoudkundige scholen onderwijz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andhuishoudkundige scholen leerling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andmeters en teekenaars bij het kadaster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63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antaarnopste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63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atijnsche scholen onderwijz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63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atijnsche scholen leerlingen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63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eerbereiders en looij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155" calcext:value-type="float">
            <text:p>15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59" calcext:value-type="float">
            <text:p>159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160" calcext:value-type="float">
            <text:p>16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eerlingen aan het instituut voor blinden</text:p>
          </table:table-cell>
          <table:table-cell/>
          <table:table-cell table:style-name="ce8"/>
          <table:table-cell table:style-name="ce40" table:number-columns-repeated="4"/>
          <table:table-cell table:style-name="ce40" office:value-type="float" office:value="1" calcext:value-type="float">
            <text:p>1</text:p>
          </table:table-cell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ettergie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iefdadige gestichten hoofd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47" calcext:value-type="float">
            <text:p>47</text:p>
          </table:table-cell>
          <table:table-cell table:style-name="ce63" office:value-type="float" office:value="97" calcext:value-type="float">
            <text:p>9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iefdadige gestichten dienstdoend personeel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9" calcext:value-type="float">
            <text:p>9</text:p>
          </table:table-cell>
          <table:table-cell table:style-name="ce63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inieer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oodgieters en pompenmakers, brandspuitma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29" calcext:value-type="float">
            <text:p>29</text:p>
          </table:table-cell>
          <table:table-cell table:style-name="ce40"/>
          <table:table-cell table:style-name="ce40" office:value-type="float" office:value="30" calcext:value-type="float">
            <text:p>30</text:p>
          </table:table-cell>
          <table:table-cell table:style-name="ce40"/>
          <table:table-cell table:style-name="ce63" office:value-type="float" office:value="30" calcext:value-type="float">
            <text:p>30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oodswezen en strandvonderij (personen behoorende tot)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63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oodwit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Lijmzie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agazijn- en pakhuismees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akelaars en kargadoo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2" calcext:value-type="float">
            <text:p>12</text:p>
          </table:table-cell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/>
          <table:table-cell table:style-name="ce63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andenmak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14" calcext:value-type="float">
            <text:p>14</text:p>
          </table:table-cell>
          <table:table-cell table:style-name="ce63" office:value-type="float" office:value="109" calcext:value-type="float">
            <text:p>10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anufakturen/* fabrijkan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63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anufakturen/* kooplied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21" calcext:value-type="float">
            <text:p>21</text:p>
          </table:table-cell>
          <table:table-cell table:style-name="ce63" office:value-type="float" office:value="106" calcext:value-type="float">
            <text:p>10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anufakturen/* werklieden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1" calcext:value-type="float">
            <text:p>21</text:p>
          </table:table-cell>
          <table:table-cell table:style-name="ce40"/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28" calcext:value-type="float">
            <text:p>28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ariniers en zeelieden van en boven den rang van 2den luitenant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ariniers en zeelieden beneden den rang van 2den luitenant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7" calcext:value-type="float">
            <text:p>27</text:p>
          </table:table-cell>
          <table:table-cell table:style-name="ce40"/>
          <table:table-cell table:style-name="ce40" office:value-type="float" office:value="27" calcext:value-type="float">
            <text:p>27</text:p>
          </table:table-cell>
          <table:table-cell table:style-name="ce40"/>
          <table:table-cell table:style-name="ce63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atten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9" calcext:value-type="float">
            <text:p>9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7" calcext:value-type="float">
            <text:p>7</text:p>
          </table:table-cell>
          <table:table-cell table:style-name="ce63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eekrapbereiders en fabrijkant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eesters (keur-, markt-, waag-), afslag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1" calcext:value-type="float">
            <text:p>21</text:p>
          </table:table-cell>
          <table:table-cell table:style-name="ce40"/>
          <table:table-cell table:style-name="ce40" office:value-type="float" office:value="21" calcext:value-type="float">
            <text:p>21</text:p>
          </table:table-cell>
          <table:table-cell table:style-name="ce40"/>
          <table:table-cell table:style-name="ce63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elk-, boter-, kaasverkoo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36" calcext:value-type="float">
            <text:p>36</text:p>
          </table:table-cell>
          <table:table-cell table:style-name="ce63" office:value-type="float" office:value="173" calcext:value-type="float">
            <text:p>17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essenmakers en slij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eters (kolen-, koorn-, hooi-, hout-, scheeps- enz.), wijnste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87" calcext:value-type="float">
            <text:p>87</text:p>
          </table:table-cell>
          <table:table-cell table:style-name="ce63" office:value-type="float" office:value="245" calcext:value-type="float">
            <text:p>24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etselaa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136" calcext:value-type="float">
            <text:p>136</text:p>
          </table:table-cell>
          <table:table-cell table:style-name="ce40"/>
          <table:table-cell table:style-name="ce40" office:value-type="float" office:value="138" calcext:value-type="float">
            <text:p>138</text:p>
          </table:table-cell>
          <table:table-cell table:style-name="ce40"/>
          <table:table-cell table:style-name="ce63" office:value-type="float" office:value="138" calcext:value-type="float">
            <text:p>13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odemaaksters</text:p>
          </table:table-cell>
          <table:table-cell/>
          <table:table-cell table:style-name="ce8"/>
          <table:table-cell table:style-name="ce40" table:number-columns-repeated="4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42" calcext:value-type="float">
            <text:p>42</text:p>
          </table:table-cell>
          <table:table-cell table:style-name="ce40"/>
          <table:table-cell table:style-name="ce40" office:value-type="float" office:value="44" calcext:value-type="float">
            <text:p>44</text:p>
          </table:table-cell>
          <table:table-cell table:style-name="ce63" office:value-type="float" office:value="44" calcext:value-type="float">
            <text:p>4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olenma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0" office:value-type="float" office:value="55" calcext:value-type="float">
            <text:p>55</text:p>
          </table:table-cell>
          <table:table-cell table:style-name="ce40"/>
          <table:table-cell table:style-name="ce40" office:value-type="float" office:value="62" calcext:value-type="float">
            <text:p>62</text:p>
          </table:table-cell>
          <table:table-cell table:style-name="ce40"/>
          <table:table-cell table:style-name="ce63" office:value-type="float" office:value="62" calcext:value-type="float">
            <text:p>6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outmolenaa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uzijkinstrument-, orgel-, forte pianomakers, stemmers en verkoop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24" calcext:value-type="float">
            <text:p>24</text:p>
          </table:table-cell>
          <table:table-cell table:style-name="ce40"/>
          <table:table-cell table:style-name="ce40" office:value-type="float" office:value="27" calcext:value-type="float">
            <text:p>27</text:p>
          </table:table-cell>
          <table:table-cell table:style-name="ce40"/>
          <table:table-cell table:style-name="ce63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Mijnwer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8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8"/>
          <table:table-cell table:style-name="ce40" office:value-type="float" office:value="25" calcext:value-type="float">
            <text:p>25</text:p>
          </table:table-cell>
          <table:table-cell table:style-name="ce40"/>
          <table:table-cell table:style-name="ce40" office:value-type="float" office:value="50" calcext:value-type="float">
            <text:p>50</text:p>
          </table:table-cell>
          <table:table-cell table:style-name="ce40"/>
          <table:table-cell table:style-name="ce40" office:value-type="float" office:value="378" calcext:value-type="float">
            <text:p>378</text:p>
          </table:table-cell>
          <table:table-cell table:style-name="ce40" office:value-type="float" office:value="2" calcext:value-type="float">
            <text:p>2</text:p>
          </table:table-cell>
          <table:table-cell table:style-name="ce41" office:value-type="float" office:value="3045" calcext:value-type="float">
            <text:p>3,045</text:p>
          </table:table-cell>
          <table:table-cell table:style-name="ce40" office:value-type="float" office:value="2" calcext:value-type="float">
            <text:p>2</text:p>
          </table:table-cell>
          <table:table-cell table:style-name="ce41" office:value-type="float" office:value="3498" calcext:value-type="float">
            <text:p>3,498</text:p>
          </table:table-cell>
          <table:table-cell table:style-name="ce64" office:value-type="float" office:value="3500" calcext:value-type="float">
            <text:p>3,50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Nachtwer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Notariss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1" calcext:value-type="float">
            <text:p>61</text:p>
          </table:table-cell>
          <table:table-cell table:style-name="ce40"/>
          <table:table-cell table:style-name="ce40" office:value-type="float" office:value="61" calcext:value-type="float">
            <text:p>61</text:p>
          </table:table-cell>
          <table:table-cell table:style-name="ce40"/>
          <table:table-cell table:style-name="ce63" office:value-type="float" office:value="61" calcext:value-type="float">
            <text:p>6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Notarissen (kandidaat)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7" calcext:value-type="float">
            <text:p>17</text:p>
          </table:table-cell>
          <table:table-cell table:style-name="ce40"/>
          <table:table-cell table:style-name="ce40" office:value-type="float" office:value="17" calcext:value-type="float">
            <text:p>17</text:p>
          </table:table-cell>
          <table:table-cell table:style-name="ce40"/>
          <table:table-cell table:style-name="ce63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Olieslagers en molenaa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02" calcext:value-type="float">
            <text:p>102</text:p>
          </table:table-cell>
          <table:table-cell table:style-name="ce40"/>
          <table:table-cell table:style-name="ce40" office:value-type="float" office:value="102" calcext:value-type="float">
            <text:p>102</text:p>
          </table:table-cell>
          <table:table-cell table:style-name="ce40"/>
          <table:table-cell table:style-name="ce63" office:value-type="float" office:value="102" calcext:value-type="float">
            <text:p>10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Omroepers, aanplak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3" calcext:value-type="float">
            <text:p>3</text:p>
          </table:table-cell>
          <table:table-cell table:style-name="ce63" office:value-type="float" office:value="16" calcext:value-type="float">
            <text:p>16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Ondernemers en direkteurs van begrafenis- en ziekenfondsen/?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Ondernemers en direkteurs van naamlooze en verdere handel-maatschappij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Ondernemers en direkteurs van verzekering- en brandwaarborgmaatschappijen/?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2" calcext:value-type="float">
            <text:p>12</text:p>
          </table:table-cell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/>
          <table:table-cell table:style-name="ce63" office:value-type="float" office:value="12" calcext:value-type="float">
            <text:p>1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Ondernemers en direkteurs van openbare werk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8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8"/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9" calcext:value-type="float">
            <text:p>19</text:p>
          </table:table-cell>
          <table:table-cell table:style-name="ce40"/>
          <table:table-cell table:style-name="ce40" office:value-type="float" office:value="581" calcext:value-type="float">
            <text:p>581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601" calcext:value-type="float">
            <text:p>601</text:p>
          </table:table-cell>
          <table:table-cell table:style-name="ce40" office:value-type="float" office:value="79" calcext:value-type="float">
            <text:p>79</text:p>
          </table:table-cell>
          <table:table-cell table:style-name="ce63" office:value-type="float" office:value="680" calcext:value-type="float">
            <text:p>68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Opzigters, conducteurs enz.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63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Orgeldraaijers, straatmuzijkanten</text:p>
          </table:table-cell>
          <table:table-cell/>
          <table:table-cell table:style-name="ce8"/>
          <table:table-cell table:style-name="ce40" office:value-type="float" office:value="1" calcext:value-type="float">
            <text:p>1</text:p>
          </table:table-cell>
          <table:table-cell table:style-name="ce40" table:number-columns-repeated="4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 table:style-name="ce63" office:value-type="float" office:value="11" calcext:value-type="float">
            <text:p>11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Oudijzer-, oude kleederen-, beenenverkoopers</text:p>
          </table:table-cell>
          <table:table-cell/>
          <table:table-cell table:style-name="ce8"/>
          <table:table-cell table:style-name="ce40" table:number-columns-repeated="5"/>
          <table:table-cell table:number-columns-repeated="4" table:style-name="ce40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Paarden- en veehouders en verkoopers, koemelk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886" calcext:value-type="float">
            <text:p>886</text:p>
          </table:table-cell>
          <table:table-cell table:style-name="ce40" office:value-type="float" office:value="98" calcext:value-type="float">
            <text:p>98</text:p>
          </table:table-cell>
          <table:table-cell table:style-name="ce40" office:value-type="float" office:value="887" calcext:value-type="float">
            <text:p>887</text:p>
          </table:table-cell>
          <table:table-cell table:style-name="ce40" office:value-type="float" office:value="98" calcext:value-type="float">
            <text:p>98</text:p>
          </table:table-cell>
          <table:table-cell table:style-name="ce63" office:value-type="float" office:value="985" calcext:value-type="float">
            <text:p>98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Paarden- en beestensnij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Pannen-, potten-, pijpen-, steen- en tegelbakk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4" calcext:value-type="float">
            <text:p>14</text:p>
          </table:table-cell>
          <table:table-cell table:style-name="ce40"/>
          <table:table-cell table:style-name="ce40" office:value-type="float" office:value="51" calcext:value-type="float">
            <text:p>51</text:p>
          </table:table-cell>
          <table:table-cell table:style-name="ce40"/>
          <table:table-cell table:style-name="ce40" office:value-type="float" office:value="406" calcext:value-type="float">
            <text:p>406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472" calcext:value-type="float">
            <text:p>472</text:p>
          </table:table-cell>
          <table:table-cell table:style-name="ce40" office:value-type="float" office:value="5" calcext:value-type="float">
            <text:p>5</text:p>
          </table:table-cell>
          <table:table-cell table:style-name="ce63" office:value-type="float" office:value="477" calcext:value-type="float">
            <text:p>47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Papier- en gekleurd papier- fabrijkan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4" calcext:value-type="float">
            <text:p>14</text:p>
          </table:table-cell>
          <table:table-cell table:style-name="ce40"/>
          <table:table-cell table:style-name="ce40" office:value-type="float" office:value="14" calcext:value-type="float">
            <text:p>14</text:p>
          </table:table-cell>
          <table:table-cell table:style-name="ce40"/>
          <table:table-cell table:style-name="ce63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Papier- en gekleurd papier- handelaa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Papier- en gekleurd papier- werklieden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Parapluie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Pennenberei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Pikeu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Pik- en teersto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Plaat- en steendrukkers, plaatsnijd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Pleistergieters, boetseer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10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Politie (dir, commiss, agenten van), marech, veld- en boschw, nacht- en torenw, geregtsdienaars, cipiers en bew van gevangenissen, scherpregters enz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70" calcext:value-type="float">
            <text:p>270</text:p>
          </table:table-cell>
          <table:table-cell table:style-name="ce40"/>
          <table:table-cell table:style-name="ce40" office:value-type="float" office:value="270" calcext:value-type="float">
            <text:p>270</text:p>
          </table:table-cell>
          <table:table-cell table:style-name="ce40"/>
          <table:table-cell table:style-name="ce63" office:value-type="float" office:value="270" calcext:value-type="float">
            <text:p>27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Prokureu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4" calcext:value-type="float">
            <text:p>14</text:p>
          </table:table-cell>
          <table:table-cell table:style-name="ce40"/>
          <table:table-cell table:style-name="ce40" office:value-type="float" office:value="14" calcext:value-type="float">
            <text:p>14</text:p>
          </table:table-cell>
          <table:table-cell table:style-name="ce40"/>
          <table:table-cell table:style-name="ce63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Publieke vrouwen, publiekhuishou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Pijpen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Ree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Regterlijke magt (ambtenaren der)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73" calcext:value-type="float">
            <text:p>73</text:p>
          </table:table-cell>
          <table:table-cell table:style-name="ce40"/>
          <table:table-cell table:style-name="ce40" office:value-type="float" office:value="73" calcext:value-type="float">
            <text:p>73</text:p>
          </table:table-cell>
          <table:table-cell table:style-name="ce40"/>
          <table:table-cell table:style-name="ce63" office:value-type="float" office:value="73" calcext:value-type="float">
            <text:p>7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Renteniers, partikulier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88" calcext:value-type="float">
            <text:p>188</text:p>
          </table:table-cell>
          <table:table-cell table:style-name="ce40" office:value-type="float" office:value="212" calcext:value-type="float">
            <text:p>212</text:p>
          </table:table-cell>
          <table:table-cell table:style-name="ce40" office:value-type="float" office:value="188" calcext:value-type="float">
            <text:p>188</text:p>
          </table:table-cell>
          <table:table-cell table:style-name="ce40" office:value-type="float" office:value="212" calcext:value-type="float">
            <text:p>212</text:p>
          </table:table-cell>
          <table:table-cell table:style-name="ce63" office:value-type="float" office:value="400" calcext:value-type="float">
            <text:p>40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Rentmeest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Rijtuig-, wagen-, koffer-, zadelmakers</text:p>
          </table:table-cell>
          <table:table-cell/>
          <table:table-cell table:style-name="ce8"/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36" calcext:value-type="float">
            <text:p>36</text:p>
          </table:table-cell>
          <table:table-cell table:style-name="ce40"/>
          <table:table-cell table:style-name="ce40" office:value-type="float" office:value="434" calcext:value-type="float">
            <text:p>434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472" calcext:value-type="float">
            <text:p>472</text:p>
          </table:table-cell>
          <table:table-cell table:style-name="ce40" office:value-type="float" office:value="9" calcext:value-type="float">
            <text:p>9</text:p>
          </table:table-cell>
          <table:table-cell table:style-name="ce63" office:value-type="float" office:value="481" calcext:value-type="float">
            <text:p>48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Rijtuigschil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63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chaarslij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6" calcext:value-type="float">
            <text:p>16</text:p>
          </table:table-cell>
          <table:table-cell table:style-name="ce40"/>
          <table:table-cell table:style-name="ce40" office:value-type="float" office:value="16" calcext:value-type="float">
            <text:p>16</text:p>
          </table:table-cell>
          <table:table-cell table:style-name="ce40"/>
          <table:table-cell table:style-name="ce63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chat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29" calcext:value-type="float">
            <text:p>29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cheep-, blok-, mast- en zeilmakers, rafactiemeesters, scheepsloopers, takelaars</text:p>
          </table:table-cell>
          <table:table-cell/>
          <table:table-cell table:style-name="ce8"/>
          <table:table-cell table:style-name="ce40"/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0" office:value-type="float" office:value="56" calcext:value-type="float">
            <text:p>56</text:p>
          </table:table-cell>
          <table:table-cell table:style-name="ce40"/>
          <table:table-cell table:style-name="ce40" office:value-type="float" office:value="636" calcext:value-type="float">
            <text:p>636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699" calcext:value-type="float">
            <text:p>699</text:p>
          </table:table-cell>
          <table:table-cell table:style-name="ce40" office:value-type="float" office:value="6" calcext:value-type="float">
            <text:p>6</text:p>
          </table:table-cell>
          <table:table-cell table:style-name="ce63" office:value-type="float" office:value="705" calcext:value-type="float">
            <text:p>70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cheepsw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cheepzeilnaaldenma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7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cheikundige voorwerpen en verfwaren (fabrijkanten en werklieden in)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8" calcext:value-type="float">
            <text:p>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chelpvisschers, schul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5" calcext:value-type="float">
            <text:p>25</text:p>
          </table:table-cell>
          <table:table-cell table:style-name="ce40"/>
          <table:table-cell table:style-name="ce40" office:value-type="float" office:value="25" calcext:value-type="float">
            <text:p>25</text:p>
          </table:table-cell>
          <table:table-cell table:style-name="ce40"/>
          <table:table-cell table:style-name="ce63" office:value-type="float" office:value="25" calcext:value-type="float">
            <text:p>2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chermmeest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childers (huis-), glazenmakers</text:p>
          </table:table-cell>
          <table:table-cell/>
          <table:table-cell table:style-name="ce8"/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52" calcext:value-type="float">
            <text:p>52</text:p>
          </table:table-cell>
          <table:table-cell table:style-name="ce40"/>
          <table:table-cell table:style-name="ce40" office:value-type="float" office:value="789" calcext:value-type="float">
            <text:p>789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843" calcext:value-type="float">
            <text:p>843</text:p>
          </table:table-cell>
          <table:table-cell table:style-name="ce40" office:value-type="float" office:value="8" calcext:value-type="float">
            <text:p>8</text:p>
          </table:table-cell>
          <table:table-cell table:style-name="ce63" office:value-type="float" office:value="851" calcext:value-type="float">
            <text:p>851</text:p>
          </table:table-cell>
          <table:table-cell table:number-columns-repeated="1010"/>
        </table:table-row>
        <table:table-row table:style-name="ro10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40"/>
          <table:table-cell table:style-name="ce40" office:value-type="float" office:value="20" calcext:value-type="float">
            <text:p>20</text:p>
          </table:table-cell>
          <table:table-cell table:style-name="ce40"/>
          <table:table-cell table:style-name="ce40" office:value-type="float" office:value="168" calcext:value-type="float">
            <text:p>168</text:p>
          </table:table-cell>
          <table:table-cell table:style-name="ce40"/>
          <table:table-cell table:style-name="ce41" office:value-type="float" office:value="3475" calcext:value-type="float">
            <text:p>3,475</text:p>
          </table:table-cell>
          <table:table-cell table:style-name="ce40" office:value-type="float" office:value="81" calcext:value-type="float">
            <text:p>81</text:p>
          </table:table-cell>
          <table:table-cell table:style-name="ce41" office:value-type="float" office:value="3672" calcext:value-type="float">
            <text:p>3,672</text:p>
          </table:table-cell>
          <table:table-cell table:style-name="ce40" office:value-type="float" office:value="81" calcext:value-type="float">
            <text:p>81</text:p>
          </table:table-cell>
          <table:table-cell table:style-name="ce64" office:value-type="float" office:value="3753" calcext:value-type="float">
            <text:p>3,75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choenmakers en lappers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17" calcext:value-type="float">
            <text:p>17</text:p>
          </table:table-cell>
          <table:table-cell table:style-name="ce40"/>
          <table:table-cell table:style-name="ce40" office:value-type="float" office:value="124" calcext:value-type="float">
            <text:p>124</text:p>
          </table:table-cell>
          <table:table-cell table:style-name="ce40"/>
          <table:table-cell table:style-name="ce41" office:value-type="float" office:value="1685" calcext:value-type="float">
            <text:p>1,685</text:p>
          </table:table-cell>
          <table:table-cell table:style-name="ce40" office:value-type="float" office:value="12" calcext:value-type="float">
            <text:p>12</text:p>
          </table:table-cell>
          <table:table-cell table:style-name="ce41" office:value-type="float" office:value="1828" calcext:value-type="float">
            <text:p>1,828</text:p>
          </table:table-cell>
          <table:table-cell table:style-name="ce40" office:value-type="float" office:value="12" calcext:value-type="float">
            <text:p>12</text:p>
          </table:table-cell>
          <table:table-cell table:style-name="ce64" office:value-type="float" office:value="1840" calcext:value-type="float">
            <text:p>1,84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choolleerlingen</text:p>
          </table:table-cell>
          <table:table-cell/>
          <table:table-cell table:style-name="ce33" office:value-type="float" office:value="8864" calcext:value-type="float">
            <text:p>8,864</text:p>
          </table:table-cell>
          <table:table-cell table:style-name="ce41" office:value-type="float" office:value="7781" calcext:value-type="float">
            <text:p>7,781</text:p>
          </table:table-cell>
          <table:table-cell table:style-name="ce41" office:value-type="float" office:value="3188" calcext:value-type="float">
            <text:p>3,188</text:p>
          </table:table-cell>
          <table:table-cell table:style-name="ce41" office:value-type="float" office:value="2779" calcext:value-type="float">
            <text:p>2,779</text:p>
          </table:table-cell>
          <table:table-cell table:style-name="ce41" office:value-type="float" office:value="2495" calcext:value-type="float">
            <text:p>2,495</text:p>
          </table:table-cell>
          <table:table-cell table:style-name="ce41" office:value-type="float" office:value="1781" calcext:value-type="float">
            <text:p>1,781</text:p>
          </table:table-cell>
          <table:table-cell table:style-name="ce40" office:value-type="float" office:value="190" calcext:value-type="float">
            <text:p>190</text:p>
          </table:table-cell>
          <table:table-cell table:style-name="ce40" office:value-type="float" office:value="160" calcext:value-type="float">
            <text:p>160</text:p>
          </table:table-cell>
          <table:table-cell table:style-name="ce41" office:value-type="float" office:value="14737" calcext:value-type="float">
            <text:p>14,737</text:p>
          </table:table-cell>
          <table:table-cell table:style-name="ce41" office:value-type="float" office:value="12501" calcext:value-type="float">
            <text:p>12,501</text:p>
          </table:table-cell>
          <table:table-cell table:style-name="ce64" office:value-type="float" office:value="27238" calcext:value-type="float">
            <text:p>27,23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choorsteenveg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63" office:value-type="float" office:value="11" calcext:value-type="float">
            <text:p>1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lijpers (diamant-, glas-, marmer-, metaal- enz.)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94" calcext:value-type="float">
            <text:p>94</text:p>
          </table:table-cell>
          <table:table-cell table:style-name="ce40"/>
          <table:table-cell table:style-name="ce40" office:value-type="float" office:value="94" calcext:value-type="float">
            <text:p>94</text:p>
          </table:table-cell>
          <table:table-cell table:style-name="ce40"/>
          <table:table-cell table:style-name="ce63" office:value-type="float" office:value="94" calcext:value-type="float">
            <text:p>9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meden grof-</text:p>
          </table:table-cell>
          <table:table-cell/>
          <table:table-cell table:style-name="ce8"/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26" calcext:value-type="float">
            <text:p>26</text:p>
          </table:table-cell>
          <table:table-cell table:style-name="ce40"/>
          <table:table-cell table:style-name="ce40" office:value-type="float" office:value="413" calcext:value-type="float">
            <text:p>413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442" calcext:value-type="float">
            <text:p>442</text:p>
          </table:table-cell>
          <table:table-cell table:style-name="ce40" office:value-type="float" office:value="21" calcext:value-type="float">
            <text:p>21</text:p>
          </table:table-cell>
          <table:table-cell table:style-name="ce63" office:value-type="float" office:value="463" calcext:value-type="float">
            <text:p>46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meden hoef-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39" calcext:value-type="float">
            <text:p>39</text:p>
          </table:table-cell>
          <table:table-cell table:style-name="ce40"/>
          <table:table-cell table:style-name="ce40" office:value-type="float" office:value="40" calcext:value-type="float">
            <text:p>40</text:p>
          </table:table-cell>
          <table:table-cell table:style-name="ce40"/>
          <table:table-cell table:style-name="ce63" office:value-type="float" office:value="40" calcext:value-type="float">
            <text:p>4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meden kagchel- en andere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float" office:value="52" calcext:value-type="float">
            <text:p>52</text:p>
          </table:table-cell>
          <table:table-cell table:style-name="ce40"/>
          <table:table-cell table:style-name="ce40" office:value-type="float" office:value="288" calcext:value-type="float">
            <text:p>288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47" calcext:value-type="float">
            <text:p>347</text:p>
          </table:table-cell>
          <table:table-cell table:style-name="ce40" office:value-type="float" office:value="2" calcext:value-type="float">
            <text:p>2</text:p>
          </table:table-cell>
          <table:table-cell table:style-name="ce63" office:value-type="float" office:value="349" calcext:value-type="float">
            <text:p>34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olliciteu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peldenfabrijkanten en werklied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piegelmakers en verkoo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63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pinners, spoelders, wevers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85" calcext:value-type="float">
            <text:p>485</text:p>
          </table:table-cell>
          <table:table-cell table:style-name="ce40" office:value-type="float" office:value="279" calcext:value-type="float">
            <text:p>279</text:p>
          </table:table-cell>
          <table:table-cell table:style-name="ce40" office:value-type="float" office:value="562" calcext:value-type="float">
            <text:p>562</text:p>
          </table:table-cell>
          <table:table-cell table:style-name="ce40" office:value-type="float" office:value="336" calcext:value-type="float">
            <text:p>336</text:p>
          </table:table-cell>
          <table:table-cell table:style-name="ce63" office:value-type="float" office:value="898" calcext:value-type="float">
            <text:p>89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poorweg- en stoombootbeamb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63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pijker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talhouders, rijtuigverhuur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style-name="ce63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teenhouw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24" calcext:value-type="float">
            <text:p>24</text:p>
          </table:table-cell>
          <table:table-cell table:style-name="ce40"/>
          <table:table-cell table:style-name="ce40" office:value-type="float" office:value="28" calcext:value-type="float">
            <text:p>28</text:p>
          </table:table-cell>
          <table:table-cell table:style-name="ce40"/>
          <table:table-cell table:style-name="ce63" office:value-type="float" office:value="28" calcext:value-type="float">
            <text:p>2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teenkolen, hout- en turfverkoo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telzied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toelen-bekleeders, draaijers, matt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2" calcext:value-type="float">
            <text:p>2</text:p>
          </table:table-cell>
          <table:table-cell table:style-name="ce63" office:value-type="float" office:value="67" calcext:value-type="float">
            <text:p>6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toffenverwers, glanz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4" calcext:value-type="float">
            <text:p>4</text:p>
          </table:table-cell>
          <table:table-cell table:style-name="ce63" office:value-type="float" office:value="86" calcext:value-type="float">
            <text:p>8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traat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47" calcext:value-type="float">
            <text:p>47</text:p>
          </table:table-cell>
          <table:table-cell table:style-name="ce40"/>
          <table:table-cell table:style-name="ce40" office:value-type="float" office:value="47" calcext:value-type="float">
            <text:p>47</text:p>
          </table:table-cell>
          <table:table-cell table:style-name="ce40"/>
          <table:table-cell table:style-name="ce63" office:value-type="float" office:value="47" calcext:value-type="float">
            <text:p>4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tudenten aan hooge scholen, athenaca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4" calcext:value-type="float">
            <text:p>14</text:p>
          </table:table-cell>
          <table:table-cell table:style-name="ce40"/>
          <table:table-cell table:style-name="ce40" office:value-type="float" office:value="15" calcext:value-type="float">
            <text:p>15</text:p>
          </table:table-cell>
          <table:table-cell table:style-name="ce40"/>
          <table:table-cell table:style-name="ce63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tudenten aan academien, clinische schol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tudenten aan seminari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tukadoors, witt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63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tijfselfabrijkanten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uiker- en pastijbak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Suikerraffinadeurs</text:p>
          </table:table-cell>
          <table:table-cell/>
          <table:table-cell table:style-name="ce8"/>
          <table:table-cell table:style-name="ce40" table:number-columns-repeated="6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Taalmeesters, translateu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Tabak- en sigaren- fabrijkan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style-name="ce63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Tabak- en sigaren- kerv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6" calcext:value-type="float">
            <text:p>16</text:p>
          </table:table-cell>
          <table:table-cell table:style-name="ce40"/>
          <table:table-cell table:style-name="ce40" office:value-type="float" office:value="102" calcext:value-type="float">
            <text:p>102</text:p>
          </table:table-cell>
          <table:table-cell table:style-name="ce40"/>
          <table:table-cell table:style-name="ce40" office:value-type="float" office:value="118" calcext:value-type="float">
            <text:p>118</text:p>
          </table:table-cell>
          <table:table-cell table:style-name="ce40"/>
          <table:table-cell table:style-name="ce63" office:value-type="float" office:value="118" calcext:value-type="float">
            <text:p>11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Tabak- en sigaren- plant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Tabak- en sigaren- verkoo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Tapijtfabrijkant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Timmerlieden, kistenmak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0" office:value-type="float" office:value="152" calcext:value-type="float">
            <text:p>152</text:p>
          </table:table-cell>
          <table:table-cell table:style-name="ce40"/>
          <table:table-cell table:style-name="ce41" office:value-type="float" office:value="2862" calcext:value-type="float">
            <text:p>2,862</text:p>
          </table:table-cell>
          <table:table-cell table:style-name="ce40" office:value-type="float" office:value="8" calcext:value-type="float">
            <text:p>8</text:p>
          </table:table-cell>
          <table:table-cell table:style-name="ce41" office:value-type="float" office:value="3024" calcext:value-type="float">
            <text:p>3,024</text:p>
          </table:table-cell>
          <table:table-cell table:style-name="ce40" office:value-type="float" office:value="8" calcext:value-type="float">
            <text:p>8</text:p>
          </table:table-cell>
          <table:table-cell table:style-name="ce64" office:value-type="float" office:value="3032" calcext:value-type="float">
            <text:p>3,03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Tinnegiet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63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Tol- en pontgaarders, brug- en sluiswacht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4" calcext:value-type="float">
            <text:p>4</text:p>
          </table:table-cell>
          <table:table-cell table:style-name="ce63" office:value-type="float" office:value="92" calcext:value-type="float">
            <text:p>9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Touwslagers, baanwerkers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17" calcext:value-type="float">
            <text:p>217</text:p>
          </table:table-cell>
          <table:table-cell table:style-name="ce40" office:value-type="float" office:value="19" calcext:value-type="float">
            <text:p>19</text:p>
          </table:table-cell>
          <table:table-cell table:style-name="ce63" office:value-type="float" office:value="236" calcext:value-type="float">
            <text:p>23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Traanstok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Turf, koorn- en kolendrag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86" calcext:value-type="float">
            <text:p>186</text:p>
          </table:table-cell>
          <table:table-cell table:style-name="ce40"/>
          <table:table-cell table:style-name="ce40" office:value-type="float" office:value="186" calcext:value-type="float">
            <text:p>186</text:p>
          </table:table-cell>
          <table:table-cell table:style-name="ce40"/>
          <table:table-cell table:style-name="ce63" office:value-type="float" office:value="186" calcext:value-type="float">
            <text:p>18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Uitdragers, uitventers, leurders</text:p>
          </table:table-cell>
          <table:table-cell/>
          <table:table-cell table:style-name="ce8"/>
          <table:table-cell table:style-name="ce40" table:number-columns-repeated="3"/>
          <table:table-cell table:number-columns-repeated="2" table:style-name="ce40" office:value-type="float" office:value="2" calcext:value-type="float">
            <text:p>2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28" calcext:value-type="float">
            <text:p>28</text:p>
          </table:table-cell>
          <table:table-cell table:style-name="ce63" office:value-type="float" office:value="88" calcext:value-type="float">
            <text:p>8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Uurwerkmak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22" calcext:value-type="float">
            <text:p>22</text:p>
          </table:table-cell>
          <table:table-cell table:style-name="ce40"/>
          <table:table-cell table:style-name="ce40" office:value-type="float" office:value="213" calcext:value-type="float">
            <text:p>213</text:p>
          </table:table-cell>
          <table:table-cell table:style-name="ce40"/>
          <table:table-cell table:style-name="ce40" office:value-type="float" office:value="240" calcext:value-type="float">
            <text:p>240</text:p>
          </table:table-cell>
          <table:table-cell table:style-name="ce40"/>
          <table:table-cell table:style-name="ce63" office:value-type="float" office:value="240" calcext:value-type="float">
            <text:p>24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Veearts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4" calcext:value-type="float">
            <text:p>24</text:p>
          </table:table-cell>
          <table:table-cell table:style-name="ce40"/>
          <table:table-cell table:style-name="ce40" office:value-type="float" office:value="24" calcext:value-type="float">
            <text:p>24</text:p>
          </table:table-cell>
          <table:table-cell table:style-name="ce40"/>
          <table:table-cell table:style-name="ce63" office:value-type="float" office:value="24" calcext:value-type="float">
            <text:p>2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Veenlieden, turfboeren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08" calcext:value-type="float">
            <text:p>508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41" calcext:value-type="float">
            <text:p>541</text:p>
          </table:table-cell>
          <table:table-cell table:style-name="ce40" office:value-type="float" office:value="62" calcext:value-type="float">
            <text:p>62</text:p>
          </table:table-cell>
          <table:table-cell table:style-name="ce63" office:value-type="float" office:value="603" calcext:value-type="float">
            <text:p>60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Vendumees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Vergulders, lijsten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63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Vill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Vischdroogers en roo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Vischverkoop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0" calcext:value-type="float">
            <text:p>20</text:p>
          </table:table-cell>
          <table:table-cell table:style-name="ce63" office:value-type="float" office:value="24" calcext:value-type="float">
            <text:p>2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Vissch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31" calcext:value-type="float">
            <text:p>31</text:p>
          </table:table-cell>
          <table:table-cell table:style-name="ce40"/>
          <table:table-cell table:style-name="ce40" office:value-type="float" office:value="627" calcext:value-type="float">
            <text:p>627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658" calcext:value-type="float">
            <text:p>658</text:p>
          </table:table-cell>
          <table:table-cell table:style-name="ce40" office:value-type="float" office:value="6" calcext:value-type="float">
            <text:p>6</text:p>
          </table:table-cell>
          <table:table-cell table:style-name="ce63" office:value-type="float" office:value="664" calcext:value-type="float">
            <text:p>66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Vleeschhouwers, spekslagers, poeli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24" calcext:value-type="float">
            <text:p>24</text:p>
          </table:table-cell>
          <table:table-cell table:style-name="ce40"/>
          <table:table-cell table:style-name="ce40" office:value-type="float" office:value="637" calcext:value-type="float">
            <text:p>63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661" calcext:value-type="float">
            <text:p>661</text:p>
          </table:table-cell>
          <table:table-cell table:style-name="ce40" office:value-type="float" office:value="10" calcext:value-type="float">
            <text:p>10</text:p>
          </table:table-cell>
          <table:table-cell table:style-name="ce63" office:value-type="float" office:value="671" calcext:value-type="float">
            <text:p>67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Voddenra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6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Voerlieden, koetsiers, loopers, postknechten en sleep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float" office:value="291" calcext:value-type="float">
            <text:p>29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96" calcext:value-type="float">
            <text:p>296</text:p>
          </table:table-cell>
          <table:table-cell table:style-name="ce40" office:value-type="float" office:value="4" calcext:value-type="float">
            <text:p>4</text:p>
          </table:table-cell>
          <table:table-cell table:style-name="ce63" office:value-type="float" office:value="300" calcext:value-type="float">
            <text:p>30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Vogelverkoopers, koolboer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2" calcext:value-type="float">
            <text:p>12</text:p>
          </table:table-cell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/>
          <table:table-cell table:style-name="ce63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Wafel- en poffertjesbak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6" calcext:value-type="float">
            <text:p>6</text:p>
          </table:table-cell>
          <table:table-cell table:style-name="ce63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Watermolenaa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7" calcext:value-type="float">
            <text:p>17</text:p>
          </table:table-cell>
          <table:table-cell table:style-name="ce40"/>
          <table:table-cell table:style-name="ce40" office:value-type="float" office:value="17" calcext:value-type="float">
            <text:p>17</text:p>
          </table:table-cell>
          <table:table-cell table:style-name="ce40"/>
          <table:table-cell table:style-name="ce63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Waterverkoop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Wek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Werktuigkundigen en makers, balans- en brandspuitmak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63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Wierspinn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Wijnhandelaa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30" calcext:value-type="float">
            <text:p>3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IJkmeest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3" calcext:value-type="float">
            <text:p>13</text:p>
          </table:table-cell>
          <table:table-cell table:style-name="ce40"/>
          <table:table-cell table:style-name="ce40" office:value-type="float" office:value="13" calcext:value-type="float">
            <text:p>13</text:p>
          </table:table-cell>
          <table:table-cell table:style-name="ce40"/>
          <table:table-cell table:style-name="ce63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IJzer- en koperdraaij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IJzergiet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Zaadverkoo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Zaakwaarnemers, commissionnai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87" calcext:value-type="float">
            <text:p>87</text:p>
          </table:table-cell>
          <table:table-cell table:style-name="ce40"/>
          <table:table-cell table:style-name="ce40" office:value-type="float" office:value="87" calcext:value-type="float">
            <text:p>87</text:p>
          </table:table-cell>
          <table:table-cell table:style-name="ce40"/>
          <table:table-cell table:style-name="ce63" office:value-type="float" office:value="87" calcext:value-type="float">
            <text:p>8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Zakkenmakers en verhuur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Zandverkoopers</text:p>
          </table:table-cell>
          <table:table-cell/>
          <table:table-cell table:style-name="ce8"/>
          <table:table-cell table:style-name="ce40" table:number-columns-repeated="6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Zeepzieders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22" calcext:value-type="float">
            <text:p>22</text:p>
          </table:table-cell>
          <table:table-cell table:style-name="ce40"/>
          <table:table-cell table:style-name="ce40" office:value-type="float" office:value="23" calcext:value-type="float">
            <text:p>23</text:p>
          </table:table-cell>
          <table:table-cell table:style-name="ce40"/>
          <table:table-cell table:style-name="ce63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Zeevaartscholen onderwijz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Zeevaartscholen leerlingen</text:p>
          </table:table-cell>
          <table:table-cell/>
          <table:table-cell table:style-name="ce8"/>
          <table:table-cell table:style-name="ce40" table:number-columns-repeated="3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63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Ziekenoppass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Zoutzied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" calcext:value-type="float">
            <text:p>1</text:p>
          </table:table-cell>
          <table:table-cell table:style-name="ce63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Zwaardvegers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Zwavelstokkenmakers en verkoopers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Zijdeteelt (personen behoorende tot de)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Verschillende beroepen</text:p>
          </table:table-cell>
          <table:table-cell/>
          <table:table-cell table:style-name="ce8"/>
          <table:table-cell table:style-name="ce40" table:number-columns-repeated="5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Zonder beroep</text:p>
          </table:table-cell>
          <table:table-cell/>
          <table:table-cell table:style-name="ce33" office:value-type="float" office:value="20910" calcext:value-type="float">
            <text:p>20,910</text:p>
          </table:table-cell>
          <table:table-cell table:style-name="ce41" office:value-type="float" office:value="21269" calcext:value-type="float">
            <text:p>21,269</text:p>
          </table:table-cell>
          <table:table-cell table:style-name="ce41" office:value-type="float" office:value="2289" calcext:value-type="float">
            <text:p>2,289</text:p>
          </table:table-cell>
          <table:table-cell table:style-name="ce41" office:value-type="float" office:value="2762" calcext:value-type="float">
            <text:p>2,762</text:p>
          </table:table-cell>
          <table:table-cell table:style-name="ce41" office:value-type="float" office:value="5166" calcext:value-type="float">
            <text:p>5,166</text:p>
          </table:table-cell>
          <table:table-cell table:style-name="ce41" office:value-type="float" office:value="7009" calcext:value-type="float">
            <text:p>7,009</text:p>
          </table:table-cell>
          <table:table-cell table:style-name="ce41" office:value-type="float" office:value="8693" calcext:value-type="float">
            <text:p>8,693</text:p>
          </table:table-cell>
          <table:table-cell table:style-name="ce41" office:value-type="float" office:value="54845" calcext:value-type="float">
            <text:p>54,845</text:p>
          </table:table-cell>
          <table:table-cell table:style-name="ce41" office:value-type="float" office:value="37058" calcext:value-type="float">
            <text:p>37,058</text:p>
          </table:table-cell>
          <table:table-cell table:style-name="ce41" office:value-type="float" office:value="85885" calcext:value-type="float">
            <text:p>85,885</text:p>
          </table:table-cell>
          <table:table-cell table:style-name="ce64" office:value-type="float" office:value="122943" calcext:value-type="float">
            <text:p>122,94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 (VERVOLG).</text:p>
          </table:table-cell>
          <table:table-cell table:style-name="ce18" office:value-type="string" calcext:value-type="string">
            <text:p>Beroep onbekend</text:p>
          </table:table-cell>
          <table:table-cell/>
          <table:table-cell table:style-name="ce8"/>
          <table:table-cell table:style-name="ce40" table:number-columns-repeated="9"/>
          <table:table-cell table:style-name="ce63"/>
          <table:table-cell table:number-columns-repeated="1010"/>
        </table:table-row>
        <table:table-row table:style-name="ro1">
          <table:table-cell table:style-name="ce9" office:value-type="string" calcext:value-type="string">
            <text:p>DE STEDEN EN HET PLATTE LAND VEREENIGD (VERVOLG).</text:p>
          </table:table-cell>
          <table:table-cell table:style-name="ce19" office:value-type="string" calcext:value-type="string">
            <text:p>TOTAAL</text:p>
          </table:table-cell>
          <table:table-cell/>
          <table:table-cell table:style-name="ce34" office:value-type="float" office:value="29965" calcext:value-type="float">
            <text:p>29,965</text:p>
          </table:table-cell>
          <table:table-cell table:style-name="ce42" office:value-type="float" office:value="29217" calcext:value-type="float">
            <text:p>29,217</text:p>
          </table:table-cell>
          <table:table-cell table:style-name="ce42" office:value-type="float" office:value="5790" calcext:value-type="float">
            <text:p>5,790</text:p>
          </table:table-cell>
          <table:table-cell table:style-name="ce42" office:value-type="float" office:value="5742" calcext:value-type="float">
            <text:p>5,742</text:p>
          </table:table-cell>
          <table:table-cell table:style-name="ce42" office:value-type="float" office:value="10917" calcext:value-type="float">
            <text:p>10,917</text:p>
          </table:table-cell>
          <table:table-cell table:style-name="ce42" office:value-type="float" office:value="10551" calcext:value-type="float">
            <text:p>10,551</text:p>
          </table:table-cell>
          <table:table-cell table:style-name="ce42" office:value-type="float" office:value="75140" calcext:value-type="float">
            <text:p>75,140</text:p>
          </table:table-cell>
          <table:table-cell table:style-name="ce42" office:value-type="float" office:value="80038" calcext:value-type="float">
            <text:p>80,038</text:p>
          </table:table-cell>
          <table:table-cell table:style-name="ce42" office:value-type="float" office:value="121812" calcext:value-type="float">
            <text:p>121,812</text:p>
          </table:table-cell>
          <table:table-cell table:style-name="ce42" office:value-type="float" office:value="125548" calcext:value-type="float">
            <text:p>125,548</text:p>
          </table:table-cell>
          <table:table-cell table:style-name="ce65" office:value-type="float" office:value="247360" calcext:value-type="float">
            <text:p>247,36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1. De knechts en leerlingen zijn onder de beroepen begrepen.</text:p>
          </table:table-cell>
          <table:table-cell table:style-name="ce21"/>
          <table:table-cell table:style-name="ce27" table:number-columns-repeated="11"/>
          <table:table-cell table:style-name="ce66"/>
          <table:table-cell table:number-columns-repeated="1010"/>
        </table:table-row>
        <table:table-row table:style-name="ro5" table:number-rows-repeated="10473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pmerkingen" table:style-name="ta2">
        <table:table-column table:style-name="co6" table:default-cell-style-name="Default"/>
        <table:table-column table:style-name="co7" table:default-cell-style-name="ce6"/>
        <table:table-column table:style-name="co8" table:default-cell-style-name="ce6"/>
        <table:table-column table:style-name="co6" table:number-columns-repeated="1021" table:default-cell-style-name="Default"/>
        <table:table-row table:style-name="ro5" table:number-rows-repeated="3">
          <table:table-cell table:number-columns-repeated="1024"/>
        </table:table-row>
        <table:table-row table:style-name="ro5">
          <table:table-cell table:style-name="ce2" office:value-type="string" calcext:value-type="string">
            <text:p>Editregel</text:p>
          </table:table-cell>
          <table:table-cell table:style-name="ce2" office:value-type="string" calcext:value-type="string">
            <text:p>Deel telling</text:p>
          </table:table-cell>
          <table:table-cell table:style-name="ce2" office:value-type="string" calcext:value-type="string">
            <text:p>Rolnummer</text:p>
          </table:table-cell>
          <table:table-cell table:number-columns-repeated="1021"/>
        </table:table-row>
        <table:table-row table:style-name="ro5">
          <table:table-cell table:style-name="ce81" table:number-columns-repeated="3"/>
          <table:table-cell table:number-columns-repeated="102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82" office:value-type="float" office:value="4598" calcext:value-type="float">
            <text:p>459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01" calcext:value-type="float">
            <text:p>380173004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599" calcext:value-type="float">
            <text:p>459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02" calcext:value-type="float">
            <text:p>3801730044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00" calcext:value-type="float">
            <text:p>460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03" calcext:value-type="float">
            <text:p>3801730044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01" calcext:value-type="float">
            <text:p>460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04" calcext:value-type="float">
            <text:p>3801730044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02" calcext:value-type="float">
            <text:p>460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05" calcext:value-type="float">
            <text:p>3801730044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03" calcext:value-type="float">
            <text:p>460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06" calcext:value-type="float">
            <text:p>3801730044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04" calcext:value-type="float">
            <text:p>460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07" calcext:value-type="float">
            <text:p>3801730044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05" calcext:value-type="float">
            <text:p>460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08" calcext:value-type="float">
            <text:p>3801730044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06" calcext:value-type="float">
            <text:p>460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09" calcext:value-type="float">
            <text:p>3801730044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07" calcext:value-type="float">
            <text:p>460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10" calcext:value-type="float">
            <text:p>3801730044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08" calcext:value-type="float">
            <text:p>460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11" calcext:value-type="float">
            <text:p>3801730044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09" calcext:value-type="float">
            <text:p>460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12" calcext:value-type="float">
            <text:p>3801730044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10" calcext:value-type="float">
            <text:p>461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13" calcext:value-type="float">
            <text:p>3801730044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11" calcext:value-type="float">
            <text:p>461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14" calcext:value-type="float">
            <text:p>3801730044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12" calcext:value-type="float">
            <text:p>461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15" calcext:value-type="float">
            <text:p>3801730044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13" calcext:value-type="float">
            <text:p>461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16" calcext:value-type="float">
            <text:p>3801730044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14" calcext:value-type="float">
            <text:p>461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17" calcext:value-type="float">
            <text:p>3801730044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15" calcext:value-type="float">
            <text:p>461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18" calcext:value-type="float">
            <text:p>3801730044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16" calcext:value-type="float">
            <text:p>461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19" calcext:value-type="float">
            <text:p>3801730044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17" calcext:value-type="float">
            <text:p>461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20" calcext:value-type="float">
            <text:p>3801730044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18" calcext:value-type="float">
            <text:p>461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21" calcext:value-type="float">
            <text:p>3801730044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19" calcext:value-type="float">
            <text:p>461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22" calcext:value-type="float">
            <text:p>3801730044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20" calcext:value-type="float">
            <text:p>462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23" calcext:value-type="float">
            <text:p>3801730044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21" calcext:value-type="float">
            <text:p>462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24" calcext:value-type="float">
            <text:p>3801730044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22" calcext:value-type="float">
            <text:p>462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25" calcext:value-type="float">
            <text:p>3801730044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23" calcext:value-type="float">
            <text:p>462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26" calcext:value-type="float">
            <text:p>3801730044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24" calcext:value-type="float">
            <text:p>462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27" calcext:value-type="float">
            <text:p>3801730044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25" calcext:value-type="float">
            <text:p>462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28" calcext:value-type="float">
            <text:p>3801730044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26" calcext:value-type="float">
            <text:p>462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29" calcext:value-type="float">
            <text:p>3801730044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27" calcext:value-type="float">
            <text:p>462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30" calcext:value-type="float">
            <text:p>3801730044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28" calcext:value-type="float">
            <text:p>462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31" calcext:value-type="float">
            <text:p>3801730044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29" calcext:value-type="float">
            <text:p>462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32" calcext:value-type="float">
            <text:p>3801730044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30" calcext:value-type="float">
            <text:p>463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33" calcext:value-type="float">
            <text:p>3801730044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31" calcext:value-type="float">
            <text:p>463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34" calcext:value-type="float">
            <text:p>3801730044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32" calcext:value-type="float">
            <text:p>463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35" calcext:value-type="float">
            <text:p>3801730044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33" calcext:value-type="float">
            <text:p>463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36" calcext:value-type="float">
            <text:p>3801730044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34" calcext:value-type="float">
            <text:p>463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37" calcext:value-type="float">
            <text:p>3801730044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35" calcext:value-type="float">
            <text:p>463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38" calcext:value-type="float">
            <text:p>3801730044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36" calcext:value-type="float">
            <text:p>463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39" calcext:value-type="float">
            <text:p>3801730044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37" calcext:value-type="float">
            <text:p>463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40" calcext:value-type="float">
            <text:p>3801730044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38" calcext:value-type="float">
            <text:p>463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41" calcext:value-type="float">
            <text:p>3801730044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39" calcext:value-type="float">
            <text:p>463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42" calcext:value-type="float">
            <text:p>3801730044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40" calcext:value-type="float">
            <text:p>464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43" calcext:value-type="float">
            <text:p>3801730044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41" calcext:value-type="float">
            <text:p>464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44" calcext:value-type="float">
            <text:p>3801730044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42" calcext:value-type="float">
            <text:p>464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45" calcext:value-type="float">
            <text:p>3801730044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43" calcext:value-type="float">
            <text:p>464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46" calcext:value-type="float">
            <text:p>3801730044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44" calcext:value-type="float">
            <text:p>464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47" calcext:value-type="float">
            <text:p>3801730044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45" calcext:value-type="float">
            <text:p>464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48" calcext:value-type="float">
            <text:p>3801730044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46" calcext:value-type="float">
            <text:p>464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49" calcext:value-type="float">
            <text:p>3801730044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47" calcext:value-type="float">
            <text:p>464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50" calcext:value-type="float">
            <text:p>3801730044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48" calcext:value-type="float">
            <text:p>464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51" calcext:value-type="float">
            <text:p>3801730044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49" calcext:value-type="float">
            <text:p>464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52" calcext:value-type="float">
            <text:p>38017300440105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50" calcext:value-type="float">
            <text:p>465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401053" calcext:value-type="float">
            <text:p>38017300440105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51" calcext:value-type="float">
            <text:p>465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01" calcext:value-type="float">
            <text:p>3801730045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52" calcext:value-type="float">
            <text:p>465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02" calcext:value-type="float">
            <text:p>3801730045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53" calcext:value-type="float">
            <text:p>465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03" calcext:value-type="float">
            <text:p>3801730045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54" calcext:value-type="float">
            <text:p>465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04" calcext:value-type="float">
            <text:p>3801730045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55" calcext:value-type="float">
            <text:p>465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05" calcext:value-type="float">
            <text:p>3801730045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56" calcext:value-type="float">
            <text:p>465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06" calcext:value-type="float">
            <text:p>3801730045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57" calcext:value-type="float">
            <text:p>465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07" calcext:value-type="float">
            <text:p>3801730045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58" calcext:value-type="float">
            <text:p>465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08" calcext:value-type="float">
            <text:p>3801730045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59" calcext:value-type="float">
            <text:p>465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09" calcext:value-type="float">
            <text:p>3801730045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60" calcext:value-type="float">
            <text:p>466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10" calcext:value-type="float">
            <text:p>3801730045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61" calcext:value-type="float">
            <text:p>466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11" calcext:value-type="float">
            <text:p>3801730045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62" calcext:value-type="float">
            <text:p>466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12" calcext:value-type="float">
            <text:p>3801730045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63" calcext:value-type="float">
            <text:p>466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13" calcext:value-type="float">
            <text:p>3801730045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64" calcext:value-type="float">
            <text:p>466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14" calcext:value-type="float">
            <text:p>3801730045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65" calcext:value-type="float">
            <text:p>466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15" calcext:value-type="float">
            <text:p>3801730045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66" calcext:value-type="float">
            <text:p>466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16" calcext:value-type="float">
            <text:p>3801730045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67" calcext:value-type="float">
            <text:p>466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17" calcext:value-type="float">
            <text:p>3801730045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68" calcext:value-type="float">
            <text:p>466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18" calcext:value-type="float">
            <text:p>3801730045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69" calcext:value-type="float">
            <text:p>466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19" calcext:value-type="float">
            <text:p>3801730045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70" calcext:value-type="float">
            <text:p>467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20" calcext:value-type="float">
            <text:p>3801730045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71" calcext:value-type="float">
            <text:p>467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21" calcext:value-type="float">
            <text:p>3801730045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72" calcext:value-type="float">
            <text:p>467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22" calcext:value-type="float">
            <text:p>3801730045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73" calcext:value-type="float">
            <text:p>467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23" calcext:value-type="float">
            <text:p>3801730045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74" calcext:value-type="float">
            <text:p>467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24" calcext:value-type="float">
            <text:p>3801730045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75" calcext:value-type="float">
            <text:p>467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25" calcext:value-type="float">
            <text:p>3801730045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76" calcext:value-type="float">
            <text:p>467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26" calcext:value-type="float">
            <text:p>3801730045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77" calcext:value-type="float">
            <text:p>467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27" calcext:value-type="float">
            <text:p>3801730045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78" calcext:value-type="float">
            <text:p>467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28" calcext:value-type="float">
            <text:p>3801730045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79" calcext:value-type="float">
            <text:p>467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29" calcext:value-type="float">
            <text:p>3801730045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80" calcext:value-type="float">
            <text:p>468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30" calcext:value-type="float">
            <text:p>3801730045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81" calcext:value-type="float">
            <text:p>468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31" calcext:value-type="float">
            <text:p>3801730045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82" calcext:value-type="float">
            <text:p>468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32" calcext:value-type="float">
            <text:p>3801730045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83" calcext:value-type="float">
            <text:p>468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33" calcext:value-type="float">
            <text:p>3801730045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84" calcext:value-type="float">
            <text:p>468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34" calcext:value-type="float">
            <text:p>3801730045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85" calcext:value-type="float">
            <text:p>468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35" calcext:value-type="float">
            <text:p>3801730045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86" calcext:value-type="float">
            <text:p>468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36" calcext:value-type="float">
            <text:p>3801730045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87" calcext:value-type="float">
            <text:p>468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37" calcext:value-type="float">
            <text:p>3801730045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88" calcext:value-type="float">
            <text:p>468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38" calcext:value-type="float">
            <text:p>3801730045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89" calcext:value-type="float">
            <text:p>468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39" calcext:value-type="float">
            <text:p>3801730045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90" calcext:value-type="float">
            <text:p>469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40" calcext:value-type="float">
            <text:p>3801730045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91" calcext:value-type="float">
            <text:p>469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41" calcext:value-type="float">
            <text:p>3801730045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92" calcext:value-type="float">
            <text:p>469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42" calcext:value-type="float">
            <text:p>3801730045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93" calcext:value-type="float">
            <text:p>469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43" calcext:value-type="float">
            <text:p>3801730045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94" calcext:value-type="float">
            <text:p>469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44" calcext:value-type="float">
            <text:p>3801730045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95" calcext:value-type="float">
            <text:p>469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45" calcext:value-type="float">
            <text:p>3801730045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96" calcext:value-type="float">
            <text:p>469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46" calcext:value-type="float">
            <text:p>3801730045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97" calcext:value-type="float">
            <text:p>469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47" calcext:value-type="float">
            <text:p>3801730045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98" calcext:value-type="float">
            <text:p>469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48" calcext:value-type="float">
            <text:p>3801730045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699" calcext:value-type="float">
            <text:p>469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49" calcext:value-type="float">
            <text:p>3801730045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00" calcext:value-type="float">
            <text:p>470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50" calcext:value-type="float">
            <text:p>3801730045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01" calcext:value-type="float">
            <text:p>470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3004501051" calcext:value-type="float">
            <text:p>3801730045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02" calcext:value-type="float">
            <text:p>470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01" calcext:value-type="float">
            <text:p>380174004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03" calcext:value-type="float">
            <text:p>470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02" calcext:value-type="float">
            <text:p>3801740046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04" calcext:value-type="float">
            <text:p>470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03" calcext:value-type="float">
            <text:p>3801740046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05" calcext:value-type="float">
            <text:p>470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04" calcext:value-type="float">
            <text:p>3801740046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06" calcext:value-type="float">
            <text:p>470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05" calcext:value-type="float">
            <text:p>3801740046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07" calcext:value-type="float">
            <text:p>470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06" calcext:value-type="float">
            <text:p>3801740046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08" calcext:value-type="float">
            <text:p>470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07" calcext:value-type="float">
            <text:p>3801740046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09" calcext:value-type="float">
            <text:p>470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08" calcext:value-type="float">
            <text:p>3801740046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10" calcext:value-type="float">
            <text:p>471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09" calcext:value-type="float">
            <text:p>3801740046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11" calcext:value-type="float">
            <text:p>471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10" calcext:value-type="float">
            <text:p>3801740046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12" calcext:value-type="float">
            <text:p>471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11" calcext:value-type="float">
            <text:p>3801740046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13" calcext:value-type="float">
            <text:p>471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12" calcext:value-type="float">
            <text:p>3801740046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14" calcext:value-type="float">
            <text:p>471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13" calcext:value-type="float">
            <text:p>3801740046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15" calcext:value-type="float">
            <text:p>471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14" calcext:value-type="float">
            <text:p>3801740046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16" calcext:value-type="float">
            <text:p>471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15" calcext:value-type="float">
            <text:p>3801740046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17" calcext:value-type="float">
            <text:p>471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16" calcext:value-type="float">
            <text:p>3801740046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18" calcext:value-type="float">
            <text:p>471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17" calcext:value-type="float">
            <text:p>3801740046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19" calcext:value-type="float">
            <text:p>471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18" calcext:value-type="float">
            <text:p>3801740046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20" calcext:value-type="float">
            <text:p>472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19" calcext:value-type="float">
            <text:p>3801740046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21" calcext:value-type="float">
            <text:p>472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20" calcext:value-type="float">
            <text:p>3801740046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22" calcext:value-type="float">
            <text:p>472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21" calcext:value-type="float">
            <text:p>3801740046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23" calcext:value-type="float">
            <text:p>472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22" calcext:value-type="float">
            <text:p>3801740046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24" calcext:value-type="float">
            <text:p>472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23" calcext:value-type="float">
            <text:p>3801740046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25" calcext:value-type="float">
            <text:p>472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24" calcext:value-type="float">
            <text:p>3801740046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26" calcext:value-type="float">
            <text:p>472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25" calcext:value-type="float">
            <text:p>3801740046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27" calcext:value-type="float">
            <text:p>472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26" calcext:value-type="float">
            <text:p>3801740046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28" calcext:value-type="float">
            <text:p>472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27" calcext:value-type="float">
            <text:p>3801740046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29" calcext:value-type="float">
            <text:p>472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28" calcext:value-type="float">
            <text:p>3801740046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30" calcext:value-type="float">
            <text:p>473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29" calcext:value-type="float">
            <text:p>3801740046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31" calcext:value-type="float">
            <text:p>473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30" calcext:value-type="float">
            <text:p>3801740046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32" calcext:value-type="float">
            <text:p>473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31" calcext:value-type="float">
            <text:p>3801740046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33" calcext:value-type="float">
            <text:p>473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32" calcext:value-type="float">
            <text:p>3801740046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34" calcext:value-type="float">
            <text:p>473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33" calcext:value-type="float">
            <text:p>3801740046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35" calcext:value-type="float">
            <text:p>473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34" calcext:value-type="float">
            <text:p>3801740046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36" calcext:value-type="float">
            <text:p>473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35" calcext:value-type="float">
            <text:p>3801740046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37" calcext:value-type="float">
            <text:p>473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36" calcext:value-type="float">
            <text:p>3801740046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38" calcext:value-type="float">
            <text:p>473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37" calcext:value-type="float">
            <text:p>3801740046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39" calcext:value-type="float">
            <text:p>473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38" calcext:value-type="float">
            <text:p>3801740046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40" calcext:value-type="float">
            <text:p>474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39" calcext:value-type="float">
            <text:p>3801740046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41" calcext:value-type="float">
            <text:p>474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40" calcext:value-type="float">
            <text:p>3801740046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42" calcext:value-type="float">
            <text:p>474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41" calcext:value-type="float">
            <text:p>3801740046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43" calcext:value-type="float">
            <text:p>474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42" calcext:value-type="float">
            <text:p>3801740046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44" calcext:value-type="float">
            <text:p>474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43" calcext:value-type="float">
            <text:p>3801740046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45" calcext:value-type="float">
            <text:p>474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44" calcext:value-type="float">
            <text:p>3801740046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46" calcext:value-type="float">
            <text:p>474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45" calcext:value-type="float">
            <text:p>3801740046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47" calcext:value-type="float">
            <text:p>474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46" calcext:value-type="float">
            <text:p>3801740046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48" calcext:value-type="float">
            <text:p>474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47" calcext:value-type="float">
            <text:p>3801740046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49" calcext:value-type="float">
            <text:p>474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48" calcext:value-type="float">
            <text:p>3801740046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50" calcext:value-type="float">
            <text:p>475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49" calcext:value-type="float">
            <text:p>3801740046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51" calcext:value-type="float">
            <text:p>475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50" calcext:value-type="float">
            <text:p>3801740046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52" calcext:value-type="float">
            <text:p>475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51" calcext:value-type="float">
            <text:p>3801740046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53" calcext:value-type="float">
            <text:p>475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52" calcext:value-type="float">
            <text:p>38017400460105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54" calcext:value-type="float">
            <text:p>475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601053" calcext:value-type="float">
            <text:p>38017400460105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55" calcext:value-type="float">
            <text:p>475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01" calcext:value-type="float">
            <text:p>380174004701001</text:p>
          </table:table-cell>
          <table:table-cell table:style-name="ce6" office:value-type="string" calcext:value-type="string">
            <text:p>380174004701001* <text:s/>Hieronder begrepen de fabrijkanten van katoen, hennip, vlas, wol en zijde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56" calcext:value-type="float">
            <text:p>475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02" calcext:value-type="float">
            <text:p>3801740047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57" calcext:value-type="float">
            <text:p>475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03" calcext:value-type="float">
            <text:p>3801740047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58" calcext:value-type="float">
            <text:p>475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04" calcext:value-type="float">
            <text:p>3801740047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59" calcext:value-type="float">
            <text:p>475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05" calcext:value-type="float">
            <text:p>3801740047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60" calcext:value-type="float">
            <text:p>476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06" calcext:value-type="float">
            <text:p>3801740047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61" calcext:value-type="float">
            <text:p>476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07" calcext:value-type="float">
            <text:p>3801740047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62" calcext:value-type="float">
            <text:p>476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08" calcext:value-type="float">
            <text:p>3801740047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63" calcext:value-type="float">
            <text:p>476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09" calcext:value-type="float">
            <text:p>3801740047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64" calcext:value-type="float">
            <text:p>476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10" calcext:value-type="float">
            <text:p>3801740047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65" calcext:value-type="float">
            <text:p>476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11" calcext:value-type="float">
            <text:p>3801740047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66" calcext:value-type="float">
            <text:p>476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12" calcext:value-type="float">
            <text:p>3801740047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67" calcext:value-type="float">
            <text:p>476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13" calcext:value-type="float">
            <text:p>3801740047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68" calcext:value-type="float">
            <text:p>476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14" calcext:value-type="float">
            <text:p>3801740047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69" calcext:value-type="float">
            <text:p>476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15" calcext:value-type="float">
            <text:p>3801740047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70" calcext:value-type="float">
            <text:p>477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16" calcext:value-type="float">
            <text:p>3801740047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71" calcext:value-type="float">
            <text:p>477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17" calcext:value-type="float">
            <text:p>3801740047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72" calcext:value-type="float">
            <text:p>477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18" calcext:value-type="float">
            <text:p>3801740047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73" calcext:value-type="float">
            <text:p>477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19" calcext:value-type="float">
            <text:p>3801740047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74" calcext:value-type="float">
            <text:p>477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20" calcext:value-type="float">
            <text:p>3801740047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75" calcext:value-type="float">
            <text:p>477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21" calcext:value-type="float">
            <text:p>3801740047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76" calcext:value-type="float">
            <text:p>477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22" calcext:value-type="float">
            <text:p>3801740047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77" calcext:value-type="float">
            <text:p>477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23" calcext:value-type="float">
            <text:p>3801740047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78" calcext:value-type="float">
            <text:p>477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24" calcext:value-type="float">
            <text:p>380174004701024</text:p>
          </table:table-cell>
          <table:table-cell table:style-name="ce6" office:value-type="string" calcext:value-type="string">
            <text:p>380174004701024? <text:s/>De boden zijn hieronder begrep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79" calcext:value-type="float">
            <text:p>477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25" calcext:value-type="float">
            <text:p>3801740047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80" calcext:value-type="float">
            <text:p>478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26" calcext:value-type="float">
            <text:p>380174004701026</text:p>
          </table:table-cell>
          <table:table-cell table:style-name="ce6" office:value-type="string" calcext:value-type="string">
            <text:p>380174004701024? <text:s/>De boden zijn hieronder begrep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81" calcext:value-type="float">
            <text:p>478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27" calcext:value-type="float">
            <text:p>3801740047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82" calcext:value-type="float">
            <text:p>478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28" calcext:value-type="float">
            <text:p>3801740047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83" calcext:value-type="float">
            <text:p>478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29" calcext:value-type="float">
            <text:p>3801740047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84" calcext:value-type="float">
            <text:p>478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30" calcext:value-type="float">
            <text:p>3801740047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85" calcext:value-type="float">
            <text:p>478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31" calcext:value-type="float">
            <text:p>3801740047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86" calcext:value-type="float">
            <text:p>478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32" calcext:value-type="float">
            <text:p>3801740047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87" calcext:value-type="float">
            <text:p>478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33" calcext:value-type="float">
            <text:p>3801740047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88" calcext:value-type="float">
            <text:p>478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34" calcext:value-type="float">
            <text:p>3801740047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89" calcext:value-type="float">
            <text:p>478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35" calcext:value-type="float">
            <text:p>3801740047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90" calcext:value-type="float">
            <text:p>479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36" calcext:value-type="float">
            <text:p>3801740047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91" calcext:value-type="float">
            <text:p>479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37" calcext:value-type="float">
            <text:p>3801740047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92" calcext:value-type="float">
            <text:p>479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38" calcext:value-type="float">
            <text:p>3801740047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93" calcext:value-type="float">
            <text:p>479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39" calcext:value-type="float">
            <text:p>3801740047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94" calcext:value-type="float">
            <text:p>479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40" calcext:value-type="float">
            <text:p>3801740047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95" calcext:value-type="float">
            <text:p>479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41" calcext:value-type="float">
            <text:p>3801740047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96" calcext:value-type="float">
            <text:p>479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42" calcext:value-type="float">
            <text:p>3801740047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97" calcext:value-type="float">
            <text:p>479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43" calcext:value-type="float">
            <text:p>3801740047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98" calcext:value-type="float">
            <text:p>479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44" calcext:value-type="float">
            <text:p>3801740047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799" calcext:value-type="float">
            <text:p>479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45" calcext:value-type="float">
            <text:p>3801740047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00" calcext:value-type="float">
            <text:p>480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46" calcext:value-type="float">
            <text:p>3801740047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01" calcext:value-type="float">
            <text:p>480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47" calcext:value-type="float">
            <text:p>3801740047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02" calcext:value-type="float">
            <text:p>480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48" calcext:value-type="float">
            <text:p>3801740047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03" calcext:value-type="float">
            <text:p>480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49" calcext:value-type="float">
            <text:p>3801740047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04" calcext:value-type="float">
            <text:p>480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4004701050" calcext:value-type="float">
            <text:p>3801740047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05" calcext:value-type="float">
            <text:p>480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01" calcext:value-type="float">
            <text:p>380175004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06" calcext:value-type="float">
            <text:p>480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02" calcext:value-type="float">
            <text:p>3801750048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07" calcext:value-type="float">
            <text:p>480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03" calcext:value-type="float">
            <text:p>3801750048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08" calcext:value-type="float">
            <text:p>480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04" calcext:value-type="float">
            <text:p>3801750048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09" calcext:value-type="float">
            <text:p>480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05" calcext:value-type="float">
            <text:p>3801750048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10" calcext:value-type="float">
            <text:p>481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06" calcext:value-type="float">
            <text:p>3801750048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11" calcext:value-type="float">
            <text:p>481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07" calcext:value-type="float">
            <text:p>3801750048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12" calcext:value-type="float">
            <text:p>481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08" calcext:value-type="float">
            <text:p>3801750048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13" calcext:value-type="float">
            <text:p>481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09" calcext:value-type="float">
            <text:p>3801750048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14" calcext:value-type="float">
            <text:p>481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10" calcext:value-type="float">
            <text:p>3801750048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15" calcext:value-type="float">
            <text:p>481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11" calcext:value-type="float">
            <text:p>3801750048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16" calcext:value-type="float">
            <text:p>481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12" calcext:value-type="float">
            <text:p>3801750048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17" calcext:value-type="float">
            <text:p>481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13" calcext:value-type="float">
            <text:p>3801750048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18" calcext:value-type="float">
            <text:p>481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14" calcext:value-type="float">
            <text:p>3801750048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19" calcext:value-type="float">
            <text:p>481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15" calcext:value-type="float">
            <text:p>3801750048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20" calcext:value-type="float">
            <text:p>482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16" calcext:value-type="float">
            <text:p>3801750048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21" calcext:value-type="float">
            <text:p>482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17" calcext:value-type="float">
            <text:p>3801750048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22" calcext:value-type="float">
            <text:p>482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18" calcext:value-type="float">
            <text:p>3801750048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23" calcext:value-type="float">
            <text:p>482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19" calcext:value-type="float">
            <text:p>3801750048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24" calcext:value-type="float">
            <text:p>482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20" calcext:value-type="float">
            <text:p>3801750048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25" calcext:value-type="float">
            <text:p>482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21" calcext:value-type="float">
            <text:p>3801750048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26" calcext:value-type="float">
            <text:p>482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22" calcext:value-type="float">
            <text:p>3801750048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27" calcext:value-type="float">
            <text:p>482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23" calcext:value-type="float">
            <text:p>3801750048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28" calcext:value-type="float">
            <text:p>482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24" calcext:value-type="float">
            <text:p>3801750048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29" calcext:value-type="float">
            <text:p>482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25" calcext:value-type="float">
            <text:p>3801750048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30" calcext:value-type="float">
            <text:p>483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26" calcext:value-type="float">
            <text:p>3801750048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31" calcext:value-type="float">
            <text:p>483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27" calcext:value-type="float">
            <text:p>3801750048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32" calcext:value-type="float">
            <text:p>483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28" calcext:value-type="float">
            <text:p>3801750048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33" calcext:value-type="float">
            <text:p>483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29" calcext:value-type="float">
            <text:p>3801750048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34" calcext:value-type="float">
            <text:p>483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30" calcext:value-type="float">
            <text:p>3801750048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35" calcext:value-type="float">
            <text:p>483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31" calcext:value-type="float">
            <text:p>3801750048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36" calcext:value-type="float">
            <text:p>483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32" calcext:value-type="float">
            <text:p>3801750048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37" calcext:value-type="float">
            <text:p>483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33" calcext:value-type="float">
            <text:p>3801750048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38" calcext:value-type="float">
            <text:p>483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34" calcext:value-type="float">
            <text:p>3801750048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39" calcext:value-type="float">
            <text:p>483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35" calcext:value-type="float">
            <text:p>3801750048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40" calcext:value-type="float">
            <text:p>484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36" calcext:value-type="float">
            <text:p>3801750048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41" calcext:value-type="float">
            <text:p>484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37" calcext:value-type="float">
            <text:p>3801750048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42" calcext:value-type="float">
            <text:p>484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38" calcext:value-type="float">
            <text:p>3801750048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43" calcext:value-type="float">
            <text:p>484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39" calcext:value-type="float">
            <text:p>3801750048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44" calcext:value-type="float">
            <text:p>484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40" calcext:value-type="float">
            <text:p>3801750048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45" calcext:value-type="float">
            <text:p>484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41" calcext:value-type="float">
            <text:p>3801750048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46" calcext:value-type="float">
            <text:p>484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42" calcext:value-type="float">
            <text:p>3801750048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47" calcext:value-type="float">
            <text:p>484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43" calcext:value-type="float">
            <text:p>3801750048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48" calcext:value-type="float">
            <text:p>484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44" calcext:value-type="float">
            <text:p>3801750048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49" calcext:value-type="float">
            <text:p>484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45" calcext:value-type="float">
            <text:p>3801750048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50" calcext:value-type="float">
            <text:p>485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46" calcext:value-type="float">
            <text:p>3801750048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51" calcext:value-type="float">
            <text:p>485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47" calcext:value-type="float">
            <text:p>3801750048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52" calcext:value-type="float">
            <text:p>485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48" calcext:value-type="float">
            <text:p>3801750048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53" calcext:value-type="float">
            <text:p>485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49" calcext:value-type="float">
            <text:p>3801750048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54" calcext:value-type="float">
            <text:p>485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50" calcext:value-type="float">
            <text:p>3801750048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55" calcext:value-type="float">
            <text:p>485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51" calcext:value-type="float">
            <text:p>3801750048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56" calcext:value-type="float">
            <text:p>485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52" calcext:value-type="float">
            <text:p>38017500480105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57" calcext:value-type="float">
            <text:p>485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801053" calcext:value-type="float">
            <text:p>38017500480105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58" calcext:value-type="float">
            <text:p>485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01" calcext:value-type="float">
            <text:p>3801750049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59" calcext:value-type="float">
            <text:p>485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02" calcext:value-type="float">
            <text:p>3801750049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60" calcext:value-type="float">
            <text:p>486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03" calcext:value-type="float">
            <text:p>3801750049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61" calcext:value-type="float">
            <text:p>486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04" calcext:value-type="float">
            <text:p>3801750049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62" calcext:value-type="float">
            <text:p>486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05" calcext:value-type="float">
            <text:p>3801750049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63" calcext:value-type="float">
            <text:p>486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06" calcext:value-type="float">
            <text:p>3801750049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64" calcext:value-type="float">
            <text:p>486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07" calcext:value-type="float">
            <text:p>3801750049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65" calcext:value-type="float">
            <text:p>486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08" calcext:value-type="float">
            <text:p>3801750049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66" calcext:value-type="float">
            <text:p>486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09" calcext:value-type="float">
            <text:p>3801750049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67" calcext:value-type="float">
            <text:p>486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10" calcext:value-type="float">
            <text:p>3801750049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68" calcext:value-type="float">
            <text:p>486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11" calcext:value-type="float">
            <text:p>3801750049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69" calcext:value-type="float">
            <text:p>486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12" calcext:value-type="float">
            <text:p>3801750049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70" calcext:value-type="float">
            <text:p>487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13" calcext:value-type="float">
            <text:p>3801750049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71" calcext:value-type="float">
            <text:p>487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14" calcext:value-type="float">
            <text:p>3801750049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72" calcext:value-type="float">
            <text:p>487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15" calcext:value-type="float">
            <text:p>3801750049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73" calcext:value-type="float">
            <text:p>487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16" calcext:value-type="float">
            <text:p>3801750049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74" calcext:value-type="float">
            <text:p>487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17" calcext:value-type="float">
            <text:p>3801750049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75" calcext:value-type="float">
            <text:p>487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18" calcext:value-type="float">
            <text:p>3801750049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76" calcext:value-type="float">
            <text:p>487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19" calcext:value-type="float">
            <text:p>3801750049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77" calcext:value-type="float">
            <text:p>487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20" calcext:value-type="float">
            <text:p>3801750049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78" calcext:value-type="float">
            <text:p>487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21" calcext:value-type="float">
            <text:p>3801750049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79" calcext:value-type="float">
            <text:p>487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22" calcext:value-type="float">
            <text:p>3801750049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80" calcext:value-type="float">
            <text:p>488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23" calcext:value-type="float">
            <text:p>3801750049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81" calcext:value-type="float">
            <text:p>488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24" calcext:value-type="float">
            <text:p>3801750049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82" calcext:value-type="float">
            <text:p>488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25" calcext:value-type="float">
            <text:p>3801750049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83" calcext:value-type="float">
            <text:p>488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26" calcext:value-type="float">
            <text:p>3801750049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84" calcext:value-type="float">
            <text:p>488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27" calcext:value-type="float">
            <text:p>3801750049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85" calcext:value-type="float">
            <text:p>488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28" calcext:value-type="float">
            <text:p>3801750049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86" calcext:value-type="float">
            <text:p>488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29" calcext:value-type="float">
            <text:p>3801750049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87" calcext:value-type="float">
            <text:p>488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30" calcext:value-type="float">
            <text:p>3801750049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88" calcext:value-type="float">
            <text:p>488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31" calcext:value-type="float">
            <text:p>3801750049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89" calcext:value-type="float">
            <text:p>488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32" calcext:value-type="float">
            <text:p>3801750049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90" calcext:value-type="float">
            <text:p>489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33" calcext:value-type="float">
            <text:p>3801750049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91" calcext:value-type="float">
            <text:p>489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34" calcext:value-type="float">
            <text:p>3801750049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92" calcext:value-type="float">
            <text:p>489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35" calcext:value-type="float">
            <text:p>3801750049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93" calcext:value-type="float">
            <text:p>489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36" calcext:value-type="float">
            <text:p>3801750049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94" calcext:value-type="float">
            <text:p>489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37" calcext:value-type="float">
            <text:p>3801750049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95" calcext:value-type="float">
            <text:p>489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38" calcext:value-type="float">
            <text:p>3801750049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96" calcext:value-type="float">
            <text:p>489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39" calcext:value-type="float">
            <text:p>3801750049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97" calcext:value-type="float">
            <text:p>489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5004901040" calcext:value-type="float">
            <text:p>3801750049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98" calcext:value-type="float">
            <text:p>489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01" calcext:value-type="float">
            <text:p>380176005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899" calcext:value-type="float">
            <text:p>489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02" calcext:value-type="float">
            <text:p>3801760050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00" calcext:value-type="float">
            <text:p>490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03" calcext:value-type="float">
            <text:p>3801760050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01" calcext:value-type="float">
            <text:p>490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04" calcext:value-type="float">
            <text:p>3801760050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02" calcext:value-type="float">
            <text:p>490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05" calcext:value-type="float">
            <text:p>3801760050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03" calcext:value-type="float">
            <text:p>490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06" calcext:value-type="float">
            <text:p>3801760050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04" calcext:value-type="float">
            <text:p>490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07" calcext:value-type="float">
            <text:p>3801760050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05" calcext:value-type="float">
            <text:p>490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08" calcext:value-type="float">
            <text:p>3801760050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06" calcext:value-type="float">
            <text:p>490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09" calcext:value-type="float">
            <text:p>3801760050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07" calcext:value-type="float">
            <text:p>490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10" calcext:value-type="float">
            <text:p>3801760050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08" calcext:value-type="float">
            <text:p>490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11" calcext:value-type="float">
            <text:p>3801760050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09" calcext:value-type="float">
            <text:p>490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12" calcext:value-type="float">
            <text:p>3801760050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10" calcext:value-type="float">
            <text:p>491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13" calcext:value-type="float">
            <text:p>3801760050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11" calcext:value-type="float">
            <text:p>491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14" calcext:value-type="float">
            <text:p>3801760050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12" calcext:value-type="float">
            <text:p>491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15" calcext:value-type="float">
            <text:p>3801760050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13" calcext:value-type="float">
            <text:p>491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16" calcext:value-type="float">
            <text:p>3801760050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14" calcext:value-type="float">
            <text:p>491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17" calcext:value-type="float">
            <text:p>3801760050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15" calcext:value-type="float">
            <text:p>491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18" calcext:value-type="float">
            <text:p>3801760050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16" calcext:value-type="float">
            <text:p>491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19" calcext:value-type="float">
            <text:p>3801760050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17" calcext:value-type="float">
            <text:p>491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20" calcext:value-type="float">
            <text:p>3801760050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18" calcext:value-type="float">
            <text:p>491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21" calcext:value-type="float">
            <text:p>3801760050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19" calcext:value-type="float">
            <text:p>491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22" calcext:value-type="float">
            <text:p>3801760050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20" calcext:value-type="float">
            <text:p>492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23" calcext:value-type="float">
            <text:p>3801760050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21" calcext:value-type="float">
            <text:p>492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24" calcext:value-type="float">
            <text:p>3801760050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22" calcext:value-type="float">
            <text:p>492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25" calcext:value-type="float">
            <text:p>3801760050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23" calcext:value-type="float">
            <text:p>492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26" calcext:value-type="float">
            <text:p>3801760050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24" calcext:value-type="float">
            <text:p>492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27" calcext:value-type="float">
            <text:p>3801760050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25" calcext:value-type="float">
            <text:p>492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28" calcext:value-type="float">
            <text:p>3801760050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26" calcext:value-type="float">
            <text:p>492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29" calcext:value-type="float">
            <text:p>3801760050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27" calcext:value-type="float">
            <text:p>492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30" calcext:value-type="float">
            <text:p>3801760050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28" calcext:value-type="float">
            <text:p>492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31" calcext:value-type="float">
            <text:p>3801760050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29" calcext:value-type="float">
            <text:p>492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32" calcext:value-type="float">
            <text:p>3801760050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30" calcext:value-type="float">
            <text:p>493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33" calcext:value-type="float">
            <text:p>3801760050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31" calcext:value-type="float">
            <text:p>493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34" calcext:value-type="float">
            <text:p>3801760050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32" calcext:value-type="float">
            <text:p>493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35" calcext:value-type="float">
            <text:p>3801760050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33" calcext:value-type="float">
            <text:p>493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36" calcext:value-type="float">
            <text:p>3801760050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34" calcext:value-type="float">
            <text:p>493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37" calcext:value-type="float">
            <text:p>3801760050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35" calcext:value-type="float">
            <text:p>493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38" calcext:value-type="float">
            <text:p>3801760050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36" calcext:value-type="float">
            <text:p>493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39" calcext:value-type="float">
            <text:p>3801760050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37" calcext:value-type="float">
            <text:p>493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40" calcext:value-type="float">
            <text:p>3801760050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38" calcext:value-type="float">
            <text:p>493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41" calcext:value-type="float">
            <text:p>3801760050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39" calcext:value-type="float">
            <text:p>493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42" calcext:value-type="float">
            <text:p>3801760050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40" calcext:value-type="float">
            <text:p>494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43" calcext:value-type="float">
            <text:p>3801760050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41" calcext:value-type="float">
            <text:p>494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44" calcext:value-type="float">
            <text:p>3801760050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42" calcext:value-type="float">
            <text:p>494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45" calcext:value-type="float">
            <text:p>3801760050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43" calcext:value-type="float">
            <text:p>494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46" calcext:value-type="float">
            <text:p>3801760050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44" calcext:value-type="float">
            <text:p>494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47" calcext:value-type="float">
            <text:p>3801760050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45" calcext:value-type="float">
            <text:p>494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48" calcext:value-type="float">
            <text:p>3801760050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46" calcext:value-type="float">
            <text:p>494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49" calcext:value-type="float">
            <text:p>3801760050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47" calcext:value-type="float">
            <text:p>494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50" calcext:value-type="float">
            <text:p>3801760050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48" calcext:value-type="float">
            <text:p>494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51" calcext:value-type="float">
            <text:p>3801760050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49" calcext:value-type="float">
            <text:p>494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52" calcext:value-type="float">
            <text:p>38017600500105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50" calcext:value-type="float">
            <text:p>495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001053" calcext:value-type="float">
            <text:p>38017600500105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51" calcext:value-type="float">
            <text:p>495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01" calcext:value-type="float">
            <text:p>3801760051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52" calcext:value-type="float">
            <text:p>495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02" calcext:value-type="float">
            <text:p>3801760051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53" calcext:value-type="float">
            <text:p>495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03" calcext:value-type="float">
            <text:p>3801760051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54" calcext:value-type="float">
            <text:p>495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04" calcext:value-type="float">
            <text:p>3801760051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55" calcext:value-type="float">
            <text:p>495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05" calcext:value-type="float">
            <text:p>3801760051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56" calcext:value-type="float">
            <text:p>495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06" calcext:value-type="float">
            <text:p>3801760051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57" calcext:value-type="float">
            <text:p>495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07" calcext:value-type="float">
            <text:p>3801760051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58" calcext:value-type="float">
            <text:p>495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08" calcext:value-type="float">
            <text:p>3801760051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59" calcext:value-type="float">
            <text:p>495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09" calcext:value-type="float">
            <text:p>3801760051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60" calcext:value-type="float">
            <text:p>496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10" calcext:value-type="float">
            <text:p>3801760051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61" calcext:value-type="float">
            <text:p>496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11" calcext:value-type="float">
            <text:p>3801760051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62" calcext:value-type="float">
            <text:p>496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12" calcext:value-type="float">
            <text:p>3801760051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63" calcext:value-type="float">
            <text:p>496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13" calcext:value-type="float">
            <text:p>3801760051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64" calcext:value-type="float">
            <text:p>496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14" calcext:value-type="float">
            <text:p>3801760051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65" calcext:value-type="float">
            <text:p>496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15" calcext:value-type="float">
            <text:p>3801760051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66" calcext:value-type="float">
            <text:p>496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16" calcext:value-type="float">
            <text:p>3801760051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67" calcext:value-type="float">
            <text:p>496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17" calcext:value-type="float">
            <text:p>3801760051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68" calcext:value-type="float">
            <text:p>496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18" calcext:value-type="float">
            <text:p>3801760051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69" calcext:value-type="float">
            <text:p>496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19" calcext:value-type="float">
            <text:p>3801760051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70" calcext:value-type="float">
            <text:p>497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20" calcext:value-type="float">
            <text:p>3801760051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71" calcext:value-type="float">
            <text:p>497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21" calcext:value-type="float">
            <text:p>3801760051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72" calcext:value-type="float">
            <text:p>497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22" calcext:value-type="float">
            <text:p>3801760051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73" calcext:value-type="float">
            <text:p>497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23" calcext:value-type="float">
            <text:p>3801760051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74" calcext:value-type="float">
            <text:p>497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24" calcext:value-type="float">
            <text:p>3801760051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75" calcext:value-type="float">
            <text:p>497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25" calcext:value-type="float">
            <text:p>3801760051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76" calcext:value-type="float">
            <text:p>497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26" calcext:value-type="float">
            <text:p>3801760051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77" calcext:value-type="float">
            <text:p>497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27" calcext:value-type="float">
            <text:p>3801760051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78" calcext:value-type="float">
            <text:p>497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28" calcext:value-type="float">
            <text:p>3801760051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79" calcext:value-type="float">
            <text:p>497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29" calcext:value-type="float">
            <text:p>3801760051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80" calcext:value-type="float">
            <text:p>498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30" calcext:value-type="float">
            <text:p>3801760051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81" calcext:value-type="float">
            <text:p>498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31" calcext:value-type="float">
            <text:p>3801760051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82" calcext:value-type="float">
            <text:p>498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32" calcext:value-type="float">
            <text:p>3801760051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83" calcext:value-type="float">
            <text:p>498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33" calcext:value-type="float">
            <text:p>3801760051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84" calcext:value-type="float">
            <text:p>498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34" calcext:value-type="float">
            <text:p>3801760051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85" calcext:value-type="float">
            <text:p>498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35" calcext:value-type="float">
            <text:p>3801760051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86" calcext:value-type="float">
            <text:p>498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36" calcext:value-type="float">
            <text:p>3801760051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87" calcext:value-type="float">
            <text:p>498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37" calcext:value-type="float">
            <text:p>3801760051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88" calcext:value-type="float">
            <text:p>498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38" calcext:value-type="float">
            <text:p>3801760051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89" calcext:value-type="float">
            <text:p>498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39" calcext:value-type="float">
            <text:p>3801760051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90" calcext:value-type="float">
            <text:p>499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40" calcext:value-type="float">
            <text:p>3801760051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91" calcext:value-type="float">
            <text:p>499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41" calcext:value-type="float">
            <text:p>3801760051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92" calcext:value-type="float">
            <text:p>499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42" calcext:value-type="float">
            <text:p>3801760051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93" calcext:value-type="float">
            <text:p>499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43" calcext:value-type="float">
            <text:p>3801760051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94" calcext:value-type="float">
            <text:p>499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44" calcext:value-type="float">
            <text:p>3801760051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95" calcext:value-type="float">
            <text:p>499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45" calcext:value-type="float">
            <text:p>3801760051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96" calcext:value-type="float">
            <text:p>499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46" calcext:value-type="float">
            <text:p>3801760051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97" calcext:value-type="float">
            <text:p>499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47" calcext:value-type="float">
            <text:p>3801760051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98" calcext:value-type="float">
            <text:p>499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48" calcext:value-type="float">
            <text:p>3801760051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4999" calcext:value-type="float">
            <text:p>499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49" calcext:value-type="float">
            <text:p>3801760051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00" calcext:value-type="float">
            <text:p>500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50" calcext:value-type="float">
            <text:p>3801760051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01" calcext:value-type="float">
            <text:p>500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6005101051" calcext:value-type="float">
            <text:p>3801760051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02" calcext:value-type="float">
            <text:p>500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01" calcext:value-type="float">
            <text:p>380177005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03" calcext:value-type="float">
            <text:p>500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02" calcext:value-type="float">
            <text:p>3801770052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04" calcext:value-type="float">
            <text:p>500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03" calcext:value-type="float">
            <text:p>3801770052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05" calcext:value-type="float">
            <text:p>500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04" calcext:value-type="float">
            <text:p>3801770052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06" calcext:value-type="float">
            <text:p>500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05" calcext:value-type="float">
            <text:p>3801770052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07" calcext:value-type="float">
            <text:p>500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06" calcext:value-type="float">
            <text:p>3801770052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08" calcext:value-type="float">
            <text:p>500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07" calcext:value-type="float">
            <text:p>3801770052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09" calcext:value-type="float">
            <text:p>500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08" calcext:value-type="float">
            <text:p>3801770052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10" calcext:value-type="float">
            <text:p>501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09" calcext:value-type="float">
            <text:p>3801770052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11" calcext:value-type="float">
            <text:p>501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10" calcext:value-type="float">
            <text:p>3801770052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12" calcext:value-type="float">
            <text:p>501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11" calcext:value-type="float">
            <text:p>3801770052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13" calcext:value-type="float">
            <text:p>501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12" calcext:value-type="float">
            <text:p>3801770052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14" calcext:value-type="float">
            <text:p>501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13" calcext:value-type="float">
            <text:p>3801770052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15" calcext:value-type="float">
            <text:p>501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14" calcext:value-type="float">
            <text:p>3801770052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16" calcext:value-type="float">
            <text:p>501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15" calcext:value-type="float">
            <text:p>3801770052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17" calcext:value-type="float">
            <text:p>501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16" calcext:value-type="float">
            <text:p>3801770052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18" calcext:value-type="float">
            <text:p>501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17" calcext:value-type="float">
            <text:p>3801770052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19" calcext:value-type="float">
            <text:p>501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18" calcext:value-type="float">
            <text:p>3801770052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20" calcext:value-type="float">
            <text:p>502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19" calcext:value-type="float">
            <text:p>3801770052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21" calcext:value-type="float">
            <text:p>502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20" calcext:value-type="float">
            <text:p>3801770052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22" calcext:value-type="float">
            <text:p>502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21" calcext:value-type="float">
            <text:p>3801770052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23" calcext:value-type="float">
            <text:p>502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22" calcext:value-type="float">
            <text:p>3801770052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24" calcext:value-type="float">
            <text:p>502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23" calcext:value-type="float">
            <text:p>3801770052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25" calcext:value-type="float">
            <text:p>502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24" calcext:value-type="float">
            <text:p>3801770052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26" calcext:value-type="float">
            <text:p>502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25" calcext:value-type="float">
            <text:p>3801770052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27" calcext:value-type="float">
            <text:p>502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26" calcext:value-type="float">
            <text:p>3801770052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28" calcext:value-type="float">
            <text:p>502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27" calcext:value-type="float">
            <text:p>3801770052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29" calcext:value-type="float">
            <text:p>502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28" calcext:value-type="float">
            <text:p>3801770052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30" calcext:value-type="float">
            <text:p>503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29" calcext:value-type="float">
            <text:p>3801770052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31" calcext:value-type="float">
            <text:p>503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30" calcext:value-type="float">
            <text:p>3801770052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32" calcext:value-type="float">
            <text:p>503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31" calcext:value-type="float">
            <text:p>3801770052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33" calcext:value-type="float">
            <text:p>503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32" calcext:value-type="float">
            <text:p>3801770052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34" calcext:value-type="float">
            <text:p>503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33" calcext:value-type="float">
            <text:p>3801770052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35" calcext:value-type="float">
            <text:p>503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34" calcext:value-type="float">
            <text:p>3801770052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36" calcext:value-type="float">
            <text:p>503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35" calcext:value-type="float">
            <text:p>3801770052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37" calcext:value-type="float">
            <text:p>503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36" calcext:value-type="float">
            <text:p>3801770052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38" calcext:value-type="float">
            <text:p>503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37" calcext:value-type="float">
            <text:p>3801770052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39" calcext:value-type="float">
            <text:p>503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38" calcext:value-type="float">
            <text:p>3801770052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40" calcext:value-type="float">
            <text:p>504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39" calcext:value-type="float">
            <text:p>3801770052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41" calcext:value-type="float">
            <text:p>504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40" calcext:value-type="float">
            <text:p>3801770052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42" calcext:value-type="float">
            <text:p>504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41" calcext:value-type="float">
            <text:p>3801770052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43" calcext:value-type="float">
            <text:p>504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42" calcext:value-type="float">
            <text:p>3801770052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44" calcext:value-type="float">
            <text:p>504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43" calcext:value-type="float">
            <text:p>3801770052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45" calcext:value-type="float">
            <text:p>504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44" calcext:value-type="float">
            <text:p>3801770052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46" calcext:value-type="float">
            <text:p>504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45" calcext:value-type="float">
            <text:p>3801770052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47" calcext:value-type="float">
            <text:p>504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46" calcext:value-type="float">
            <text:p>3801770052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48" calcext:value-type="float">
            <text:p>504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47" calcext:value-type="float">
            <text:p>3801770052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49" calcext:value-type="float">
            <text:p>504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48" calcext:value-type="float">
            <text:p>3801770052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50" calcext:value-type="float">
            <text:p>505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49" calcext:value-type="float">
            <text:p>3801770052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51" calcext:value-type="float">
            <text:p>505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50" calcext:value-type="float">
            <text:p>3801770052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52" calcext:value-type="float">
            <text:p>505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51" calcext:value-type="float">
            <text:p>3801770052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53" calcext:value-type="float">
            <text:p>505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52" calcext:value-type="float">
            <text:p>38017700520105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54" calcext:value-type="float">
            <text:p>505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201053" calcext:value-type="float">
            <text:p>38017700520105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55" calcext:value-type="float">
            <text:p>505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01" calcext:value-type="float">
            <text:p>380177005301001</text:p>
          </table:table-cell>
          <table:table-cell table:style-name="ce6" office:value-type="string" calcext:value-type="string">
            <text:p>380177005301001* <text:s/>Hieronder begrepen de fabrijkanten van katoen, hennip, vlas, wol en zijde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56" calcext:value-type="float">
            <text:p>505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02" calcext:value-type="float">
            <text:p>3801770053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57" calcext:value-type="float">
            <text:p>505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03" calcext:value-type="float">
            <text:p>3801770053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58" calcext:value-type="float">
            <text:p>505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04" calcext:value-type="float">
            <text:p>3801770053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59" calcext:value-type="float">
            <text:p>505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05" calcext:value-type="float">
            <text:p>3801770053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60" calcext:value-type="float">
            <text:p>506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06" calcext:value-type="float">
            <text:p>3801770053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61" calcext:value-type="float">
            <text:p>506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07" calcext:value-type="float">
            <text:p>3801770053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62" calcext:value-type="float">
            <text:p>506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08" calcext:value-type="float">
            <text:p>3801770053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63" calcext:value-type="float">
            <text:p>506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09" calcext:value-type="float">
            <text:p>3801770053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64" calcext:value-type="float">
            <text:p>506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10" calcext:value-type="float">
            <text:p>3801770053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65" calcext:value-type="float">
            <text:p>506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11" calcext:value-type="float">
            <text:p>3801770053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66" calcext:value-type="float">
            <text:p>506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12" calcext:value-type="float">
            <text:p>3801770053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67" calcext:value-type="float">
            <text:p>506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13" calcext:value-type="float">
            <text:p>3801770053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68" calcext:value-type="float">
            <text:p>506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14" calcext:value-type="float">
            <text:p>3801770053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69" calcext:value-type="float">
            <text:p>506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15" calcext:value-type="float">
            <text:p>3801770053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70" calcext:value-type="float">
            <text:p>507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16" calcext:value-type="float">
            <text:p>3801770053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71" calcext:value-type="float">
            <text:p>507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17" calcext:value-type="float">
            <text:p>3801770053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72" calcext:value-type="float">
            <text:p>507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18" calcext:value-type="float">
            <text:p>3801770053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73" calcext:value-type="float">
            <text:p>507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19" calcext:value-type="float">
            <text:p>3801770053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74" calcext:value-type="float">
            <text:p>507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20" calcext:value-type="float">
            <text:p>3801770053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75" calcext:value-type="float">
            <text:p>507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21" calcext:value-type="float">
            <text:p>3801770053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76" calcext:value-type="float">
            <text:p>507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22" calcext:value-type="float">
            <text:p>3801770053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77" calcext:value-type="float">
            <text:p>507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23" calcext:value-type="float">
            <text:p>3801770053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78" calcext:value-type="float">
            <text:p>507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24" calcext:value-type="float">
            <text:p>380177005301024</text:p>
          </table:table-cell>
          <table:table-cell table:style-name="ce6" office:value-type="string" calcext:value-type="string">
            <text:p>380177005301024? <text:s/>De boden zijn hieronder begrep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79" calcext:value-type="float">
            <text:p>507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25" calcext:value-type="float">
            <text:p>3801770053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80" calcext:value-type="float">
            <text:p>508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26" calcext:value-type="float">
            <text:p>380177005301026</text:p>
          </table:table-cell>
          <table:table-cell table:style-name="ce6" office:value-type="string" calcext:value-type="string">
            <text:p>380177005301024? <text:s/>De boden zijn hieronder begrep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81" calcext:value-type="float">
            <text:p>508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27" calcext:value-type="float">
            <text:p>3801770053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82" calcext:value-type="float">
            <text:p>508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28" calcext:value-type="float">
            <text:p>3801770053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83" calcext:value-type="float">
            <text:p>508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29" calcext:value-type="float">
            <text:p>3801770053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84" calcext:value-type="float">
            <text:p>508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30" calcext:value-type="float">
            <text:p>3801770053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85" calcext:value-type="float">
            <text:p>508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31" calcext:value-type="float">
            <text:p>3801770053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86" calcext:value-type="float">
            <text:p>508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32" calcext:value-type="float">
            <text:p>3801770053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87" calcext:value-type="float">
            <text:p>508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33" calcext:value-type="float">
            <text:p>3801770053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88" calcext:value-type="float">
            <text:p>508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34" calcext:value-type="float">
            <text:p>3801770053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89" calcext:value-type="float">
            <text:p>508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35" calcext:value-type="float">
            <text:p>3801770053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90" calcext:value-type="float">
            <text:p>509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36" calcext:value-type="float">
            <text:p>3801770053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91" calcext:value-type="float">
            <text:p>509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37" calcext:value-type="float">
            <text:p>3801770053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92" calcext:value-type="float">
            <text:p>509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38" calcext:value-type="float">
            <text:p>3801770053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93" calcext:value-type="float">
            <text:p>509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39" calcext:value-type="float">
            <text:p>3801770053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94" calcext:value-type="float">
            <text:p>509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40" calcext:value-type="float">
            <text:p>3801770053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95" calcext:value-type="float">
            <text:p>509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41" calcext:value-type="float">
            <text:p>3801770053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96" calcext:value-type="float">
            <text:p>509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42" calcext:value-type="float">
            <text:p>3801770053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97" calcext:value-type="float">
            <text:p>509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43" calcext:value-type="float">
            <text:p>3801770053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98" calcext:value-type="float">
            <text:p>509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44" calcext:value-type="float">
            <text:p>3801770053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099" calcext:value-type="float">
            <text:p>509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45" calcext:value-type="float">
            <text:p>3801770053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00" calcext:value-type="float">
            <text:p>510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46" calcext:value-type="float">
            <text:p>3801770053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01" calcext:value-type="float">
            <text:p>510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47" calcext:value-type="float">
            <text:p>3801770053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02" calcext:value-type="float">
            <text:p>510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48" calcext:value-type="float">
            <text:p>3801770053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03" calcext:value-type="float">
            <text:p>510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49" calcext:value-type="float">
            <text:p>3801770053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04" calcext:value-type="float">
            <text:p>510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7005301050" calcext:value-type="float">
            <text:p>3801770053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05" calcext:value-type="float">
            <text:p>510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01" calcext:value-type="float">
            <text:p>380178005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06" calcext:value-type="float">
            <text:p>510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02" calcext:value-type="float">
            <text:p>3801780054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07" calcext:value-type="float">
            <text:p>510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03" calcext:value-type="float">
            <text:p>3801780054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08" calcext:value-type="float">
            <text:p>510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04" calcext:value-type="float">
            <text:p>3801780054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09" calcext:value-type="float">
            <text:p>510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05" calcext:value-type="float">
            <text:p>3801780054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10" calcext:value-type="float">
            <text:p>511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06" calcext:value-type="float">
            <text:p>3801780054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11" calcext:value-type="float">
            <text:p>511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07" calcext:value-type="float">
            <text:p>3801780054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12" calcext:value-type="float">
            <text:p>511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08" calcext:value-type="float">
            <text:p>3801780054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13" calcext:value-type="float">
            <text:p>511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09" calcext:value-type="float">
            <text:p>3801780054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14" calcext:value-type="float">
            <text:p>511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10" calcext:value-type="float">
            <text:p>3801780054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15" calcext:value-type="float">
            <text:p>511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11" calcext:value-type="float">
            <text:p>3801780054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16" calcext:value-type="float">
            <text:p>511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12" calcext:value-type="float">
            <text:p>3801780054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17" calcext:value-type="float">
            <text:p>511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13" calcext:value-type="float">
            <text:p>3801780054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18" calcext:value-type="float">
            <text:p>511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14" calcext:value-type="float">
            <text:p>3801780054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19" calcext:value-type="float">
            <text:p>511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15" calcext:value-type="float">
            <text:p>3801780054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20" calcext:value-type="float">
            <text:p>512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16" calcext:value-type="float">
            <text:p>3801780054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21" calcext:value-type="float">
            <text:p>512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17" calcext:value-type="float">
            <text:p>3801780054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22" calcext:value-type="float">
            <text:p>512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18" calcext:value-type="float">
            <text:p>3801780054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23" calcext:value-type="float">
            <text:p>512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19" calcext:value-type="float">
            <text:p>3801780054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24" calcext:value-type="float">
            <text:p>512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20" calcext:value-type="float">
            <text:p>3801780054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25" calcext:value-type="float">
            <text:p>512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21" calcext:value-type="float">
            <text:p>3801780054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26" calcext:value-type="float">
            <text:p>512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22" calcext:value-type="float">
            <text:p>3801780054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27" calcext:value-type="float">
            <text:p>512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23" calcext:value-type="float">
            <text:p>3801780054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28" calcext:value-type="float">
            <text:p>512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24" calcext:value-type="float">
            <text:p>3801780054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29" calcext:value-type="float">
            <text:p>512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25" calcext:value-type="float">
            <text:p>3801780054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30" calcext:value-type="float">
            <text:p>513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26" calcext:value-type="float">
            <text:p>3801780054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31" calcext:value-type="float">
            <text:p>513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27" calcext:value-type="float">
            <text:p>3801780054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32" calcext:value-type="float">
            <text:p>513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28" calcext:value-type="float">
            <text:p>3801780054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33" calcext:value-type="float">
            <text:p>513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29" calcext:value-type="float">
            <text:p>3801780054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34" calcext:value-type="float">
            <text:p>513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30" calcext:value-type="float">
            <text:p>3801780054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35" calcext:value-type="float">
            <text:p>513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31" calcext:value-type="float">
            <text:p>3801780054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36" calcext:value-type="float">
            <text:p>513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32" calcext:value-type="float">
            <text:p>3801780054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37" calcext:value-type="float">
            <text:p>513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33" calcext:value-type="float">
            <text:p>3801780054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38" calcext:value-type="float">
            <text:p>513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34" calcext:value-type="float">
            <text:p>3801780054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39" calcext:value-type="float">
            <text:p>513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35" calcext:value-type="float">
            <text:p>3801780054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40" calcext:value-type="float">
            <text:p>514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36" calcext:value-type="float">
            <text:p>3801780054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41" calcext:value-type="float">
            <text:p>514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37" calcext:value-type="float">
            <text:p>3801780054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42" calcext:value-type="float">
            <text:p>514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38" calcext:value-type="float">
            <text:p>3801780054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43" calcext:value-type="float">
            <text:p>514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39" calcext:value-type="float">
            <text:p>3801780054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44" calcext:value-type="float">
            <text:p>514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40" calcext:value-type="float">
            <text:p>3801780054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45" calcext:value-type="float">
            <text:p>514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41" calcext:value-type="float">
            <text:p>3801780054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46" calcext:value-type="float">
            <text:p>514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42" calcext:value-type="float">
            <text:p>3801780054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47" calcext:value-type="float">
            <text:p>514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43" calcext:value-type="float">
            <text:p>3801780054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48" calcext:value-type="float">
            <text:p>514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44" calcext:value-type="float">
            <text:p>3801780054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49" calcext:value-type="float">
            <text:p>514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45" calcext:value-type="float">
            <text:p>3801780054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50" calcext:value-type="float">
            <text:p>515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46" calcext:value-type="float">
            <text:p>3801780054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51" calcext:value-type="float">
            <text:p>515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47" calcext:value-type="float">
            <text:p>3801780054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52" calcext:value-type="float">
            <text:p>515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48" calcext:value-type="float">
            <text:p>3801780054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53" calcext:value-type="float">
            <text:p>515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49" calcext:value-type="float">
            <text:p>3801780054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54" calcext:value-type="float">
            <text:p>515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50" calcext:value-type="float">
            <text:p>3801780054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55" calcext:value-type="float">
            <text:p>515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51" calcext:value-type="float">
            <text:p>3801780054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56" calcext:value-type="float">
            <text:p>515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52" calcext:value-type="float">
            <text:p>38017800540105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57" calcext:value-type="float">
            <text:p>515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401053" calcext:value-type="float">
            <text:p>38017800540105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58" calcext:value-type="float">
            <text:p>515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01" calcext:value-type="float">
            <text:p>3801780055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59" calcext:value-type="float">
            <text:p>515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02" calcext:value-type="float">
            <text:p>3801780055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60" calcext:value-type="float">
            <text:p>516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03" calcext:value-type="float">
            <text:p>3801780055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61" calcext:value-type="float">
            <text:p>516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04" calcext:value-type="float">
            <text:p>3801780055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62" calcext:value-type="float">
            <text:p>516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05" calcext:value-type="float">
            <text:p>3801780055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63" calcext:value-type="float">
            <text:p>516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06" calcext:value-type="float">
            <text:p>3801780055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64" calcext:value-type="float">
            <text:p>516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07" calcext:value-type="float">
            <text:p>3801780055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65" calcext:value-type="float">
            <text:p>516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08" calcext:value-type="float">
            <text:p>3801780055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66" calcext:value-type="float">
            <text:p>516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09" calcext:value-type="float">
            <text:p>3801780055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67" calcext:value-type="float">
            <text:p>516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10" calcext:value-type="float">
            <text:p>3801780055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68" calcext:value-type="float">
            <text:p>516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11" calcext:value-type="float">
            <text:p>3801780055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69" calcext:value-type="float">
            <text:p>516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12" calcext:value-type="float">
            <text:p>3801780055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70" calcext:value-type="float">
            <text:p>517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13" calcext:value-type="float">
            <text:p>3801780055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71" calcext:value-type="float">
            <text:p>517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14" calcext:value-type="float">
            <text:p>3801780055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72" calcext:value-type="float">
            <text:p>517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15" calcext:value-type="float">
            <text:p>3801780055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73" calcext:value-type="float">
            <text:p>517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16" calcext:value-type="float">
            <text:p>3801780055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74" calcext:value-type="float">
            <text:p>517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17" calcext:value-type="float">
            <text:p>3801780055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75" calcext:value-type="float">
            <text:p>517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18" calcext:value-type="float">
            <text:p>3801780055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76" calcext:value-type="float">
            <text:p>517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19" calcext:value-type="float">
            <text:p>3801780055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77" calcext:value-type="float">
            <text:p>517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20" calcext:value-type="float">
            <text:p>3801780055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78" calcext:value-type="float">
            <text:p>517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21" calcext:value-type="float">
            <text:p>3801780055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79" calcext:value-type="float">
            <text:p>517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22" calcext:value-type="float">
            <text:p>3801780055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80" calcext:value-type="float">
            <text:p>518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23" calcext:value-type="float">
            <text:p>3801780055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81" calcext:value-type="float">
            <text:p>518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24" calcext:value-type="float">
            <text:p>3801780055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82" calcext:value-type="float">
            <text:p>518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25" calcext:value-type="float">
            <text:p>3801780055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83" calcext:value-type="float">
            <text:p>518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26" calcext:value-type="float">
            <text:p>3801780055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84" calcext:value-type="float">
            <text:p>518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27" calcext:value-type="float">
            <text:p>3801780055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85" calcext:value-type="float">
            <text:p>518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28" calcext:value-type="float">
            <text:p>3801780055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86" calcext:value-type="float">
            <text:p>518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29" calcext:value-type="float">
            <text:p>3801780055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87" calcext:value-type="float">
            <text:p>518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30" calcext:value-type="float">
            <text:p>3801780055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88" calcext:value-type="float">
            <text:p>518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31" calcext:value-type="float">
            <text:p>3801780055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89" calcext:value-type="float">
            <text:p>518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32" calcext:value-type="float">
            <text:p>3801780055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90" calcext:value-type="float">
            <text:p>519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33" calcext:value-type="float">
            <text:p>3801780055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91" calcext:value-type="float">
            <text:p>519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34" calcext:value-type="float">
            <text:p>3801780055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92" calcext:value-type="float">
            <text:p>519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35" calcext:value-type="float">
            <text:p>3801780055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93" calcext:value-type="float">
            <text:p>519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36" calcext:value-type="float">
            <text:p>3801780055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94" calcext:value-type="float">
            <text:p>519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37" calcext:value-type="float">
            <text:p>3801780055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95" calcext:value-type="float">
            <text:p>519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38" calcext:value-type="float">
            <text:p>3801780055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96" calcext:value-type="float">
            <text:p>519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39" calcext:value-type="float">
            <text:p>3801780055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97" calcext:value-type="float">
            <text:p>519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8005501040" calcext:value-type="float">
            <text:p>3801780055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98" calcext:value-type="float">
            <text:p>519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01" calcext:value-type="float">
            <text:p>380179005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199" calcext:value-type="float">
            <text:p>519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02" calcext:value-type="float">
            <text:p>3801790056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00" calcext:value-type="float">
            <text:p>520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03" calcext:value-type="float">
            <text:p>3801790056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01" calcext:value-type="float">
            <text:p>520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04" calcext:value-type="float">
            <text:p>3801790056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02" calcext:value-type="float">
            <text:p>520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05" calcext:value-type="float">
            <text:p>3801790056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03" calcext:value-type="float">
            <text:p>520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06" calcext:value-type="float">
            <text:p>3801790056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04" calcext:value-type="float">
            <text:p>520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07" calcext:value-type="float">
            <text:p>3801790056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05" calcext:value-type="float">
            <text:p>520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08" calcext:value-type="float">
            <text:p>3801790056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06" calcext:value-type="float">
            <text:p>520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09" calcext:value-type="float">
            <text:p>3801790056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07" calcext:value-type="float">
            <text:p>520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10" calcext:value-type="float">
            <text:p>3801790056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08" calcext:value-type="float">
            <text:p>520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11" calcext:value-type="float">
            <text:p>3801790056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09" calcext:value-type="float">
            <text:p>520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12" calcext:value-type="float">
            <text:p>3801790056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10" calcext:value-type="float">
            <text:p>521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13" calcext:value-type="float">
            <text:p>3801790056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11" calcext:value-type="float">
            <text:p>521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14" calcext:value-type="float">
            <text:p>3801790056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12" calcext:value-type="float">
            <text:p>521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15" calcext:value-type="float">
            <text:p>3801790056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13" calcext:value-type="float">
            <text:p>521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16" calcext:value-type="float">
            <text:p>3801790056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14" calcext:value-type="float">
            <text:p>521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17" calcext:value-type="float">
            <text:p>3801790056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15" calcext:value-type="float">
            <text:p>521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18" calcext:value-type="float">
            <text:p>3801790056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16" calcext:value-type="float">
            <text:p>521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19" calcext:value-type="float">
            <text:p>3801790056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17" calcext:value-type="float">
            <text:p>521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20" calcext:value-type="float">
            <text:p>3801790056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18" calcext:value-type="float">
            <text:p>521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21" calcext:value-type="float">
            <text:p>3801790056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19" calcext:value-type="float">
            <text:p>521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22" calcext:value-type="float">
            <text:p>3801790056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20" calcext:value-type="float">
            <text:p>522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23" calcext:value-type="float">
            <text:p>3801790056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21" calcext:value-type="float">
            <text:p>522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24" calcext:value-type="float">
            <text:p>3801790056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22" calcext:value-type="float">
            <text:p>522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25" calcext:value-type="float">
            <text:p>3801790056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23" calcext:value-type="float">
            <text:p>522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26" calcext:value-type="float">
            <text:p>3801790056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24" calcext:value-type="float">
            <text:p>522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27" calcext:value-type="float">
            <text:p>3801790056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25" calcext:value-type="float">
            <text:p>522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28" calcext:value-type="float">
            <text:p>3801790056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26" calcext:value-type="float">
            <text:p>522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29" calcext:value-type="float">
            <text:p>3801790056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27" calcext:value-type="float">
            <text:p>522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30" calcext:value-type="float">
            <text:p>3801790056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28" calcext:value-type="float">
            <text:p>522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31" calcext:value-type="float">
            <text:p>3801790056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29" calcext:value-type="float">
            <text:p>522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32" calcext:value-type="float">
            <text:p>3801790056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30" calcext:value-type="float">
            <text:p>523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33" calcext:value-type="float">
            <text:p>3801790056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31" calcext:value-type="float">
            <text:p>523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34" calcext:value-type="float">
            <text:p>3801790056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32" calcext:value-type="float">
            <text:p>523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35" calcext:value-type="float">
            <text:p>3801790056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33" calcext:value-type="float">
            <text:p>523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36" calcext:value-type="float">
            <text:p>3801790056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34" calcext:value-type="float">
            <text:p>523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37" calcext:value-type="float">
            <text:p>3801790056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35" calcext:value-type="float">
            <text:p>523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38" calcext:value-type="float">
            <text:p>3801790056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36" calcext:value-type="float">
            <text:p>523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39" calcext:value-type="float">
            <text:p>3801790056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37" calcext:value-type="float">
            <text:p>523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40" calcext:value-type="float">
            <text:p>3801790056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38" calcext:value-type="float">
            <text:p>523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41" calcext:value-type="float">
            <text:p>3801790056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39" calcext:value-type="float">
            <text:p>523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42" calcext:value-type="float">
            <text:p>3801790056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40" calcext:value-type="float">
            <text:p>524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43" calcext:value-type="float">
            <text:p>3801790056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41" calcext:value-type="float">
            <text:p>524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44" calcext:value-type="float">
            <text:p>3801790056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42" calcext:value-type="float">
            <text:p>524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45" calcext:value-type="float">
            <text:p>3801790056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43" calcext:value-type="float">
            <text:p>524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46" calcext:value-type="float">
            <text:p>3801790056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44" calcext:value-type="float">
            <text:p>524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47" calcext:value-type="float">
            <text:p>3801790056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45" calcext:value-type="float">
            <text:p>524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48" calcext:value-type="float">
            <text:p>3801790056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46" calcext:value-type="float">
            <text:p>524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49" calcext:value-type="float">
            <text:p>3801790056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47" calcext:value-type="float">
            <text:p>524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50" calcext:value-type="float">
            <text:p>3801790056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48" calcext:value-type="float">
            <text:p>524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51" calcext:value-type="float">
            <text:p>3801790056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49" calcext:value-type="float">
            <text:p>524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52" calcext:value-type="float">
            <text:p>38017900560105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50" calcext:value-type="float">
            <text:p>525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601053" calcext:value-type="float">
            <text:p>38017900560105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51" calcext:value-type="float">
            <text:p>525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01" calcext:value-type="float">
            <text:p>3801790057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52" calcext:value-type="float">
            <text:p>525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02" calcext:value-type="float">
            <text:p>3801790057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53" calcext:value-type="float">
            <text:p>525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03" calcext:value-type="float">
            <text:p>3801790057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54" calcext:value-type="float">
            <text:p>525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04" calcext:value-type="float">
            <text:p>3801790057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55" calcext:value-type="float">
            <text:p>525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05" calcext:value-type="float">
            <text:p>3801790057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56" calcext:value-type="float">
            <text:p>525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06" calcext:value-type="float">
            <text:p>3801790057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57" calcext:value-type="float">
            <text:p>525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07" calcext:value-type="float">
            <text:p>3801790057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58" calcext:value-type="float">
            <text:p>525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08" calcext:value-type="float">
            <text:p>3801790057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59" calcext:value-type="float">
            <text:p>525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09" calcext:value-type="float">
            <text:p>3801790057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60" calcext:value-type="float">
            <text:p>526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10" calcext:value-type="float">
            <text:p>3801790057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61" calcext:value-type="float">
            <text:p>526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11" calcext:value-type="float">
            <text:p>3801790057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62" calcext:value-type="float">
            <text:p>526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12" calcext:value-type="float">
            <text:p>3801790057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63" calcext:value-type="float">
            <text:p>526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13" calcext:value-type="float">
            <text:p>3801790057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64" calcext:value-type="float">
            <text:p>526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14" calcext:value-type="float">
            <text:p>3801790057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65" calcext:value-type="float">
            <text:p>526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15" calcext:value-type="float">
            <text:p>3801790057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66" calcext:value-type="float">
            <text:p>526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16" calcext:value-type="float">
            <text:p>3801790057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67" calcext:value-type="float">
            <text:p>526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17" calcext:value-type="float">
            <text:p>3801790057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68" calcext:value-type="float">
            <text:p>526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18" calcext:value-type="float">
            <text:p>3801790057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69" calcext:value-type="float">
            <text:p>526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19" calcext:value-type="float">
            <text:p>3801790057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70" calcext:value-type="float">
            <text:p>527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20" calcext:value-type="float">
            <text:p>3801790057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71" calcext:value-type="float">
            <text:p>527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21" calcext:value-type="float">
            <text:p>3801790057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72" calcext:value-type="float">
            <text:p>527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22" calcext:value-type="float">
            <text:p>3801790057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73" calcext:value-type="float">
            <text:p>527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23" calcext:value-type="float">
            <text:p>3801790057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74" calcext:value-type="float">
            <text:p>527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24" calcext:value-type="float">
            <text:p>3801790057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75" calcext:value-type="float">
            <text:p>527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25" calcext:value-type="float">
            <text:p>3801790057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76" calcext:value-type="float">
            <text:p>527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26" calcext:value-type="float">
            <text:p>3801790057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77" calcext:value-type="float">
            <text:p>527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27" calcext:value-type="float">
            <text:p>3801790057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78" calcext:value-type="float">
            <text:p>527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28" calcext:value-type="float">
            <text:p>3801790057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79" calcext:value-type="float">
            <text:p>527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29" calcext:value-type="float">
            <text:p>3801790057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80" calcext:value-type="float">
            <text:p>528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30" calcext:value-type="float">
            <text:p>3801790057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81" calcext:value-type="float">
            <text:p>528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31" calcext:value-type="float">
            <text:p>3801790057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82" calcext:value-type="float">
            <text:p>528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32" calcext:value-type="float">
            <text:p>3801790057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83" calcext:value-type="float">
            <text:p>528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33" calcext:value-type="float">
            <text:p>3801790057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84" calcext:value-type="float">
            <text:p>528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34" calcext:value-type="float">
            <text:p>3801790057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85" calcext:value-type="float">
            <text:p>528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35" calcext:value-type="float">
            <text:p>3801790057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86" calcext:value-type="float">
            <text:p>528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36" calcext:value-type="float">
            <text:p>3801790057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87" calcext:value-type="float">
            <text:p>528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37" calcext:value-type="float">
            <text:p>3801790057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88" calcext:value-type="float">
            <text:p>528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38" calcext:value-type="float">
            <text:p>3801790057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89" calcext:value-type="float">
            <text:p>528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39" calcext:value-type="float">
            <text:p>3801790057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90" calcext:value-type="float">
            <text:p>529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40" calcext:value-type="float">
            <text:p>3801790057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91" calcext:value-type="float">
            <text:p>529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41" calcext:value-type="float">
            <text:p>3801790057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92" calcext:value-type="float">
            <text:p>529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42" calcext:value-type="float">
            <text:p>3801790057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93" calcext:value-type="float">
            <text:p>529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43" calcext:value-type="float">
            <text:p>3801790057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94" calcext:value-type="float">
            <text:p>529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44" calcext:value-type="float">
            <text:p>3801790057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95" calcext:value-type="float">
            <text:p>529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45" calcext:value-type="float">
            <text:p>3801790057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96" calcext:value-type="float">
            <text:p>529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46" calcext:value-type="float">
            <text:p>3801790057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97" calcext:value-type="float">
            <text:p>529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47" calcext:value-type="float">
            <text:p>3801790057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98" calcext:value-type="float">
            <text:p>529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48" calcext:value-type="float">
            <text:p>3801790057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299" calcext:value-type="float">
            <text:p>529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49" calcext:value-type="float">
            <text:p>3801790057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00" calcext:value-type="float">
            <text:p>530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50" calcext:value-type="float">
            <text:p>3801790057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01" calcext:value-type="float">
            <text:p>530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79005701051" calcext:value-type="float">
            <text:p>3801790057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02" calcext:value-type="float">
            <text:p>530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01" calcext:value-type="float">
            <text:p>380180005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03" calcext:value-type="float">
            <text:p>530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02" calcext:value-type="float">
            <text:p>3801800058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04" calcext:value-type="float">
            <text:p>530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03" calcext:value-type="float">
            <text:p>3801800058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05" calcext:value-type="float">
            <text:p>530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04" calcext:value-type="float">
            <text:p>3801800058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06" calcext:value-type="float">
            <text:p>530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05" calcext:value-type="float">
            <text:p>3801800058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07" calcext:value-type="float">
            <text:p>530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06" calcext:value-type="float">
            <text:p>3801800058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08" calcext:value-type="float">
            <text:p>530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07" calcext:value-type="float">
            <text:p>3801800058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09" calcext:value-type="float">
            <text:p>530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08" calcext:value-type="float">
            <text:p>3801800058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10" calcext:value-type="float">
            <text:p>531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09" calcext:value-type="float">
            <text:p>3801800058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11" calcext:value-type="float">
            <text:p>531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10" calcext:value-type="float">
            <text:p>3801800058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12" calcext:value-type="float">
            <text:p>531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11" calcext:value-type="float">
            <text:p>3801800058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13" calcext:value-type="float">
            <text:p>531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12" calcext:value-type="float">
            <text:p>3801800058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14" calcext:value-type="float">
            <text:p>531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13" calcext:value-type="float">
            <text:p>3801800058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15" calcext:value-type="float">
            <text:p>531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14" calcext:value-type="float">
            <text:p>3801800058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16" calcext:value-type="float">
            <text:p>531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15" calcext:value-type="float">
            <text:p>3801800058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17" calcext:value-type="float">
            <text:p>531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16" calcext:value-type="float">
            <text:p>3801800058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18" calcext:value-type="float">
            <text:p>531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17" calcext:value-type="float">
            <text:p>3801800058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19" calcext:value-type="float">
            <text:p>531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18" calcext:value-type="float">
            <text:p>3801800058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20" calcext:value-type="float">
            <text:p>532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19" calcext:value-type="float">
            <text:p>3801800058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21" calcext:value-type="float">
            <text:p>532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20" calcext:value-type="float">
            <text:p>3801800058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22" calcext:value-type="float">
            <text:p>532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21" calcext:value-type="float">
            <text:p>3801800058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23" calcext:value-type="float">
            <text:p>532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22" calcext:value-type="float">
            <text:p>3801800058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24" calcext:value-type="float">
            <text:p>532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23" calcext:value-type="float">
            <text:p>3801800058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25" calcext:value-type="float">
            <text:p>532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24" calcext:value-type="float">
            <text:p>3801800058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26" calcext:value-type="float">
            <text:p>532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25" calcext:value-type="float">
            <text:p>3801800058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27" calcext:value-type="float">
            <text:p>532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26" calcext:value-type="float">
            <text:p>3801800058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28" calcext:value-type="float">
            <text:p>532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27" calcext:value-type="float">
            <text:p>3801800058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29" calcext:value-type="float">
            <text:p>532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28" calcext:value-type="float">
            <text:p>3801800058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30" calcext:value-type="float">
            <text:p>533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29" calcext:value-type="float">
            <text:p>3801800058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31" calcext:value-type="float">
            <text:p>533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30" calcext:value-type="float">
            <text:p>3801800058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32" calcext:value-type="float">
            <text:p>533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31" calcext:value-type="float">
            <text:p>3801800058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33" calcext:value-type="float">
            <text:p>533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32" calcext:value-type="float">
            <text:p>3801800058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34" calcext:value-type="float">
            <text:p>533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33" calcext:value-type="float">
            <text:p>3801800058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35" calcext:value-type="float">
            <text:p>533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34" calcext:value-type="float">
            <text:p>3801800058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36" calcext:value-type="float">
            <text:p>533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35" calcext:value-type="float">
            <text:p>3801800058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37" calcext:value-type="float">
            <text:p>533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36" calcext:value-type="float">
            <text:p>3801800058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38" calcext:value-type="float">
            <text:p>533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37" calcext:value-type="float">
            <text:p>3801800058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39" calcext:value-type="float">
            <text:p>533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38" calcext:value-type="float">
            <text:p>3801800058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40" calcext:value-type="float">
            <text:p>534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39" calcext:value-type="float">
            <text:p>3801800058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41" calcext:value-type="float">
            <text:p>534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40" calcext:value-type="float">
            <text:p>3801800058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42" calcext:value-type="float">
            <text:p>534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41" calcext:value-type="float">
            <text:p>3801800058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43" calcext:value-type="float">
            <text:p>534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42" calcext:value-type="float">
            <text:p>3801800058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44" calcext:value-type="float">
            <text:p>534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43" calcext:value-type="float">
            <text:p>3801800058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45" calcext:value-type="float">
            <text:p>534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44" calcext:value-type="float">
            <text:p>3801800058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46" calcext:value-type="float">
            <text:p>534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45" calcext:value-type="float">
            <text:p>3801800058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47" calcext:value-type="float">
            <text:p>534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46" calcext:value-type="float">
            <text:p>3801800058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48" calcext:value-type="float">
            <text:p>534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47" calcext:value-type="float">
            <text:p>3801800058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49" calcext:value-type="float">
            <text:p>534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48" calcext:value-type="float">
            <text:p>3801800058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50" calcext:value-type="float">
            <text:p>535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49" calcext:value-type="float">
            <text:p>3801800058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51" calcext:value-type="float">
            <text:p>535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50" calcext:value-type="float">
            <text:p>3801800058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52" calcext:value-type="float">
            <text:p>535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51" calcext:value-type="float">
            <text:p>3801800058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53" calcext:value-type="float">
            <text:p>535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52" calcext:value-type="float">
            <text:p>38018000580105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54" calcext:value-type="float">
            <text:p>535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801053" calcext:value-type="float">
            <text:p>38018000580105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55" calcext:value-type="float">
            <text:p>535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01" calcext:value-type="float">
            <text:p>380180005901001</text:p>
          </table:table-cell>
          <table:table-cell table:style-name="ce6" office:value-type="string" calcext:value-type="string">
            <text:p>380180005901001* <text:s/>Hieronder begrepen de fabrijkanten van katoen, hennip vlas, wol en zijde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56" calcext:value-type="float">
            <text:p>535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02" calcext:value-type="float">
            <text:p>3801800059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57" calcext:value-type="float">
            <text:p>535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03" calcext:value-type="float">
            <text:p>3801800059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58" calcext:value-type="float">
            <text:p>535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04" calcext:value-type="float">
            <text:p>3801800059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59" calcext:value-type="float">
            <text:p>535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05" calcext:value-type="float">
            <text:p>3801800059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60" calcext:value-type="float">
            <text:p>536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06" calcext:value-type="float">
            <text:p>3801800059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61" calcext:value-type="float">
            <text:p>536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07" calcext:value-type="float">
            <text:p>3801800059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62" calcext:value-type="float">
            <text:p>536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08" calcext:value-type="float">
            <text:p>3801800059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63" calcext:value-type="float">
            <text:p>536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09" calcext:value-type="float">
            <text:p>3801800059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64" calcext:value-type="float">
            <text:p>536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10" calcext:value-type="float">
            <text:p>3801800059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65" calcext:value-type="float">
            <text:p>536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11" calcext:value-type="float">
            <text:p>3801800059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66" calcext:value-type="float">
            <text:p>536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12" calcext:value-type="float">
            <text:p>3801800059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67" calcext:value-type="float">
            <text:p>536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13" calcext:value-type="float">
            <text:p>3801800059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68" calcext:value-type="float">
            <text:p>536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14" calcext:value-type="float">
            <text:p>3801800059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69" calcext:value-type="float">
            <text:p>536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15" calcext:value-type="float">
            <text:p>3801800059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70" calcext:value-type="float">
            <text:p>537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16" calcext:value-type="float">
            <text:p>3801800059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71" calcext:value-type="float">
            <text:p>537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17" calcext:value-type="float">
            <text:p>3801800059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72" calcext:value-type="float">
            <text:p>537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18" calcext:value-type="float">
            <text:p>3801800059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73" calcext:value-type="float">
            <text:p>537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19" calcext:value-type="float">
            <text:p>3801800059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74" calcext:value-type="float">
            <text:p>537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20" calcext:value-type="float">
            <text:p>3801800059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75" calcext:value-type="float">
            <text:p>537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21" calcext:value-type="float">
            <text:p>3801800059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76" calcext:value-type="float">
            <text:p>537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22" calcext:value-type="float">
            <text:p>3801800059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77" calcext:value-type="float">
            <text:p>537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23" calcext:value-type="float">
            <text:p>3801800059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78" calcext:value-type="float">
            <text:p>537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24" calcext:value-type="float">
            <text:p>380180005901024</text:p>
          </table:table-cell>
          <table:table-cell table:style-name="ce6" office:value-type="string" calcext:value-type="string">
            <text:p>380180005901024? <text:s/>De boden zijn hieronder begrep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79" calcext:value-type="float">
            <text:p>537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25" calcext:value-type="float">
            <text:p>3801800059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80" calcext:value-type="float">
            <text:p>538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26" calcext:value-type="float">
            <text:p>380180005901026</text:p>
          </table:table-cell>
          <table:table-cell table:style-name="ce6" office:value-type="string" calcext:value-type="string">
            <text:p>380180005901024? <text:s/>De boden zijn hieronder begrep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81" calcext:value-type="float">
            <text:p>538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27" calcext:value-type="float">
            <text:p>3801800059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82" calcext:value-type="float">
            <text:p>538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28" calcext:value-type="float">
            <text:p>3801800059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83" calcext:value-type="float">
            <text:p>538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29" calcext:value-type="float">
            <text:p>3801800059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84" calcext:value-type="float">
            <text:p>538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30" calcext:value-type="float">
            <text:p>3801800059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85" calcext:value-type="float">
            <text:p>538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31" calcext:value-type="float">
            <text:p>3801800059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86" calcext:value-type="float">
            <text:p>538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32" calcext:value-type="float">
            <text:p>3801800059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87" calcext:value-type="float">
            <text:p>538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33" calcext:value-type="float">
            <text:p>3801800059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88" calcext:value-type="float">
            <text:p>538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34" calcext:value-type="float">
            <text:p>3801800059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89" calcext:value-type="float">
            <text:p>538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35" calcext:value-type="float">
            <text:p>3801800059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90" calcext:value-type="float">
            <text:p>539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36" calcext:value-type="float">
            <text:p>3801800059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91" calcext:value-type="float">
            <text:p>539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37" calcext:value-type="float">
            <text:p>3801800059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92" calcext:value-type="float">
            <text:p>539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38" calcext:value-type="float">
            <text:p>3801800059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93" calcext:value-type="float">
            <text:p>539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39" calcext:value-type="float">
            <text:p>3801800059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94" calcext:value-type="float">
            <text:p>539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40" calcext:value-type="float">
            <text:p>3801800059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95" calcext:value-type="float">
            <text:p>539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41" calcext:value-type="float">
            <text:p>3801800059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96" calcext:value-type="float">
            <text:p>539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42" calcext:value-type="float">
            <text:p>3801800059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97" calcext:value-type="float">
            <text:p>539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43" calcext:value-type="float">
            <text:p>3801800059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98" calcext:value-type="float">
            <text:p>539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44" calcext:value-type="float">
            <text:p>3801800059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399" calcext:value-type="float">
            <text:p>539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45" calcext:value-type="float">
            <text:p>3801800059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00" calcext:value-type="float">
            <text:p>540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46" calcext:value-type="float">
            <text:p>3801800059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01" calcext:value-type="float">
            <text:p>540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47" calcext:value-type="float">
            <text:p>3801800059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02" calcext:value-type="float">
            <text:p>540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48" calcext:value-type="float">
            <text:p>3801800059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03" calcext:value-type="float">
            <text:p>540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49" calcext:value-type="float">
            <text:p>3801800059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04" calcext:value-type="float">
            <text:p>540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0005901050" calcext:value-type="float">
            <text:p>3801800059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05" calcext:value-type="float">
            <text:p>540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01" calcext:value-type="float">
            <text:p>380181006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06" calcext:value-type="float">
            <text:p>540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02" calcext:value-type="float">
            <text:p>3801810060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07" calcext:value-type="float">
            <text:p>540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03" calcext:value-type="float">
            <text:p>3801810060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08" calcext:value-type="float">
            <text:p>540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04" calcext:value-type="float">
            <text:p>3801810060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09" calcext:value-type="float">
            <text:p>540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05" calcext:value-type="float">
            <text:p>3801810060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10" calcext:value-type="float">
            <text:p>541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06" calcext:value-type="float">
            <text:p>3801810060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11" calcext:value-type="float">
            <text:p>541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07" calcext:value-type="float">
            <text:p>3801810060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12" calcext:value-type="float">
            <text:p>541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08" calcext:value-type="float">
            <text:p>3801810060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13" calcext:value-type="float">
            <text:p>541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09" calcext:value-type="float">
            <text:p>3801810060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14" calcext:value-type="float">
            <text:p>541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10" calcext:value-type="float">
            <text:p>3801810060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15" calcext:value-type="float">
            <text:p>541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11" calcext:value-type="float">
            <text:p>3801810060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16" calcext:value-type="float">
            <text:p>541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12" calcext:value-type="float">
            <text:p>3801810060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17" calcext:value-type="float">
            <text:p>541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13" calcext:value-type="float">
            <text:p>3801810060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18" calcext:value-type="float">
            <text:p>541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14" calcext:value-type="float">
            <text:p>3801810060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19" calcext:value-type="float">
            <text:p>541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15" calcext:value-type="float">
            <text:p>3801810060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20" calcext:value-type="float">
            <text:p>542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16" calcext:value-type="float">
            <text:p>3801810060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21" calcext:value-type="float">
            <text:p>542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17" calcext:value-type="float">
            <text:p>3801810060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22" calcext:value-type="float">
            <text:p>542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18" calcext:value-type="float">
            <text:p>3801810060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23" calcext:value-type="float">
            <text:p>542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19" calcext:value-type="float">
            <text:p>3801810060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24" calcext:value-type="float">
            <text:p>542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20" calcext:value-type="float">
            <text:p>3801810060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25" calcext:value-type="float">
            <text:p>542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21" calcext:value-type="float">
            <text:p>3801810060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26" calcext:value-type="float">
            <text:p>542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22" calcext:value-type="float">
            <text:p>3801810060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27" calcext:value-type="float">
            <text:p>542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23" calcext:value-type="float">
            <text:p>3801810060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28" calcext:value-type="float">
            <text:p>542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24" calcext:value-type="float">
            <text:p>3801810060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29" calcext:value-type="float">
            <text:p>542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25" calcext:value-type="float">
            <text:p>3801810060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30" calcext:value-type="float">
            <text:p>543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26" calcext:value-type="float">
            <text:p>3801810060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31" calcext:value-type="float">
            <text:p>543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27" calcext:value-type="float">
            <text:p>3801810060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32" calcext:value-type="float">
            <text:p>543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28" calcext:value-type="float">
            <text:p>3801810060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33" calcext:value-type="float">
            <text:p>543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29" calcext:value-type="float">
            <text:p>3801810060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34" calcext:value-type="float">
            <text:p>543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30" calcext:value-type="float">
            <text:p>3801810060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35" calcext:value-type="float">
            <text:p>543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31" calcext:value-type="float">
            <text:p>3801810060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36" calcext:value-type="float">
            <text:p>543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32" calcext:value-type="float">
            <text:p>3801810060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37" calcext:value-type="float">
            <text:p>543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33" calcext:value-type="float">
            <text:p>3801810060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38" calcext:value-type="float">
            <text:p>543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34" calcext:value-type="float">
            <text:p>3801810060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39" calcext:value-type="float">
            <text:p>543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35" calcext:value-type="float">
            <text:p>3801810060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40" calcext:value-type="float">
            <text:p>544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36" calcext:value-type="float">
            <text:p>3801810060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41" calcext:value-type="float">
            <text:p>544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37" calcext:value-type="float">
            <text:p>3801810060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42" calcext:value-type="float">
            <text:p>544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38" calcext:value-type="float">
            <text:p>3801810060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43" calcext:value-type="float">
            <text:p>544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39" calcext:value-type="float">
            <text:p>3801810060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44" calcext:value-type="float">
            <text:p>544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40" calcext:value-type="float">
            <text:p>3801810060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45" calcext:value-type="float">
            <text:p>544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41" calcext:value-type="float">
            <text:p>3801810060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46" calcext:value-type="float">
            <text:p>544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42" calcext:value-type="float">
            <text:p>3801810060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47" calcext:value-type="float">
            <text:p>544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43" calcext:value-type="float">
            <text:p>3801810060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48" calcext:value-type="float">
            <text:p>544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44" calcext:value-type="float">
            <text:p>3801810060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49" calcext:value-type="float">
            <text:p>544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45" calcext:value-type="float">
            <text:p>3801810060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50" calcext:value-type="float">
            <text:p>545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46" calcext:value-type="float">
            <text:p>3801810060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51" calcext:value-type="float">
            <text:p>545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47" calcext:value-type="float">
            <text:p>3801810060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52" calcext:value-type="float">
            <text:p>545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48" calcext:value-type="float">
            <text:p>3801810060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53" calcext:value-type="float">
            <text:p>545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49" calcext:value-type="float">
            <text:p>3801810060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54" calcext:value-type="float">
            <text:p>545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50" calcext:value-type="float">
            <text:p>3801810060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55" calcext:value-type="float">
            <text:p>545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51" calcext:value-type="float">
            <text:p>3801810060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56" calcext:value-type="float">
            <text:p>545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52" calcext:value-type="float">
            <text:p>38018100600105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57" calcext:value-type="float">
            <text:p>545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001053" calcext:value-type="float">
            <text:p>38018100600105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58" calcext:value-type="float">
            <text:p>545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01" calcext:value-type="float">
            <text:p>3801810061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59" calcext:value-type="float">
            <text:p>545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02" calcext:value-type="float">
            <text:p>3801810061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60" calcext:value-type="float">
            <text:p>546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03" calcext:value-type="float">
            <text:p>3801810061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61" calcext:value-type="float">
            <text:p>546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04" calcext:value-type="float">
            <text:p>3801810061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62" calcext:value-type="float">
            <text:p>546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05" calcext:value-type="float">
            <text:p>3801810061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63" calcext:value-type="float">
            <text:p>546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06" calcext:value-type="float">
            <text:p>3801810061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64" calcext:value-type="float">
            <text:p>546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07" calcext:value-type="float">
            <text:p>3801810061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65" calcext:value-type="float">
            <text:p>546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08" calcext:value-type="float">
            <text:p>3801810061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66" calcext:value-type="float">
            <text:p>546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09" calcext:value-type="float">
            <text:p>3801810061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67" calcext:value-type="float">
            <text:p>546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10" calcext:value-type="float">
            <text:p>3801810061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68" calcext:value-type="float">
            <text:p>546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11" calcext:value-type="float">
            <text:p>3801810061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69" calcext:value-type="float">
            <text:p>546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12" calcext:value-type="float">
            <text:p>3801810061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70" calcext:value-type="float">
            <text:p>547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13" calcext:value-type="float">
            <text:p>3801810061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71" calcext:value-type="float">
            <text:p>547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14" calcext:value-type="float">
            <text:p>3801810061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72" calcext:value-type="float">
            <text:p>547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15" calcext:value-type="float">
            <text:p>3801810061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73" calcext:value-type="float">
            <text:p>547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16" calcext:value-type="float">
            <text:p>3801810061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74" calcext:value-type="float">
            <text:p>547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17" calcext:value-type="float">
            <text:p>3801810061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75" calcext:value-type="float">
            <text:p>547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18" calcext:value-type="float">
            <text:p>3801810061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76" calcext:value-type="float">
            <text:p>547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19" calcext:value-type="float">
            <text:p>3801810061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77" calcext:value-type="float">
            <text:p>547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20" calcext:value-type="float">
            <text:p>3801810061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78" calcext:value-type="float">
            <text:p>547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21" calcext:value-type="float">
            <text:p>3801810061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79" calcext:value-type="float">
            <text:p>547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22" calcext:value-type="float">
            <text:p>3801810061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80" calcext:value-type="float">
            <text:p>548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23" calcext:value-type="float">
            <text:p>3801810061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81" calcext:value-type="float">
            <text:p>548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24" calcext:value-type="float">
            <text:p>3801810061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82" calcext:value-type="float">
            <text:p>548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25" calcext:value-type="float">
            <text:p>3801810061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83" calcext:value-type="float">
            <text:p>548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26" calcext:value-type="float">
            <text:p>3801810061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84" calcext:value-type="float">
            <text:p>548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27" calcext:value-type="float">
            <text:p>3801810061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85" calcext:value-type="float">
            <text:p>548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28" calcext:value-type="float">
            <text:p>3801810061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86" calcext:value-type="float">
            <text:p>548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29" calcext:value-type="float">
            <text:p>3801810061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87" calcext:value-type="float">
            <text:p>548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30" calcext:value-type="float">
            <text:p>3801810061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88" calcext:value-type="float">
            <text:p>548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31" calcext:value-type="float">
            <text:p>3801810061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89" calcext:value-type="float">
            <text:p>548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32" calcext:value-type="float">
            <text:p>3801810061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90" calcext:value-type="float">
            <text:p>549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33" calcext:value-type="float">
            <text:p>3801810061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91" calcext:value-type="float">
            <text:p>549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34" calcext:value-type="float">
            <text:p>3801810061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92" calcext:value-type="float">
            <text:p>549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35" calcext:value-type="float">
            <text:p>3801810061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93" calcext:value-type="float">
            <text:p>549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36" calcext:value-type="float">
            <text:p>3801810061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94" calcext:value-type="float">
            <text:p>549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37" calcext:value-type="float">
            <text:p>3801810061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95" calcext:value-type="float">
            <text:p>549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38" calcext:value-type="float">
            <text:p>3801810061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96" calcext:value-type="float">
            <text:p>549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39" calcext:value-type="float">
            <text:p>3801810061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97" calcext:value-type="float">
            <text:p>549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1006101040" calcext:value-type="float">
            <text:p>3801810061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98" calcext:value-type="float">
            <text:p>549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01" calcext:value-type="float">
            <text:p>380182006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499" calcext:value-type="float">
            <text:p>549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02" calcext:value-type="float">
            <text:p>3801820062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00" calcext:value-type="float">
            <text:p>550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03" calcext:value-type="float">
            <text:p>3801820062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01" calcext:value-type="float">
            <text:p>550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04" calcext:value-type="float">
            <text:p>3801820062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02" calcext:value-type="float">
            <text:p>550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05" calcext:value-type="float">
            <text:p>3801820062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03" calcext:value-type="float">
            <text:p>550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06" calcext:value-type="float">
            <text:p>3801820062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04" calcext:value-type="float">
            <text:p>550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07" calcext:value-type="float">
            <text:p>3801820062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05" calcext:value-type="float">
            <text:p>550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08" calcext:value-type="float">
            <text:p>3801820062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06" calcext:value-type="float">
            <text:p>550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09" calcext:value-type="float">
            <text:p>3801820062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07" calcext:value-type="float">
            <text:p>550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10" calcext:value-type="float">
            <text:p>3801820062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08" calcext:value-type="float">
            <text:p>550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11" calcext:value-type="float">
            <text:p>3801820062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09" calcext:value-type="float">
            <text:p>550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12" calcext:value-type="float">
            <text:p>3801820062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10" calcext:value-type="float">
            <text:p>551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13" calcext:value-type="float">
            <text:p>3801820062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11" calcext:value-type="float">
            <text:p>551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14" calcext:value-type="float">
            <text:p>3801820062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12" calcext:value-type="float">
            <text:p>551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15" calcext:value-type="float">
            <text:p>3801820062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13" calcext:value-type="float">
            <text:p>551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16" calcext:value-type="float">
            <text:p>3801820062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14" calcext:value-type="float">
            <text:p>551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17" calcext:value-type="float">
            <text:p>3801820062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15" calcext:value-type="float">
            <text:p>551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18" calcext:value-type="float">
            <text:p>3801820062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16" calcext:value-type="float">
            <text:p>551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19" calcext:value-type="float">
            <text:p>3801820062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17" calcext:value-type="float">
            <text:p>551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20" calcext:value-type="float">
            <text:p>3801820062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18" calcext:value-type="float">
            <text:p>551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21" calcext:value-type="float">
            <text:p>3801820062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19" calcext:value-type="float">
            <text:p>551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22" calcext:value-type="float">
            <text:p>3801820062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20" calcext:value-type="float">
            <text:p>552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23" calcext:value-type="float">
            <text:p>3801820062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21" calcext:value-type="float">
            <text:p>552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24" calcext:value-type="float">
            <text:p>3801820062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22" calcext:value-type="float">
            <text:p>552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25" calcext:value-type="float">
            <text:p>3801820062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23" calcext:value-type="float">
            <text:p>552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26" calcext:value-type="float">
            <text:p>3801820062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24" calcext:value-type="float">
            <text:p>552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27" calcext:value-type="float">
            <text:p>3801820062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25" calcext:value-type="float">
            <text:p>552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28" calcext:value-type="float">
            <text:p>3801820062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26" calcext:value-type="float">
            <text:p>552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29" calcext:value-type="float">
            <text:p>3801820062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27" calcext:value-type="float">
            <text:p>552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30" calcext:value-type="float">
            <text:p>3801820062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28" calcext:value-type="float">
            <text:p>552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31" calcext:value-type="float">
            <text:p>3801820062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29" calcext:value-type="float">
            <text:p>552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32" calcext:value-type="float">
            <text:p>3801820062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30" calcext:value-type="float">
            <text:p>553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33" calcext:value-type="float">
            <text:p>3801820062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31" calcext:value-type="float">
            <text:p>553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34" calcext:value-type="float">
            <text:p>3801820062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32" calcext:value-type="float">
            <text:p>553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35" calcext:value-type="float">
            <text:p>3801820062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33" calcext:value-type="float">
            <text:p>553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36" calcext:value-type="float">
            <text:p>3801820062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34" calcext:value-type="float">
            <text:p>553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37" calcext:value-type="float">
            <text:p>3801820062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35" calcext:value-type="float">
            <text:p>553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38" calcext:value-type="float">
            <text:p>3801820062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36" calcext:value-type="float">
            <text:p>553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39" calcext:value-type="float">
            <text:p>3801820062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37" calcext:value-type="float">
            <text:p>553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40" calcext:value-type="float">
            <text:p>3801820062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38" calcext:value-type="float">
            <text:p>553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41" calcext:value-type="float">
            <text:p>3801820062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39" calcext:value-type="float">
            <text:p>553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42" calcext:value-type="float">
            <text:p>3801820062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40" calcext:value-type="float">
            <text:p>554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43" calcext:value-type="float">
            <text:p>3801820062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41" calcext:value-type="float">
            <text:p>554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44" calcext:value-type="float">
            <text:p>3801820062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42" calcext:value-type="float">
            <text:p>554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45" calcext:value-type="float">
            <text:p>3801820062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43" calcext:value-type="float">
            <text:p>554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46" calcext:value-type="float">
            <text:p>3801820062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44" calcext:value-type="float">
            <text:p>554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47" calcext:value-type="float">
            <text:p>3801820062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45" calcext:value-type="float">
            <text:p>554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48" calcext:value-type="float">
            <text:p>3801820062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46" calcext:value-type="float">
            <text:p>554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49" calcext:value-type="float">
            <text:p>3801820062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47" calcext:value-type="float">
            <text:p>554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50" calcext:value-type="float">
            <text:p>3801820062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48" calcext:value-type="float">
            <text:p>554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51" calcext:value-type="float">
            <text:p>3801820062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49" calcext:value-type="float">
            <text:p>554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52" calcext:value-type="float">
            <text:p>38018200620105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50" calcext:value-type="float">
            <text:p>555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201053" calcext:value-type="float">
            <text:p>38018200620105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51" calcext:value-type="float">
            <text:p>555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01" calcext:value-type="float">
            <text:p>3801820063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52" calcext:value-type="float">
            <text:p>555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02" calcext:value-type="float">
            <text:p>3801820063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53" calcext:value-type="float">
            <text:p>555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03" calcext:value-type="float">
            <text:p>3801820063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54" calcext:value-type="float">
            <text:p>555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04" calcext:value-type="float">
            <text:p>3801820063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55" calcext:value-type="float">
            <text:p>555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05" calcext:value-type="float">
            <text:p>3801820063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56" calcext:value-type="float">
            <text:p>555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06" calcext:value-type="float">
            <text:p>3801820063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57" calcext:value-type="float">
            <text:p>555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07" calcext:value-type="float">
            <text:p>3801820063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58" calcext:value-type="float">
            <text:p>555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08" calcext:value-type="float">
            <text:p>3801820063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59" calcext:value-type="float">
            <text:p>555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09" calcext:value-type="float">
            <text:p>3801820063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60" calcext:value-type="float">
            <text:p>556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10" calcext:value-type="float">
            <text:p>3801820063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61" calcext:value-type="float">
            <text:p>556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11" calcext:value-type="float">
            <text:p>3801820063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62" calcext:value-type="float">
            <text:p>556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12" calcext:value-type="float">
            <text:p>3801820063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63" calcext:value-type="float">
            <text:p>556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13" calcext:value-type="float">
            <text:p>3801820063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64" calcext:value-type="float">
            <text:p>556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14" calcext:value-type="float">
            <text:p>3801820063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65" calcext:value-type="float">
            <text:p>556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15" calcext:value-type="float">
            <text:p>3801820063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66" calcext:value-type="float">
            <text:p>556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16" calcext:value-type="float">
            <text:p>3801820063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67" calcext:value-type="float">
            <text:p>556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17" calcext:value-type="float">
            <text:p>3801820063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68" calcext:value-type="float">
            <text:p>556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18" calcext:value-type="float">
            <text:p>3801820063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69" calcext:value-type="float">
            <text:p>556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19" calcext:value-type="float">
            <text:p>3801820063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70" calcext:value-type="float">
            <text:p>557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20" calcext:value-type="float">
            <text:p>3801820063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71" calcext:value-type="float">
            <text:p>557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21" calcext:value-type="float">
            <text:p>3801820063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72" calcext:value-type="float">
            <text:p>557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22" calcext:value-type="float">
            <text:p>3801820063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73" calcext:value-type="float">
            <text:p>557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23" calcext:value-type="float">
            <text:p>3801820063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74" calcext:value-type="float">
            <text:p>557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24" calcext:value-type="float">
            <text:p>3801820063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75" calcext:value-type="float">
            <text:p>557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25" calcext:value-type="float">
            <text:p>3801820063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76" calcext:value-type="float">
            <text:p>557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26" calcext:value-type="float">
            <text:p>3801820063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77" calcext:value-type="float">
            <text:p>557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27" calcext:value-type="float">
            <text:p>3801820063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78" calcext:value-type="float">
            <text:p>557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28" calcext:value-type="float">
            <text:p>3801820063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79" calcext:value-type="float">
            <text:p>557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29" calcext:value-type="float">
            <text:p>3801820063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80" calcext:value-type="float">
            <text:p>558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30" calcext:value-type="float">
            <text:p>3801820063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81" calcext:value-type="float">
            <text:p>558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31" calcext:value-type="float">
            <text:p>3801820063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82" calcext:value-type="float">
            <text:p>558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32" calcext:value-type="float">
            <text:p>3801820063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83" calcext:value-type="float">
            <text:p>558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33" calcext:value-type="float">
            <text:p>3801820063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84" calcext:value-type="float">
            <text:p>558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34" calcext:value-type="float">
            <text:p>3801820063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85" calcext:value-type="float">
            <text:p>558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35" calcext:value-type="float">
            <text:p>3801820063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86" calcext:value-type="float">
            <text:p>558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36" calcext:value-type="float">
            <text:p>3801820063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87" calcext:value-type="float">
            <text:p>558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37" calcext:value-type="float">
            <text:p>3801820063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88" calcext:value-type="float">
            <text:p>558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38" calcext:value-type="float">
            <text:p>3801820063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89" calcext:value-type="float">
            <text:p>558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39" calcext:value-type="float">
            <text:p>3801820063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90" calcext:value-type="float">
            <text:p>559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40" calcext:value-type="float">
            <text:p>3801820063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91" calcext:value-type="float">
            <text:p>559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41" calcext:value-type="float">
            <text:p>3801820063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92" calcext:value-type="float">
            <text:p>559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42" calcext:value-type="float">
            <text:p>3801820063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93" calcext:value-type="float">
            <text:p>559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43" calcext:value-type="float">
            <text:p>3801820063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94" calcext:value-type="float">
            <text:p>559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44" calcext:value-type="float">
            <text:p>3801820063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95" calcext:value-type="float">
            <text:p>559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45" calcext:value-type="float">
            <text:p>3801820063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96" calcext:value-type="float">
            <text:p>559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46" calcext:value-type="float">
            <text:p>3801820063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97" calcext:value-type="float">
            <text:p>559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47" calcext:value-type="float">
            <text:p>3801820063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98" calcext:value-type="float">
            <text:p>559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48" calcext:value-type="float">
            <text:p>3801820063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599" calcext:value-type="float">
            <text:p>559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49" calcext:value-type="float">
            <text:p>3801820063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00" calcext:value-type="float">
            <text:p>560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50" calcext:value-type="float">
            <text:p>3801820063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01" calcext:value-type="float">
            <text:p>560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2006301051" calcext:value-type="float">
            <text:p>3801820063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02" calcext:value-type="float">
            <text:p>560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01" calcext:value-type="float">
            <text:p>380183006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03" calcext:value-type="float">
            <text:p>560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02" calcext:value-type="float">
            <text:p>3801830064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04" calcext:value-type="float">
            <text:p>560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03" calcext:value-type="float">
            <text:p>3801830064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05" calcext:value-type="float">
            <text:p>560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04" calcext:value-type="float">
            <text:p>3801830064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06" calcext:value-type="float">
            <text:p>560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05" calcext:value-type="float">
            <text:p>3801830064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07" calcext:value-type="float">
            <text:p>560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06" calcext:value-type="float">
            <text:p>3801830064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08" calcext:value-type="float">
            <text:p>560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07" calcext:value-type="float">
            <text:p>3801830064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09" calcext:value-type="float">
            <text:p>560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08" calcext:value-type="float">
            <text:p>3801830064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10" calcext:value-type="float">
            <text:p>561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09" calcext:value-type="float">
            <text:p>3801830064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11" calcext:value-type="float">
            <text:p>561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10" calcext:value-type="float">
            <text:p>3801830064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12" calcext:value-type="float">
            <text:p>561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11" calcext:value-type="float">
            <text:p>3801830064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13" calcext:value-type="float">
            <text:p>561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12" calcext:value-type="float">
            <text:p>3801830064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14" calcext:value-type="float">
            <text:p>561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13" calcext:value-type="float">
            <text:p>3801830064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15" calcext:value-type="float">
            <text:p>561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14" calcext:value-type="float">
            <text:p>3801830064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16" calcext:value-type="float">
            <text:p>561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15" calcext:value-type="float">
            <text:p>3801830064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17" calcext:value-type="float">
            <text:p>561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16" calcext:value-type="float">
            <text:p>3801830064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18" calcext:value-type="float">
            <text:p>561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17" calcext:value-type="float">
            <text:p>3801830064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19" calcext:value-type="float">
            <text:p>561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18" calcext:value-type="float">
            <text:p>3801830064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20" calcext:value-type="float">
            <text:p>562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19" calcext:value-type="float">
            <text:p>3801830064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21" calcext:value-type="float">
            <text:p>562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20" calcext:value-type="float">
            <text:p>3801830064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22" calcext:value-type="float">
            <text:p>562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21" calcext:value-type="float">
            <text:p>3801830064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23" calcext:value-type="float">
            <text:p>562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22" calcext:value-type="float">
            <text:p>3801830064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24" calcext:value-type="float">
            <text:p>562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23" calcext:value-type="float">
            <text:p>3801830064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25" calcext:value-type="float">
            <text:p>562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24" calcext:value-type="float">
            <text:p>3801830064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26" calcext:value-type="float">
            <text:p>562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25" calcext:value-type="float">
            <text:p>3801830064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27" calcext:value-type="float">
            <text:p>562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26" calcext:value-type="float">
            <text:p>3801830064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28" calcext:value-type="float">
            <text:p>562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27" calcext:value-type="float">
            <text:p>3801830064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29" calcext:value-type="float">
            <text:p>562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28" calcext:value-type="float">
            <text:p>3801830064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30" calcext:value-type="float">
            <text:p>563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29" calcext:value-type="float">
            <text:p>3801830064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31" calcext:value-type="float">
            <text:p>563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30" calcext:value-type="float">
            <text:p>3801830064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32" calcext:value-type="float">
            <text:p>563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31" calcext:value-type="float">
            <text:p>3801830064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33" calcext:value-type="float">
            <text:p>563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32" calcext:value-type="float">
            <text:p>3801830064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34" calcext:value-type="float">
            <text:p>563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33" calcext:value-type="float">
            <text:p>3801830064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35" calcext:value-type="float">
            <text:p>563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34" calcext:value-type="float">
            <text:p>3801830064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36" calcext:value-type="float">
            <text:p>563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35" calcext:value-type="float">
            <text:p>3801830064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37" calcext:value-type="float">
            <text:p>563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36" calcext:value-type="float">
            <text:p>3801830064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38" calcext:value-type="float">
            <text:p>563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37" calcext:value-type="float">
            <text:p>3801830064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39" calcext:value-type="float">
            <text:p>563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38" calcext:value-type="float">
            <text:p>3801830064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40" calcext:value-type="float">
            <text:p>564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39" calcext:value-type="float">
            <text:p>3801830064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41" calcext:value-type="float">
            <text:p>564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40" calcext:value-type="float">
            <text:p>3801830064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42" calcext:value-type="float">
            <text:p>564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41" calcext:value-type="float">
            <text:p>3801830064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43" calcext:value-type="float">
            <text:p>564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42" calcext:value-type="float">
            <text:p>3801830064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44" calcext:value-type="float">
            <text:p>564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43" calcext:value-type="float">
            <text:p>3801830064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45" calcext:value-type="float">
            <text:p>564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44" calcext:value-type="float">
            <text:p>3801830064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46" calcext:value-type="float">
            <text:p>564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45" calcext:value-type="float">
            <text:p>3801830064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47" calcext:value-type="float">
            <text:p>564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46" calcext:value-type="float">
            <text:p>3801830064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48" calcext:value-type="float">
            <text:p>564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47" calcext:value-type="float">
            <text:p>3801830064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49" calcext:value-type="float">
            <text:p>564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48" calcext:value-type="float">
            <text:p>3801830064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50" calcext:value-type="float">
            <text:p>565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49" calcext:value-type="float">
            <text:p>3801830064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51" calcext:value-type="float">
            <text:p>565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50" calcext:value-type="float">
            <text:p>3801830064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52" calcext:value-type="float">
            <text:p>565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51" calcext:value-type="float">
            <text:p>3801830064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53" calcext:value-type="float">
            <text:p>565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52" calcext:value-type="float">
            <text:p>38018300640105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54" calcext:value-type="float">
            <text:p>565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401053" calcext:value-type="float">
            <text:p>38018300640105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55" calcext:value-type="float">
            <text:p>565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01" calcext:value-type="float">
            <text:p>380183006501001</text:p>
          </table:table-cell>
          <table:table-cell table:style-name="ce6" office:value-type="string" calcext:value-type="string">
            <text:p>380183006501001* <text:s/>Hieronder begrepen de fabrijkanten van katoen, hennip vlas, wol en zijde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56" calcext:value-type="float">
            <text:p>565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02" calcext:value-type="float">
            <text:p>3801830065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57" calcext:value-type="float">
            <text:p>565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03" calcext:value-type="float">
            <text:p>3801830065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58" calcext:value-type="float">
            <text:p>565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04" calcext:value-type="float">
            <text:p>3801830065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59" calcext:value-type="float">
            <text:p>565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05" calcext:value-type="float">
            <text:p>3801830065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60" calcext:value-type="float">
            <text:p>566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06" calcext:value-type="float">
            <text:p>3801830065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61" calcext:value-type="float">
            <text:p>566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07" calcext:value-type="float">
            <text:p>3801830065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62" calcext:value-type="float">
            <text:p>566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08" calcext:value-type="float">
            <text:p>3801830065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63" calcext:value-type="float">
            <text:p>566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09" calcext:value-type="float">
            <text:p>3801830065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64" calcext:value-type="float">
            <text:p>566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10" calcext:value-type="float">
            <text:p>3801830065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65" calcext:value-type="float">
            <text:p>566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11" calcext:value-type="float">
            <text:p>3801830065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66" calcext:value-type="float">
            <text:p>566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12" calcext:value-type="float">
            <text:p>3801830065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67" calcext:value-type="float">
            <text:p>566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13" calcext:value-type="float">
            <text:p>3801830065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68" calcext:value-type="float">
            <text:p>566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14" calcext:value-type="float">
            <text:p>3801830065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69" calcext:value-type="float">
            <text:p>566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15" calcext:value-type="float">
            <text:p>3801830065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70" calcext:value-type="float">
            <text:p>567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16" calcext:value-type="float">
            <text:p>3801830065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71" calcext:value-type="float">
            <text:p>567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17" calcext:value-type="float">
            <text:p>3801830065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72" calcext:value-type="float">
            <text:p>567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18" calcext:value-type="float">
            <text:p>3801830065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73" calcext:value-type="float">
            <text:p>567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19" calcext:value-type="float">
            <text:p>3801830065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74" calcext:value-type="float">
            <text:p>567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20" calcext:value-type="float">
            <text:p>3801830065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75" calcext:value-type="float">
            <text:p>567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21" calcext:value-type="float">
            <text:p>3801830065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76" calcext:value-type="float">
            <text:p>567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22" calcext:value-type="float">
            <text:p>3801830065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77" calcext:value-type="float">
            <text:p>567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23" calcext:value-type="float">
            <text:p>3801830065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78" calcext:value-type="float">
            <text:p>567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24" calcext:value-type="float">
            <text:p>380183006501024</text:p>
          </table:table-cell>
          <table:table-cell table:style-name="ce6" office:value-type="string" calcext:value-type="string">
            <text:p>380183006501024? <text:s/>De boden zijn hieronder begrep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79" calcext:value-type="float">
            <text:p>567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25" calcext:value-type="float">
            <text:p>3801830065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80" calcext:value-type="float">
            <text:p>568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26" calcext:value-type="float">
            <text:p>380183006501026</text:p>
          </table:table-cell>
          <table:table-cell table:style-name="ce6" office:value-type="string" calcext:value-type="string">
            <text:p>380183006501024? <text:s/>De boden zijn hieronder begrep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81" calcext:value-type="float">
            <text:p>568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27" calcext:value-type="float">
            <text:p>3801830065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82" calcext:value-type="float">
            <text:p>568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28" calcext:value-type="float">
            <text:p>3801830065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83" calcext:value-type="float">
            <text:p>568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29" calcext:value-type="float">
            <text:p>3801830065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84" calcext:value-type="float">
            <text:p>568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30" calcext:value-type="float">
            <text:p>3801830065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85" calcext:value-type="float">
            <text:p>568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31" calcext:value-type="float">
            <text:p>3801830065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86" calcext:value-type="float">
            <text:p>568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32" calcext:value-type="float">
            <text:p>3801830065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87" calcext:value-type="float">
            <text:p>568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33" calcext:value-type="float">
            <text:p>3801830065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88" calcext:value-type="float">
            <text:p>568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34" calcext:value-type="float">
            <text:p>3801830065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89" calcext:value-type="float">
            <text:p>568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35" calcext:value-type="float">
            <text:p>3801830065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90" calcext:value-type="float">
            <text:p>569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36" calcext:value-type="float">
            <text:p>3801830065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91" calcext:value-type="float">
            <text:p>569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37" calcext:value-type="float">
            <text:p>3801830065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92" calcext:value-type="float">
            <text:p>569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38" calcext:value-type="float">
            <text:p>3801830065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93" calcext:value-type="float">
            <text:p>569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39" calcext:value-type="float">
            <text:p>3801830065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94" calcext:value-type="float">
            <text:p>569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40" calcext:value-type="float">
            <text:p>3801830065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95" calcext:value-type="float">
            <text:p>569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41" calcext:value-type="float">
            <text:p>3801830065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96" calcext:value-type="float">
            <text:p>569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42" calcext:value-type="float">
            <text:p>3801830065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97" calcext:value-type="float">
            <text:p>569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43" calcext:value-type="float">
            <text:p>3801830065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98" calcext:value-type="float">
            <text:p>569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44" calcext:value-type="float">
            <text:p>3801830065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699" calcext:value-type="float">
            <text:p>569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45" calcext:value-type="float">
            <text:p>3801830065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00" calcext:value-type="float">
            <text:p>570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46" calcext:value-type="float">
            <text:p>3801830065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01" calcext:value-type="float">
            <text:p>570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47" calcext:value-type="float">
            <text:p>3801830065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02" calcext:value-type="float">
            <text:p>570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48" calcext:value-type="float">
            <text:p>3801830065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03" calcext:value-type="float">
            <text:p>570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49" calcext:value-type="float">
            <text:p>3801830065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04" calcext:value-type="float">
            <text:p>570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3006501050" calcext:value-type="float">
            <text:p>3801830065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05" calcext:value-type="float">
            <text:p>570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01" calcext:value-type="float">
            <text:p>380184006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06" calcext:value-type="float">
            <text:p>570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02" calcext:value-type="float">
            <text:p>3801840066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07" calcext:value-type="float">
            <text:p>570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03" calcext:value-type="float">
            <text:p>3801840066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08" calcext:value-type="float">
            <text:p>570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04" calcext:value-type="float">
            <text:p>3801840066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09" calcext:value-type="float">
            <text:p>570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05" calcext:value-type="float">
            <text:p>3801840066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10" calcext:value-type="float">
            <text:p>571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06" calcext:value-type="float">
            <text:p>3801840066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11" calcext:value-type="float">
            <text:p>571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07" calcext:value-type="float">
            <text:p>3801840066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12" calcext:value-type="float">
            <text:p>571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08" calcext:value-type="float">
            <text:p>3801840066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13" calcext:value-type="float">
            <text:p>571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09" calcext:value-type="float">
            <text:p>3801840066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14" calcext:value-type="float">
            <text:p>571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10" calcext:value-type="float">
            <text:p>3801840066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15" calcext:value-type="float">
            <text:p>571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11" calcext:value-type="float">
            <text:p>3801840066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16" calcext:value-type="float">
            <text:p>571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12" calcext:value-type="float">
            <text:p>3801840066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17" calcext:value-type="float">
            <text:p>571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13" calcext:value-type="float">
            <text:p>3801840066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18" calcext:value-type="float">
            <text:p>571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14" calcext:value-type="float">
            <text:p>3801840066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19" calcext:value-type="float">
            <text:p>571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15" calcext:value-type="float">
            <text:p>3801840066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20" calcext:value-type="float">
            <text:p>572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16" calcext:value-type="float">
            <text:p>3801840066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21" calcext:value-type="float">
            <text:p>572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17" calcext:value-type="float">
            <text:p>3801840066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22" calcext:value-type="float">
            <text:p>572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18" calcext:value-type="float">
            <text:p>3801840066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23" calcext:value-type="float">
            <text:p>572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19" calcext:value-type="float">
            <text:p>3801840066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24" calcext:value-type="float">
            <text:p>572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20" calcext:value-type="float">
            <text:p>3801840066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25" calcext:value-type="float">
            <text:p>572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21" calcext:value-type="float">
            <text:p>3801840066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26" calcext:value-type="float">
            <text:p>572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22" calcext:value-type="float">
            <text:p>3801840066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27" calcext:value-type="float">
            <text:p>572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23" calcext:value-type="float">
            <text:p>3801840066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28" calcext:value-type="float">
            <text:p>572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24" calcext:value-type="float">
            <text:p>3801840066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29" calcext:value-type="float">
            <text:p>572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25" calcext:value-type="float">
            <text:p>3801840066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30" calcext:value-type="float">
            <text:p>573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26" calcext:value-type="float">
            <text:p>3801840066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31" calcext:value-type="float">
            <text:p>573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27" calcext:value-type="float">
            <text:p>3801840066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32" calcext:value-type="float">
            <text:p>573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28" calcext:value-type="float">
            <text:p>3801840066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33" calcext:value-type="float">
            <text:p>573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29" calcext:value-type="float">
            <text:p>3801840066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34" calcext:value-type="float">
            <text:p>573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30" calcext:value-type="float">
            <text:p>3801840066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35" calcext:value-type="float">
            <text:p>573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31" calcext:value-type="float">
            <text:p>3801840066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36" calcext:value-type="float">
            <text:p>573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32" calcext:value-type="float">
            <text:p>3801840066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37" calcext:value-type="float">
            <text:p>573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33" calcext:value-type="float">
            <text:p>3801840066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38" calcext:value-type="float">
            <text:p>573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34" calcext:value-type="float">
            <text:p>3801840066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39" calcext:value-type="float">
            <text:p>573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35" calcext:value-type="float">
            <text:p>3801840066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40" calcext:value-type="float">
            <text:p>574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36" calcext:value-type="float">
            <text:p>3801840066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41" calcext:value-type="float">
            <text:p>574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37" calcext:value-type="float">
            <text:p>3801840066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42" calcext:value-type="float">
            <text:p>574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38" calcext:value-type="float">
            <text:p>3801840066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43" calcext:value-type="float">
            <text:p>574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39" calcext:value-type="float">
            <text:p>3801840066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44" calcext:value-type="float">
            <text:p>574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40" calcext:value-type="float">
            <text:p>3801840066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45" calcext:value-type="float">
            <text:p>574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41" calcext:value-type="float">
            <text:p>3801840066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46" calcext:value-type="float">
            <text:p>574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42" calcext:value-type="float">
            <text:p>3801840066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47" calcext:value-type="float">
            <text:p>574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43" calcext:value-type="float">
            <text:p>3801840066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48" calcext:value-type="float">
            <text:p>574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44" calcext:value-type="float">
            <text:p>3801840066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49" calcext:value-type="float">
            <text:p>574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45" calcext:value-type="float">
            <text:p>3801840066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50" calcext:value-type="float">
            <text:p>575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46" calcext:value-type="float">
            <text:p>3801840066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51" calcext:value-type="float">
            <text:p>575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47" calcext:value-type="float">
            <text:p>3801840066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52" calcext:value-type="float">
            <text:p>575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48" calcext:value-type="float">
            <text:p>3801840066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53" calcext:value-type="float">
            <text:p>575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49" calcext:value-type="float">
            <text:p>3801840066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54" calcext:value-type="float">
            <text:p>575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50" calcext:value-type="float">
            <text:p>3801840066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55" calcext:value-type="float">
            <text:p>575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51" calcext:value-type="float">
            <text:p>3801840066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56" calcext:value-type="float">
            <text:p>575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52" calcext:value-type="float">
            <text:p>38018400660105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57" calcext:value-type="float">
            <text:p>575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601053" calcext:value-type="float">
            <text:p>38018400660105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58" calcext:value-type="float">
            <text:p>575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01" calcext:value-type="float">
            <text:p>3801840067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59" calcext:value-type="float">
            <text:p>575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02" calcext:value-type="float">
            <text:p>3801840067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60" calcext:value-type="float">
            <text:p>576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03" calcext:value-type="float">
            <text:p>3801840067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61" calcext:value-type="float">
            <text:p>576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04" calcext:value-type="float">
            <text:p>3801840067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62" calcext:value-type="float">
            <text:p>576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05" calcext:value-type="float">
            <text:p>3801840067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63" calcext:value-type="float">
            <text:p>576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06" calcext:value-type="float">
            <text:p>3801840067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64" calcext:value-type="float">
            <text:p>576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07" calcext:value-type="float">
            <text:p>3801840067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65" calcext:value-type="float">
            <text:p>576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08" calcext:value-type="float">
            <text:p>3801840067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66" calcext:value-type="float">
            <text:p>576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09" calcext:value-type="float">
            <text:p>3801840067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67" calcext:value-type="float">
            <text:p>576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10" calcext:value-type="float">
            <text:p>3801840067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68" calcext:value-type="float">
            <text:p>576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11" calcext:value-type="float">
            <text:p>3801840067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69" calcext:value-type="float">
            <text:p>576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12" calcext:value-type="float">
            <text:p>3801840067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70" calcext:value-type="float">
            <text:p>577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13" calcext:value-type="float">
            <text:p>3801840067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71" calcext:value-type="float">
            <text:p>577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14" calcext:value-type="float">
            <text:p>3801840067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72" calcext:value-type="float">
            <text:p>577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15" calcext:value-type="float">
            <text:p>3801840067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73" calcext:value-type="float">
            <text:p>577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16" calcext:value-type="float">
            <text:p>3801840067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74" calcext:value-type="float">
            <text:p>577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17" calcext:value-type="float">
            <text:p>3801840067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75" calcext:value-type="float">
            <text:p>577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18" calcext:value-type="float">
            <text:p>3801840067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76" calcext:value-type="float">
            <text:p>577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19" calcext:value-type="float">
            <text:p>3801840067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77" calcext:value-type="float">
            <text:p>577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20" calcext:value-type="float">
            <text:p>3801840067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78" calcext:value-type="float">
            <text:p>577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21" calcext:value-type="float">
            <text:p>3801840067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79" calcext:value-type="float">
            <text:p>577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22" calcext:value-type="float">
            <text:p>3801840067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80" calcext:value-type="float">
            <text:p>578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23" calcext:value-type="float">
            <text:p>3801840067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81" calcext:value-type="float">
            <text:p>578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24" calcext:value-type="float">
            <text:p>3801840067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82" calcext:value-type="float">
            <text:p>578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25" calcext:value-type="float">
            <text:p>3801840067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83" calcext:value-type="float">
            <text:p>578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26" calcext:value-type="float">
            <text:p>3801840067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84" calcext:value-type="float">
            <text:p>578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27" calcext:value-type="float">
            <text:p>3801840067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85" calcext:value-type="float">
            <text:p>578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28" calcext:value-type="float">
            <text:p>3801840067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86" calcext:value-type="float">
            <text:p>578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29" calcext:value-type="float">
            <text:p>3801840067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87" calcext:value-type="float">
            <text:p>578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30" calcext:value-type="float">
            <text:p>3801840067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88" calcext:value-type="float">
            <text:p>5788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31" calcext:value-type="float">
            <text:p>3801840067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89" calcext:value-type="float">
            <text:p>5789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32" calcext:value-type="float">
            <text:p>3801840067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90" calcext:value-type="float">
            <text:p>5790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33" calcext:value-type="float">
            <text:p>3801840067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91" calcext:value-type="float">
            <text:p>5791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34" calcext:value-type="float">
            <text:p>3801840067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92" calcext:value-type="float">
            <text:p>5792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35" calcext:value-type="float">
            <text:p>3801840067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93" calcext:value-type="float">
            <text:p>5793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36" calcext:value-type="float">
            <text:p>3801840067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94" calcext:value-type="float">
            <text:p>5794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37" calcext:value-type="float">
            <text:p>3801840067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95" calcext:value-type="float">
            <text:p>5795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38" calcext:value-type="float">
            <text:p>3801840067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96" calcext:value-type="float">
            <text:p>5796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39" calcext:value-type="float">
            <text:p>3801840067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2" office:value-type="float" office:value="5797" calcext:value-type="float">
            <text:p>5797</text:p>
          </table:table-cell>
          <table:table-cell office:value-type="string" calcext:value-type="string">
            <text:p>Fr-4edl</text:p>
          </table:table-cell>
          <table:table-cell table:style-name="ce83" office:value-type="float" office:value="380184006701040" calcext:value-type="float">
            <text:p>3801840067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 table:number-rows-repeated="104736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erde_20_gedeelte" style:display-name="PageStyle_Vier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0:57:36</meta:creation-date>
    <dc:creator>Helpdesk</dc:creator>
    <dc:date>2004-12-20T18:33:12</dc:date>
    <meta:document-statistic meta:table-count="2" meta:cell-count="10985" meta:object-count="0"/>
    <meta:generator>LibreOffice/4.2.7.2$Linux_X86_64 LibreOffice_project/420m0$Build-2</meta:generator>
  </office:meta>
</office:document-meta>
</file>